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1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9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 style:data-style-name="N109"/>
    <style:style style:name="ce2" style:family="table-cell" style:parent-style-name="Default" style:data-style-name="N111"/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0.59mm" svg:height="160mm" svg:x="3.94mm" svg:y="0.01mm">
            <draw:object draw:notify-on-update-of-ranges="Sheet1.L38:Sheet1.L539 Sheet1.M37:Sheet1.M37 Sheet1.M38:Sheet1.M5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row table:style-name="ro1" table:number-rows-repeated="35"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11"/>
          <table:table-cell table:style-name="ce1" table:formula="of:=TEXT(MIN([.A$1:.A$1048576]);&quot;yyyy/MM/dd&quot;)" office:value-type="string" office:string-value="2019/07/21" calcext:value-type="string">
            <text:p>2019/07/21</text:p>
          </table:table-cell>
          <table:table-cell/>
        </table:table-row>
        <table:table-row table:style-name="ro1">
          <table:table-cell office:value-type="string" calcext:value-type="string">
            <table:cell-range-source table:name="CSV_all" xlink:type="simple" xlink:href="http://localhost/twe/820118da/t300s/fix500" table:filter-name="Text - txt - csv (StarCalc)" table:filter-options="9/59/44,34,76,1,,0,false,true,true,false,false" table:last-column-spanned="10" table:last-row-spanned="503" table:refresh-delay="PT00H01M00S"/>
            <text:p>date tim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nChg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lqi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4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明るさ</text:p>
          </table:table-cell>
        </table:table-row>
        <table:table-row table:style-name="ro1">
          <table:table-cell table:style-name="ce1" office:value-type="date" office:date-value="2019-07-22T05:00:00" calcext:value-type="date">
            <text:p>2019/7/22 5:00</text:p>
          </table:table-cell>
          <table:table-cell table:number-columns-repeated="10"/>
          <table:table-cell table:formula="of:=IF(ISBLANK([.A38]);&quot;&quot;;[.A38]-[.$L$36])" office:value-type="time" office:time-value="PT29H00M00.00000021S" calcext:value-type="time">
            <text:p>29:00</text:p>
          </table:table-cell>
          <table:table-cell table:formula="of:=IF(ISBLANK([.G38]);&quot;&quot;;4100-[.G38])">
            <text:p/>
          </table:table-cell>
        </table:table-row>
        <table:table-row table:style-name="ro1">
          <table:table-cell table:style-name="ce1" office:value-type="date" office:date-value="2019-07-21T15:00:02" calcext:value-type="date">
            <text:p>2019/7/21 15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392" calcext:value-type="float">
            <text:p>39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ISBLANK([.A39]);&quot;&quot;;[.A39]-[.$L$36])" office:value-type="time" office:time-value="PT15H00M01.999999839S" calcext:value-type="time">
            <text:p>15:00</text:p>
          </table:table-cell>
          <table:table-cell table:formula="of:=IF(ISBLANK([.G39]);&quot;&quot;;IF([.G39]&lt;2000;2000-[.G39];0))" office:value-type="float" office:value="1848" calcext:value-type="float">
            <text:p>1848</text:p>
          </table:table-cell>
        </table:table-row>
        <table:table-row table:style-name="ro1">
          <table:table-cell table:style-name="ce1" office:value-type="date" office:date-value="2019-07-21T14:55:02" calcext:value-type="date">
            <text:p>2019/7/21 14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84" calcext:value-type="float">
            <text:p>84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12" calcext:value-type="float">
            <text:p>912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ISBLANK([.A40]);&quot;&quot;;[.A40]-[.$L$36])" office:value-type="time" office:time-value="PT14H55M02.000000118S" calcext:value-type="time">
            <text:p>14:55</text:p>
          </table:table-cell>
          <table:table-cell table:formula="of:=IF(ISBLANK([.G40]);&quot;&quot;;IF([.G40]&lt;2000;2000-[.G40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4:50:02" calcext:value-type="date">
            <text:p>2019/7/21 14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84" calcext:value-type="float">
            <text:p>84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28" calcext:value-type="float">
            <text:p>92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ISBLANK([.A41]);&quot;&quot;;[.A41]-[.$L$36])" office:value-type="time" office:time-value="PT14H50M01.999999769S" calcext:value-type="time">
            <text:p>14:50</text:p>
          </table:table-cell>
          <table:table-cell table:formula="of:=IF(ISBLANK([.G41]);&quot;&quot;;IF([.G41]&lt;2000;2000-[.G41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4:45:02" calcext:value-type="date">
            <text:p>2019/7/21 14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9" calcext:value-type="float">
            <text:p>69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28" calcext:value-type="float">
            <text:p>92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ISBLANK([.A42]);&quot;&quot;;[.A42]-[.$L$36])" office:value-type="time" office:time-value="PT14H45M02.000000048S" calcext:value-type="time">
            <text:p>14:45</text:p>
          </table:table-cell>
          <table:table-cell table:formula="of:=IF(ISBLANK([.G42]);&quot;&quot;;IF([.G42]&lt;2000;2000-[.G42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4:40:02" calcext:value-type="date">
            <text:p>2019/7/21 14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IF(ISBLANK([.A43]);&quot;&quot;;[.A43]-[.$L$36])" office:value-type="time" office:time-value="PT14H40M01.999999699S" calcext:value-type="time">
            <text:p>14:40</text:p>
          </table:table-cell>
          <table:table-cell table:formula="of:=IF(ISBLANK([.G43]);&quot;&quot;;IF([.G43]&lt;2000;2000-[.G43];0))" office:value-type="float" office:value="1840" calcext:value-type="float">
            <text:p>1840</text:p>
          </table:table-cell>
        </table:table-row>
        <table:table-row table:style-name="ro1">
          <table:table-cell table:style-name="ce1" office:value-type="date" office:date-value="2019-07-21T14:35:02" calcext:value-type="date">
            <text:p>2019/7/21 14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9" calcext:value-type="float">
            <text:p>69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ISBLANK([.A44]);&quot;&quot;;[.A44]-[.$L$36])" office:value-type="time" office:time-value="PT14H35M01.999999979S" calcext:value-type="time">
            <text:p>14:35</text:p>
          </table:table-cell>
          <table:table-cell table:formula="of:=IF(ISBLANK([.G44]);&quot;&quot;;IF([.G44]&lt;2000;2000-[.G44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4:30:02" calcext:value-type="date">
            <text:p>2019/7/21 14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76" calcext:value-type="float">
            <text:p>97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IF(ISBLANK([.A45]);&quot;&quot;;[.A45]-[.$L$36])" office:value-type="time" office:time-value="PT14H30M02.000000258S" calcext:value-type="time">
            <text:p>14:30</text:p>
          </table:table-cell>
          <table:table-cell table:formula="of:=IF(ISBLANK([.G45]);&quot;&quot;;IF([.G45]&lt;2000;2000-[.G45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4:25:02" calcext:value-type="date">
            <text:p>2019/7/21 14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1808" calcext:value-type="float">
            <text:p>1808</text:p>
          </table:table-cell>
          <table:table-cell office:value-type="float" office:value="256" calcext:value-type="float">
            <text:p>256</text:p>
          </table:table-cell>
          <table:table-cell office:value-type="float" office:value="832" calcext:value-type="float">
            <text:p>83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IF(ISBLANK([.A46]);&quot;&quot;;[.A46]-[.$L$36])" office:value-type="time" office:time-value="PT14H25M01.999999909S" calcext:value-type="time">
            <text:p>14:25</text:p>
          </table:table-cell>
          <table:table-cell table:formula="of:=IF(ISBLANK([.G46]);&quot;&quot;;IF([.G46]&lt;2000;2000-[.G46];0))"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date" office:date-value="2019-07-21T14:20:02" calcext:value-type="date">
            <text:p>2019/7/21 14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44" calcext:value-type="float">
            <text:p>944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ISBLANK([.A47]);&quot;&quot;;[.A47]-[.$L$36])" office:value-type="time" office:time-value="PT14H20M02.000000188S" calcext:value-type="time">
            <text:p>14:20</text:p>
          </table:table-cell>
          <table:table-cell table:formula="of:=IF(ISBLANK([.G47]);&quot;&quot;;IF([.G47]&lt;2000;2000-[.G47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4:15:02" calcext:value-type="date">
            <text:p>2019/7/21 14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2032" calcext:value-type="float">
            <text:p>2032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ISBLANK([.A48]);&quot;&quot;;[.A48]-[.$L$36])" office:value-type="time" office:time-value="PT14H15M01.999999839S" calcext:value-type="time">
            <text:p>14:15</text:p>
          </table:table-cell>
          <table:table-cell table:formula="of:=IF(ISBLANK([.G48]);&quot;&quot;;IF([.G48]&lt;2000;2000-[.G48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4:10:02" calcext:value-type="date">
            <text:p>2019/7/21 14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office:value-type="float" office:value="256" calcext:value-type="float">
            <text:p>256</text:p>
          </table:table-cell>
          <table:table-cell office:value-type="float" office:value="880" calcext:value-type="float">
            <text:p>88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ISBLANK([.A49]);&quot;&quot;;[.A49]-[.$L$36])" office:value-type="time" office:time-value="PT14H10M02.000000118S" calcext:value-type="time">
            <text:p>14:10</text:p>
          </table:table-cell>
          <table:table-cell table:formula="of:=IF(ISBLANK([.G49]);&quot;&quot;;IF([.G49]&lt;2000;2000-[.G49];0)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07-21T14:05:02" calcext:value-type="date">
            <text:p>2019/7/21 14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9" calcext:value-type="float">
            <text:p>69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12" calcext:value-type="float">
            <text:p>91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50]);&quot;&quot;;[.A50]-[.$L$36])" office:value-type="time" office:time-value="PT14H05M01.999999769S" calcext:value-type="time">
            <text:p>14:05</text:p>
          </table:table-cell>
          <table:table-cell table:formula="of:=IF(ISBLANK([.G50]);&quot;&quot;;IF([.G50]&lt;2000;2000-[.G50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4:00:02" calcext:value-type="date">
            <text:p>2019/7/21 14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9" calcext:value-type="float">
            <text:p>69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20" calcext:value-type="float">
            <text:p>920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IF(ISBLANK([.A51]);&quot;&quot;;[.A51]-[.$L$36])" office:value-type="time" office:time-value="PT14H00M02.000000048S" calcext:value-type="time">
            <text:p>14:00</text:p>
          </table:table-cell>
          <table:table-cell table:formula="of:=IF(ISBLANK([.G51]);&quot;&quot;;IF([.G51]&lt;2000;2000-[.G51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3:55:02" calcext:value-type="date">
            <text:p>2019/7/21 13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1840" calcext:value-type="float">
            <text:p>1840</text:p>
          </table:table-cell>
          <table:table-cell office:value-type="float" office:value="256" calcext:value-type="float">
            <text:p>256</text:p>
          </table:table-cell>
          <table:table-cell office:value-type="float" office:value="840" calcext:value-type="float">
            <text:p>84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IF(ISBLANK([.A52]);&quot;&quot;;[.A52]-[.$L$36])" office:value-type="time" office:time-value="PT13H55M01.999999699S" calcext:value-type="time">
            <text:p>13:55</text:p>
          </table:table-cell>
          <table:table-cell table:formula="of:=IF(ISBLANK([.G52]);&quot;&quot;;IF([.G52]&lt;2000;2000-[.G52];0))"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date" office:date-value="2019-07-21T13:50:02" calcext:value-type="date">
            <text:p>2019/7/21 13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8" calcext:value-type="float">
            <text:p>78</text:p>
          </table:table-cell>
          <table:table-cell office:value-type="float" office:value="1840" calcext:value-type="float">
            <text:p>1840</text:p>
          </table:table-cell>
          <table:table-cell office:value-type="float" office:value="256" calcext:value-type="float">
            <text:p>256</text:p>
          </table:table-cell>
          <table:table-cell office:value-type="float" office:value="848" calcext:value-type="float">
            <text:p>848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53]);&quot;&quot;;[.A53]-[.$L$36])" office:value-type="time" office:time-value="PT13H50M01.999999979S" calcext:value-type="time">
            <text:p>13:50</text:p>
          </table:table-cell>
          <table:table-cell table:formula="of:=IF(ISBLANK([.G53]);&quot;&quot;;IF([.G53]&lt;2000;2000-[.G53];0))"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date" office:date-value="2019-07-21T13:45:02" calcext:value-type="date">
            <text:p>2019/7/21 13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1992" calcext:value-type="float">
            <text:p>1992</text:p>
          </table:table-cell>
          <table:table-cell office:value-type="float" office:value="256" calcext:value-type="float">
            <text:p>256</text:p>
          </table:table-cell>
          <table:table-cell office:value-type="float" office:value="888" calcext:value-type="float">
            <text:p>888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ISBLANK([.A54]);&quot;&quot;;[.A54]-[.$L$36])" office:value-type="time" office:time-value="PT13H45M02.000000258S" calcext:value-type="time">
            <text:p>13:45</text:p>
          </table:table-cell>
          <table:table-cell table:formula="of:=IF(ISBLANK([.G54]);&quot;&quot;;IF([.G54]&lt;2000;2000-[.G54];0)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date" office:date-value="2019-07-21T13:40:02" calcext:value-type="date">
            <text:p>2019/7/21 13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1968" calcext:value-type="float">
            <text:p>1968</text:p>
          </table:table-cell>
          <table:table-cell office:value-type="float" office:value="256" calcext:value-type="float">
            <text:p>256</text:p>
          </table:table-cell>
          <table:table-cell office:value-type="float" office:value="880" calcext:value-type="float">
            <text:p>88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IF(ISBLANK([.A55]);&quot;&quot;;[.A55]-[.$L$36])" office:value-type="time" office:time-value="PT13H40M01.999999909S" calcext:value-type="time">
            <text:p>13:40</text:p>
          </table:table-cell>
          <table:table-cell table:formula="of:=IF(ISBLANK([.G55]);&quot;&quot;;IF([.G55]&lt;2000;2000-[.G55];0)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2019-07-21T13:35:12" calcext:value-type="date">
            <text:p>2019/7/21 13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4088" calcext:value-type="float">
            <text:p>4088</text:p>
          </table:table-cell>
          <table:table-cell office:value-type="float" office:value="256" calcext:value-type="float">
            <text:p>256</text:p>
          </table:table-cell>
          <table:table-cell office:value-type="float" office:value="920" calcext:value-type="float">
            <text:p>92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ISBLANK([.A56]);&quot;&quot;;[.A56]-[.$L$36])" office:value-type="time" office:time-value="PT13H35M12.000000011S" calcext:value-type="time">
            <text:p>13:35</text:p>
          </table:table-cell>
          <table:table-cell table:formula="of:=IF(ISBLANK([.G56]);&quot;&quot;;IF([.G56]&lt;2000;2000-[.G56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3:30:02" calcext:value-type="date">
            <text:p>2019/7/21 13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2040" calcext:value-type="float">
            <text:p>2040</text:p>
          </table:table-cell>
          <table:table-cell office:value-type="float" office:value="256" calcext:value-type="float">
            <text:p>256</text:p>
          </table:table-cell>
          <table:table-cell office:value-type="float" office:value="904" calcext:value-type="float">
            <text:p>904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57]);&quot;&quot;;[.A57]-[.$L$36])" office:value-type="time" office:time-value="PT13H30M01.999999839S" calcext:value-type="time">
            <text:p>13:30</text:p>
          </table:table-cell>
          <table:table-cell table:formula="of:=IF(ISBLANK([.G57]);&quot;&quot;;IF([.G57]&lt;2000;2000-[.G57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13:25:02" calcext:value-type="date">
            <text:p>2019/7/21 13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672" calcext:value-type="float">
            <text:p>1672</text:p>
          </table:table-cell>
          <table:table-cell office:value-type="float" office:value="256" calcext:value-type="float">
            <text:p>256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58]);&quot;&quot;;[.A58]-[.$L$36])" office:value-type="time" office:time-value="PT13H25M02.000000118S" calcext:value-type="time">
            <text:p>13:25</text:p>
          </table:table-cell>
          <table:table-cell table:formula="of:=IF(ISBLANK([.G58]);&quot;&quot;;IF([.G58]&lt;2000;2000-[.G58];0))" office:value-type="float" office:value="328" calcext:value-type="float">
            <text:p>328</text:p>
          </table:table-cell>
        </table:table-row>
        <table:table-row table:style-name="ro1">
          <table:table-cell table:style-name="ce1" office:value-type="date" office:date-value="2019-07-21T13:20:01" calcext:value-type="date">
            <text:p>2019/7/21 13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1616" calcext:value-type="float">
            <text:p>1616</text:p>
          </table:table-cell>
          <table:table-cell office:value-type="float" office:value="256" calcext:value-type="float">
            <text:p>256</text:p>
          </table:table-cell>
          <table:table-cell office:value-type="float" office:value="784" calcext:value-type="float">
            <text:p>784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ISBLANK([.A59]);&quot;&quot;;[.A59]-[.$L$36])" office:value-type="time" office:time-value="PT13H20M01.000000164S" calcext:value-type="time">
            <text:p>13:20</text:p>
          </table:table-cell>
          <table:table-cell table:formula="of:=IF(ISBLANK([.G59]);&quot;&quot;;IF([.G59]&lt;2000;2000-[.G59];0))" office:value-type="float" office:value="384" calcext:value-type="float">
            <text:p>384</text:p>
          </table:table-cell>
        </table:table-row>
        <table:table-row table:style-name="ro1">
          <table:table-cell table:style-name="ce1" office:value-type="date" office:date-value="2019-07-21T13:15:01" calcext:value-type="date">
            <text:p>2019/7/21 13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8" calcext:value-type="float">
            <text:p>78</text:p>
          </table:table-cell>
          <table:table-cell office:value-type="float" office:value="1592" calcext:value-type="float">
            <text:p>1592</text:p>
          </table:table-cell>
          <table:table-cell office:value-type="float" office:value="256" calcext:value-type="float">
            <text:p>256</text:p>
          </table:table-cell>
          <table:table-cell office:value-type="float" office:value="776" calcext:value-type="float">
            <text:p>776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IF(ISBLANK([.A60]);&quot;&quot;;[.A60]-[.$L$36])" office:value-type="time" office:time-value="PT13H15M00.999999815S" calcext:value-type="time">
            <text:p>13:15</text:p>
          </table:table-cell>
          <table:table-cell table:formula="of:=IF(ISBLANK([.G60]);&quot;&quot;;IF([.G60]&lt;2000;2000-[.G60];0))"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date" office:date-value="2019-07-21T13:10:01" calcext:value-type="date">
            <text:p>2019/7/21 13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84" calcext:value-type="float">
            <text:p>84</text:p>
          </table:table-cell>
          <table:table-cell office:value-type="float" office:value="1584" calcext:value-type="float">
            <text:p>1584</text:p>
          </table:table-cell>
          <table:table-cell office:value-type="float" office:value="256" calcext:value-type="float">
            <text:p>256</text:p>
          </table:table-cell>
          <table:table-cell office:value-type="float" office:value="776" calcext:value-type="float">
            <text:p>776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IF(ISBLANK([.A61]);&quot;&quot;;[.A61]-[.$L$36])" office:value-type="time" office:time-value="PT13H10M01.000000094S" calcext:value-type="time">
            <text:p>13:10</text:p>
          </table:table-cell>
          <table:table-cell table:formula="of:=IF(ISBLANK([.G61]);&quot;&quot;;IF([.G61]&lt;2000;2000-[.G61];0))"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date" office:date-value="2019-07-21T13:05:01" calcext:value-type="date">
            <text:p>2019/7/21 13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528" calcext:value-type="float">
            <text:p>1528</text:p>
          </table:table-cell>
          <table:table-cell office:value-type="float" office:value="256" calcext:value-type="float">
            <text:p>256</text:p>
          </table:table-cell>
          <table:table-cell office:value-type="float" office:value="760" calcext:value-type="float">
            <text:p>760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IF(ISBLANK([.A62]);&quot;&quot;;[.A62]-[.$L$36])" office:value-type="time" office:time-value="PT13H05M00.999999745S" calcext:value-type="time">
            <text:p>13:05</text:p>
          </table:table-cell>
          <table:table-cell table:formula="of:=IF(ISBLANK([.G62]);&quot;&quot;;IF([.G62]&lt;2000;2000-[.G62];0))" office:value-type="float" office:value="472" calcext:value-type="float">
            <text:p>472</text:p>
          </table:table-cell>
        </table:table-row>
        <table:table-row table:style-name="ro1">
          <table:table-cell table:style-name="ce1" office:value-type="date" office:date-value="2019-07-21T13:00:01" calcext:value-type="date">
            <text:p>2019/7/21 13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616" calcext:value-type="float">
            <text:p>1616</text:p>
          </table:table-cell>
          <table:table-cell office:value-type="float" office:value="256" calcext:value-type="float">
            <text:p>256</text:p>
          </table:table-cell>
          <table:table-cell office:value-type="float" office:value="784" calcext:value-type="float">
            <text:p>7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IF(ISBLANK([.A63]);&quot;&quot;;[.A63]-[.$L$36])" office:value-type="time" office:time-value="PT13H00M01.000000024S" calcext:value-type="time">
            <text:p>13:00</text:p>
          </table:table-cell>
          <table:table-cell table:formula="of:=IF(ISBLANK([.G63]);&quot;&quot;;IF([.G63]&lt;2000;2000-[.G63];0))" office:value-type="float" office:value="384" calcext:value-type="float">
            <text:p>384</text:p>
          </table:table-cell>
        </table:table-row>
        <table:table-row table:style-name="ro1">
          <table:table-cell table:style-name="ce1" office:value-type="date" office:date-value="2019-07-21T12:55:01" calcext:value-type="date">
            <text:p>2019/7/21 12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616" calcext:value-type="float">
            <text:p>1616</text:p>
          </table:table-cell>
          <table:table-cell office:value-type="float" office:value="256" calcext:value-type="float">
            <text:p>256</text:p>
          </table:table-cell>
          <table:table-cell office:value-type="float" office:value="784" calcext:value-type="float">
            <text:p>7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IF(ISBLANK([.A64]);&quot;&quot;;[.A64]-[.$L$36])" office:value-type="time" office:time-value="PT12H55M01.000000304S" calcext:value-type="time">
            <text:p>12:55</text:p>
          </table:table-cell>
          <table:table-cell table:formula="of:=IF(ISBLANK([.G64]);&quot;&quot;;IF([.G64]&lt;2000;2000-[.G64];0))" office:value-type="float" office:value="384" calcext:value-type="float">
            <text:p>384</text:p>
          </table:table-cell>
        </table:table-row>
        <table:table-row table:style-name="ro1">
          <table:table-cell table:style-name="ce1" office:value-type="date" office:date-value="2019-07-21T12:50:01" calcext:value-type="date">
            <text:p>2019/7/21 12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9" calcext:value-type="float">
            <text:p>39</text:p>
          </table:table-cell>
          <table:table-cell office:value-type="float" office:value="1472" calcext:value-type="float">
            <text:p>1472</text:p>
          </table:table-cell>
          <table:table-cell office:value-type="float" office:value="256" calcext:value-type="float">
            <text:p>256</text:p>
          </table:table-cell>
          <table:table-cell office:value-type="float" office:value="744" calcext:value-type="float">
            <text:p>744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IF(ISBLANK([.A65]);&quot;&quot;;[.A65]-[.$L$36])" office:value-type="time" office:time-value="PT12H50M00.999999954S" calcext:value-type="time">
            <text:p>12:50</text:p>
          </table:table-cell>
          <table:table-cell table:formula="of:=IF(ISBLANK([.G65]);&quot;&quot;;IF([.G65]&lt;2000;2000-[.G65];0))"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date" office:date-value="2019-07-21T12:45:01" calcext:value-type="date">
            <text:p>2019/7/21 12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1424" calcext:value-type="float">
            <text:p>1424</text:p>
          </table:table-cell>
          <table:table-cell office:value-type="float" office:value="256" calcext:value-type="float">
            <text:p>256</text:p>
          </table:table-cell>
          <table:table-cell office:value-type="float" office:value="728" calcext:value-type="float">
            <text:p>728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IF(ISBLANK([.A66]);&quot;&quot;;[.A66]-[.$L$36])" office:value-type="time" office:time-value="PT12H45M01.000000234S" calcext:value-type="time">
            <text:p>12:45</text:p>
          </table:table-cell>
          <table:table-cell table:formula="of:=IF(ISBLANK([.G66]);&quot;&quot;;IF([.G66]&lt;2000;2000-[.G66];0))" office:value-type="float" office:value="576" calcext:value-type="float">
            <text:p>576</text:p>
          </table:table-cell>
        </table:table-row>
        <table:table-row table:style-name="ro1">
          <table:table-cell table:style-name="ce1" office:value-type="date" office:date-value="2019-07-21T12:40:01" calcext:value-type="date">
            <text:p>2019/7/21 12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5" calcext:value-type="float">
            <text:p>45</text:p>
          </table:table-cell>
          <table:table-cell office:value-type="float" office:value="1384" calcext:value-type="float">
            <text:p>1384</text:p>
          </table:table-cell>
          <table:table-cell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ISBLANK([.A67]);&quot;&quot;;[.A67]-[.$L$36])" office:value-type="time" office:time-value="PT12H40M00.999999885S" calcext:value-type="time">
            <text:p>12:40</text:p>
          </table:table-cell>
          <table:table-cell table:formula="of:=IF(ISBLANK([.G67]);&quot;&quot;;IF([.G67]&lt;2000;2000-[.G67];0))" office:value-type="float" office:value="616" calcext:value-type="float">
            <text:p>616</text:p>
          </table:table-cell>
        </table:table-row>
        <table:table-row table:style-name="ro1">
          <table:table-cell table:style-name="ce1" office:value-type="date" office:date-value="2019-07-21T12:35:01" calcext:value-type="date">
            <text:p>2019/7/21 12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2" calcext:value-type="float">
            <text:p>72</text:p>
          </table:table-cell>
          <table:table-cell office:value-type="float" office:value="1232" calcext:value-type="float">
            <text:p>1232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IF(ISBLANK([.A68]);&quot;&quot;;[.A68]-[.$L$36])" office:value-type="time" office:time-value="PT12H35M01.000000164S" calcext:value-type="time">
            <text:p>12:35</text:p>
          </table:table-cell>
          <table:table-cell table:formula="of:=IF(ISBLANK([.G68]);&quot;&quot;;IF([.G68]&lt;2000;2000-[.G68];0))" office:value-type="float" office:value="768" calcext:value-type="float">
            <text:p>768</text:p>
          </table:table-cell>
        </table:table-row>
        <table:table-row table:style-name="ro1">
          <table:table-cell table:style-name="ce1" office:value-type="date" office:date-value="2019-07-21T12:30:01" calcext:value-type="date">
            <text:p>2019/7/21 12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1096" calcext:value-type="float">
            <text:p>1096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IF(ISBLANK([.A69]);&quot;&quot;;[.A69]-[.$L$36])" office:value-type="time" office:time-value="PT12H30M00.999999815S" calcext:value-type="time">
            <text:p>12:30</text:p>
          </table:table-cell>
          <table:table-cell table:formula="of:=IF(ISBLANK([.G69]);&quot;&quot;;IF([.G69]&lt;2000;2000-[.G69];0))" office:value-type="float" office:value="904" calcext:value-type="float">
            <text:p>904</text:p>
          </table:table-cell>
        </table:table-row>
        <table:table-row table:style-name="ro1">
          <table:table-cell table:style-name="ce1" office:value-type="date" office:date-value="2019-07-21T12:25:01" calcext:value-type="date">
            <text:p>2019/7/21 12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IF(ISBLANK([.A70]);&quot;&quot;;[.A70]-[.$L$36])" office:value-type="time" office:time-value="PT12H25M01.000000094S" calcext:value-type="time">
            <text:p>12:25</text:p>
          </table:table-cell>
          <table:table-cell table:formula="of:=IF(ISBLANK([.G70]);&quot;&quot;;IF([.G70]&lt;2000;2000-[.G70];0))" office:value-type="float" office:value="1872" calcext:value-type="float">
            <text:p>1872</text:p>
          </table:table-cell>
        </table:table-row>
        <table:table-row table:style-name="ro1">
          <table:table-cell table:style-name="ce1" office:value-type="date" office:date-value="2019-07-21T12:20:01" calcext:value-type="date">
            <text:p>2019/7/21 12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9" calcext:value-type="float">
            <text:p>39</text:p>
          </table:table-cell>
          <table:table-cell office:value-type="float" office:value="968" calcext:value-type="float">
            <text:p>968</text:p>
          </table:table-cell>
          <table:table-cell office:value-type="float" office:value="256" calcext:value-type="float">
            <text:p>256</text:p>
          </table:table-cell>
          <table:table-cell office:value-type="float" office:value="600" calcext:value-type="float">
            <text:p>600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IF(ISBLANK([.A71]);&quot;&quot;;[.A71]-[.$L$36])" office:value-type="time" office:time-value="PT12H20M00.999999745S" calcext:value-type="time">
            <text:p>12:20</text:p>
          </table:table-cell>
          <table:table-cell table:formula="of:=IF(ISBLANK([.G71]);&quot;&quot;;IF([.G71]&lt;2000;2000-[.G71];0))" office:value-type="float" office:value="1032" calcext:value-type="float">
            <text:p>1032</text:p>
          </table:table-cell>
        </table:table-row>
        <table:table-row table:style-name="ro1">
          <table:table-cell table:style-name="ce1" office:value-type="date" office:date-value="2019-07-21T12:15:01" calcext:value-type="date">
            <text:p>2019/7/21 12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1176" calcext:value-type="float">
            <text:p>1176</text:p>
          </table:table-cell>
          <table:table-cell office:value-type="float" office:value="256" calcext:value-type="float">
            <text:p>256</text:p>
          </table:table-cell>
          <table:table-cell office:value-type="float" office:value="664" calcext:value-type="float">
            <text:p>664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IF(ISBLANK([.A72]);&quot;&quot;;[.A72]-[.$L$36])" office:value-type="time" office:time-value="PT12H15M01.000000024S" calcext:value-type="time">
            <text:p>12:15</text:p>
          </table:table-cell>
          <table:table-cell table:formula="of:=IF(ISBLANK([.G72]);&quot;&quot;;IF([.G72]&lt;2000;2000-[.G72];0))" office:value-type="float" office:value="824" calcext:value-type="float">
            <text:p>824</text:p>
          </table:table-cell>
        </table:table-row>
        <table:table-row table:style-name="ro1">
          <table:table-cell table:style-name="ce1" office:value-type="date" office:date-value="2019-07-21T12:10:01" calcext:value-type="date">
            <text:p>2019/7/21 12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8" calcext:value-type="float">
            <text:p>78</text:p>
          </table:table-cell>
          <table:table-cell office:value-type="float" office:value="1120" calcext:value-type="float">
            <text:p>1120</text:p>
          </table:table-cell>
          <table:table-cell office:value-type="float" office:value="256" calcext:value-type="float">
            <text:p>256</text:p>
          </table:table-cell>
          <table:table-cell office:value-type="float" office:value="648" calcext:value-type="float">
            <text:p>648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IF(ISBLANK([.A73]);&quot;&quot;;[.A73]-[.$L$36])" office:value-type="time" office:time-value="PT12H10M01.000000304S" calcext:value-type="time">
            <text:p>12:10</text:p>
          </table:table-cell>
          <table:table-cell table:formula="of:=IF(ISBLANK([.G73]);&quot;&quot;;IF([.G73]&lt;2000;2000-[.G73];0))" office:value-type="float" office:value="880" calcext:value-type="float">
            <text:p>880</text:p>
          </table:table-cell>
        </table:table-row>
        <table:table-row table:style-name="ro1">
          <table:table-cell table:style-name="ce1" office:value-type="date" office:date-value="2019-07-21T12:05:01" calcext:value-type="date">
            <text:p>2019/7/21 12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1328" calcext:value-type="float">
            <text:p>1328</text:p>
          </table:table-cell>
          <table:table-cell office:value-type="float" office:value="256" calcext:value-type="float">
            <text:p>256</text:p>
          </table:table-cell>
          <table:table-cell office:value-type="float" office:value="704" calcext:value-type="float">
            <text:p>704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IF(ISBLANK([.A74]);&quot;&quot;;[.A74]-[.$L$36])" office:value-type="time" office:time-value="PT12H05M00.999999954S" calcext:value-type="time">
            <text:p>12:05</text:p>
          </table:table-cell>
          <table:table-cell table:formula="of:=IF(ISBLANK([.G74]);&quot;&quot;;IF([.G74]&lt;2000;2000-[.G74];0))" office:value-type="float" office:value="672" calcext:value-type="float">
            <text:p>672</text:p>
          </table:table-cell>
        </table:table-row>
        <table:table-row table:style-name="ro1">
          <table:table-cell table:style-name="ce1" office:value-type="date" office:date-value="2019-07-21T12:00:01" calcext:value-type="date">
            <text:p>2019/7/21 12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2" calcext:value-type="float">
            <text:p>42</text:p>
          </table:table-cell>
          <table:table-cell office:value-type="float" office:value="1328" calcext:value-type="float">
            <text:p>1328</text:p>
          </table:table-cell>
          <table:table-cell office:value-type="float" office:value="256" calcext:value-type="float">
            <text:p>256</text:p>
          </table:table-cell>
          <table:table-cell office:value-type="float" office:value="704" calcext:value-type="float">
            <text:p>704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IF(ISBLANK([.A75]);&quot;&quot;;[.A75]-[.$L$36])" office:value-type="time" office:time-value="PT12H00M01.000000234S" calcext:value-type="time">
            <text:p>12:00</text:p>
          </table:table-cell>
          <table:table-cell table:formula="of:=IF(ISBLANK([.G75]);&quot;&quot;;IF([.G75]&lt;2000;2000-[.G75];0))" office:value-type="float" office:value="672" calcext:value-type="float">
            <text:p>672</text:p>
          </table:table-cell>
        </table:table-row>
        <table:table-row table:style-name="ro1">
          <table:table-cell table:style-name="ce1" office:value-type="date" office:date-value="2019-07-21T11:55:01" calcext:value-type="date">
            <text:p>2019/7/21 11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1240" calcext:value-type="float">
            <text:p>124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ISBLANK([.A76]);&quot;&quot;;[.A76]-[.$L$36])" office:value-type="time" office:time-value="PT11H55M00.999999885S" calcext:value-type="time">
            <text:p>11:55</text:p>
          </table:table-cell>
          <table:table-cell table:formula="of:=IF(ISBLANK([.G76]);&quot;&quot;;IF([.G76]&lt;2000;2000-[.G76];0))" office:value-type="float" office:value="760" calcext:value-type="float">
            <text:p>760</text:p>
          </table:table-cell>
        </table:table-row>
        <table:table-row table:style-name="ro1">
          <table:table-cell table:style-name="ce1" office:value-type="date" office:date-value="2019-07-21T11:50:01" calcext:value-type="date">
            <text:p>2019/7/21 11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1408" calcext:value-type="float">
            <text:p>1408</text:p>
          </table:table-cell>
          <table:table-cell office:value-type="float" office:value="248" calcext:value-type="float">
            <text:p>248</text:p>
          </table:table-cell>
          <table:table-cell office:value-type="float" office:value="728" calcext:value-type="float">
            <text:p>728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ISBLANK([.A77]);&quot;&quot;;[.A77]-[.$L$36])" office:value-type="time" office:time-value="PT11H50M01.000000164S" calcext:value-type="time">
            <text:p>11:50</text:p>
          </table:table-cell>
          <table:table-cell table:formula="of:=IF(ISBLANK([.G77]);&quot;&quot;;IF([.G77]&lt;2000;2000-[.G77];0))" office:value-type="float" office:value="592" calcext:value-type="float">
            <text:p>592</text:p>
          </table:table-cell>
        </table:table-row>
        <table:table-row table:style-name="ro1">
          <table:table-cell table:style-name="ce1" office:value-type="date" office:date-value="2019-07-21T11:45:01" calcext:value-type="date">
            <text:p>2019/7/21 11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1312" calcext:value-type="float">
            <text:p>1312</text:p>
          </table:table-cell>
          <table:table-cell office:value-type="float" office:value="248" calcext:value-type="float">
            <text:p>248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78]);&quot;&quot;;[.A78]-[.$L$36])" office:value-type="time" office:time-value="PT11H45M00.999999815S" calcext:value-type="time">
            <text:p>11:45</text:p>
          </table:table-cell>
          <table:table-cell table:formula="of:=IF(ISBLANK([.G78]);&quot;&quot;;IF([.G78]&lt;2000;2000-[.G78];0))" office:value-type="float" office:value="688" calcext:value-type="float">
            <text:p>688</text:p>
          </table:table-cell>
        </table:table-row>
        <table:table-row table:style-name="ro1">
          <table:table-cell table:style-name="ce1" office:value-type="date" office:date-value="2019-07-21T11:40:01" calcext:value-type="date">
            <text:p>2019/7/21 11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2" calcext:value-type="float">
            <text:p>42</text:p>
          </table:table-cell>
          <table:table-cell office:value-type="float" office:value="1144" calcext:value-type="float">
            <text:p>1144</text:p>
          </table:table-cell>
          <table:table-cell office:value-type="float" office:value="248" calcext:value-type="float">
            <text:p>248</text:p>
          </table:table-cell>
          <table:table-cell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79]);&quot;&quot;;[.A79]-[.$L$36])" office:value-type="time" office:time-value="PT11H40M01.000000094S" calcext:value-type="time">
            <text:p>11:40</text:p>
          </table:table-cell>
          <table:table-cell table:formula="of:=IF(ISBLANK([.G79]);&quot;&quot;;IF([.G79]&lt;2000;2000-[.G79];0))" office:value-type="float" office:value="856" calcext:value-type="float">
            <text:p>856</text:p>
          </table:table-cell>
        </table:table-row>
        <table:table-row table:style-name="ro1">
          <table:table-cell table:style-name="ce1" office:value-type="date" office:date-value="2019-07-21T11:35:01" calcext:value-type="date">
            <text:p>2019/7/21 11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088" calcext:value-type="float">
            <text:p>1088</text:p>
          </table:table-cell>
          <table:table-cell office:value-type="float" office:value="248" calcext:value-type="float">
            <text:p>248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ISBLANK([.A80]);&quot;&quot;;[.A80]-[.$L$36])" office:value-type="time" office:time-value="PT11H35M00.999999745S" calcext:value-type="time">
            <text:p>11:35</text:p>
          </table:table-cell>
          <table:table-cell table:formula="of:=IF(ISBLANK([.G80]);&quot;&quot;;IF([.G80]&lt;2000;2000-[.G80];0))" office:value-type="float" office:value="912" calcext:value-type="float">
            <text:p>912</text:p>
          </table:table-cell>
        </table:table-row>
        <table:table-row table:style-name="ro1">
          <table:table-cell table:style-name="ce1" office:value-type="date" office:date-value="2019-07-21T11:30:01" calcext:value-type="date">
            <text:p>2019/7/21 11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384" calcext:value-type="float">
            <text:p>38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IF(ISBLANK([.A81]);&quot;&quot;;[.A81]-[.$L$36])" office:value-type="time" office:time-value="PT11H30M01.000000024S" calcext:value-type="time">
            <text:p>11:30</text:p>
          </table:table-cell>
          <table:table-cell table:formula="of:=IF(ISBLANK([.G81]);&quot;&quot;;IF([.G81]&lt;2000;2000-[.G81];0))" office:value-type="float" office:value="1864" calcext:value-type="float">
            <text:p>1864</text:p>
          </table:table-cell>
        </table:table-row>
        <table:table-row table:style-name="ro1">
          <table:table-cell table:style-name="ce1" office:value-type="date" office:date-value="2019-07-21T11:25:01" calcext:value-type="date">
            <text:p>2019/7/21 11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968" calcext:value-type="float">
            <text:p>968</text:p>
          </table:table-cell>
          <table:table-cell office:value-type="float" office:value="248" calcext:value-type="float">
            <text:p>248</text:p>
          </table:table-cell>
          <table:table-cell office:value-type="float" office:value="608" calcext:value-type="float">
            <text:p>60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ISBLANK([.A82]);&quot;&quot;;[.A82]-[.$L$36])" office:value-type="time" office:time-value="PT11H25M01.000000304S" calcext:value-type="time">
            <text:p>11:25</text:p>
          </table:table-cell>
          <table:table-cell table:formula="of:=IF(ISBLANK([.G82]);&quot;&quot;;IF([.G82]&lt;2000;2000-[.G82];0))" office:value-type="float" office:value="1032" calcext:value-type="float">
            <text:p>1032</text:p>
          </table:table-cell>
        </table:table-row>
        <table:table-row table:style-name="ro1">
          <table:table-cell table:style-name="ce1" office:value-type="date" office:date-value="2019-07-21T11:20:01" calcext:value-type="date">
            <text:p>2019/7/21 11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  <table:table-cell office:value-type="float" office:value="248" calcext:value-type="float">
            <text:p>248</text:p>
          </table:table-cell>
          <table:table-cell office:value-type="float" office:value="600" calcext:value-type="float">
            <text:p>600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ISBLANK([.A83]);&quot;&quot;;[.A83]-[.$L$36])" office:value-type="time" office:time-value="PT11H20M00.999999954S" calcext:value-type="time">
            <text:p>11:20</text:p>
          </table:table-cell>
          <table:table-cell table:formula="of:=IF(ISBLANK([.G83]);&quot;&quot;;IF([.G83]&lt;2000;2000-[.G83];0))" office:value-type="float" office:value="1048" calcext:value-type="float">
            <text:p>1048</text:p>
          </table:table-cell>
        </table:table-row>
        <table:table-row table:style-name="ro1">
          <table:table-cell table:style-name="ce1" office:value-type="date" office:date-value="2019-07-21T11:15:01" calcext:value-type="date">
            <text:p>2019/7/21 11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2" calcext:value-type="float">
            <text:p>42</text:p>
          </table:table-cell>
          <table:table-cell office:value-type="float" office:value="912" calcext:value-type="float">
            <text:p>912</text:p>
          </table:table-cell>
          <table:table-cell office:value-type="float" office:value="248" calcext:value-type="float">
            <text:p>248</text:p>
          </table:table-cell>
          <table:table-cell office:value-type="float" office:value="592" calcext:value-type="float">
            <text:p>592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ISBLANK([.A84]);&quot;&quot;;[.A84]-[.$L$36])" office:value-type="time" office:time-value="PT11H15M01.000000234S" calcext:value-type="time">
            <text:p>11:15</text:p>
          </table:table-cell>
          <table:table-cell table:formula="of:=IF(ISBLANK([.G84]);&quot;&quot;;IF([.G84]&lt;2000;2000-[.G84];0))" office:value-type="float" office:value="1088" calcext:value-type="float">
            <text:p>1088</text:p>
          </table:table-cell>
        </table:table-row>
        <table:table-row table:style-name="ro1">
          <table:table-cell table:style-name="ce1" office:value-type="date" office:date-value="2019-07-21T11:10:01" calcext:value-type="date">
            <text:p>2019/7/21 11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752" calcext:value-type="float">
            <text:p>752</text:p>
          </table:table-cell>
          <table:table-cell office:value-type="float" office:value="248" calcext:value-type="float">
            <text:p>248</text:p>
          </table:table-cell>
          <table:table-cell office:value-type="float" office:value="552" calcext:value-type="float">
            <text:p>55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ISBLANK([.A85]);&quot;&quot;;[.A85]-[.$L$36])" office:value-type="time" office:time-value="PT11H10M00.999999885S" calcext:value-type="time">
            <text:p>11:10</text:p>
          </table:table-cell>
          <table:table-cell table:formula="of:=IF(ISBLANK([.G85]);&quot;&quot;;IF([.G85]&lt;2000;2000-[.G85];0))" office:value-type="float" office:value="1248" calcext:value-type="float">
            <text:p>1248</text:p>
          </table:table-cell>
        </table:table-row>
        <table:table-row table:style-name="ro1">
          <table:table-cell table:style-name="ce1" office:value-type="date" office:date-value="2019-07-21T11:05:01" calcext:value-type="date">
            <text:p>2019/7/21 11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720" calcext:value-type="float">
            <text:p>720</text:p>
          </table:table-cell>
          <table:table-cell office:value-type="float" office:value="248" calcext:value-type="float">
            <text:p>248</text:p>
          </table:table-cell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86]);&quot;&quot;;[.A86]-[.$L$36])" office:value-type="time" office:time-value="PT11H05M01.000000164S" calcext:value-type="time">
            <text:p>11:05</text:p>
          </table:table-cell>
          <table:table-cell table:formula="of:=IF(ISBLANK([.G86]);&quot;&quot;;IF([.G86]&lt;2000;2000-[.G86];0))" office:value-type="float" office:value="1280" calcext:value-type="float">
            <text:p>1280</text:p>
          </table:table-cell>
        </table:table-row>
        <table:table-row table:style-name="ro1">
          <table:table-cell table:style-name="ce1" office:value-type="date" office:date-value="2019-07-21T11:00:01" calcext:value-type="date">
            <text:p>2019/7/21 11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608" calcext:value-type="float">
            <text:p>608</text:p>
          </table:table-cell>
          <table:table-cell office:value-type="float" office:value="248" calcext:value-type="float">
            <text:p>248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87]);&quot;&quot;;[.A87]-[.$L$36])" office:value-type="time" office:time-value="PT11H00M00.999999815S" calcext:value-type="time">
            <text:p>11:00</text:p>
          </table:table-cell>
          <table:table-cell table:formula="of:=IF(ISBLANK([.G87]);&quot;&quot;;IF([.G87]&lt;2000;2000-[.G87];0))" office:value-type="float" office:value="1392" calcext:value-type="float">
            <text:p>1392</text:p>
          </table:table-cell>
        </table:table-row>
        <table:table-row table:style-name="ro1">
          <table:table-cell table:style-name="ce1" office:value-type="date" office:date-value="2019-07-21T10:55:01" calcext:value-type="date">
            <text:p>2019/7/21 10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2" calcext:value-type="float">
            <text:p>72</text:p>
          </table:table-cell>
          <table:table-cell office:value-type="float" office:value="768" calcext:value-type="float">
            <text:p>768</text:p>
          </table:table-cell>
          <table:table-cell office:value-type="float" office:value="248" calcext:value-type="float">
            <text:p>248</text:p>
          </table:table-cell>
          <table:table-cell office:value-type="float" office:value="552" calcext:value-type="float">
            <text:p>55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ISBLANK([.A88]);&quot;&quot;;[.A88]-[.$L$36])" office:value-type="time" office:time-value="PT10H55M01.000000094S" calcext:value-type="time">
            <text:p>10:55</text:p>
          </table:table-cell>
          <table:table-cell table:formula="of:=IF(ISBLANK([.G88]);&quot;&quot;;IF([.G88]&lt;2000;2000-[.G88];0))" office:value-type="float" office:value="1232" calcext:value-type="float">
            <text:p>1232</text:p>
          </table:table-cell>
        </table:table-row>
        <table:table-row table:style-name="ro1">
          <table:table-cell table:style-name="ce1" office:value-type="date" office:date-value="2019-07-21T10:50:01" calcext:value-type="date">
            <text:p>2019/7/21 10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office:value-type="float" office:value="616" calcext:value-type="float">
            <text:p>6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89]);&quot;&quot;;[.A89]-[.$L$36])" office:value-type="time" office:time-value="PT10H50M00.999999745S" calcext:value-type="time">
            <text:p>10:50</text:p>
          </table:table-cell>
          <table:table-cell table:formula="of:=IF(ISBLANK([.G89]);&quot;&quot;;IF([.G89]&lt;2000;2000-[.G89];0))"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date" office:date-value="2019-07-21T10:45:01" calcext:value-type="date">
            <text:p>2019/7/21 10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2" calcext:value-type="float">
            <text:p>72</text:p>
          </table:table-cell>
          <table:table-cell office:value-type="float" office:value="1256" calcext:value-type="float">
            <text:p>1256</text:p>
          </table:table-cell>
          <table:table-cell office:value-type="float" office:value="248" calcext:value-type="float">
            <text:p>248</text:p>
          </table:table-cell>
          <table:table-cell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90]);&quot;&quot;;[.A90]-[.$L$36])" office:value-type="time" office:time-value="PT10H45M01.000000024S" calcext:value-type="time">
            <text:p>10:45</text:p>
          </table:table-cell>
          <table:table-cell table:formula="of:=IF(ISBLANK([.G90]);&quot;&quot;;IF([.G90]&lt;2000;2000-[.G90];0))" office:value-type="float" office:value="744" calcext:value-type="float">
            <text:p>744</text:p>
          </table:table-cell>
        </table:table-row>
        <table:table-row table:style-name="ro1">
          <table:table-cell table:style-name="ce1" office:value-type="date" office:date-value="2019-07-21T10:40:01" calcext:value-type="date">
            <text:p>2019/7/21 10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2" calcext:value-type="float">
            <text:p>72</text:p>
          </table:table-cell>
          <table:table-cell office:value-type="float" office:value="1288" calcext:value-type="float">
            <text:p>1288</text:p>
          </table:table-cell>
          <table:table-cell office:value-type="float" office:value="248" calcext:value-type="float">
            <text:p>248</text:p>
          </table:table-cell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91]);&quot;&quot;;[.A91]-[.$L$36])" office:value-type="time" office:time-value="PT10H40M01.000000304S" calcext:value-type="time">
            <text:p>10:40</text:p>
          </table:table-cell>
          <table:table-cell table:formula="of:=IF(ISBLANK([.G91]);&quot;&quot;;IF([.G91]&lt;2000;2000-[.G91];0))" office:value-type="float" office:value="712" calcext:value-type="float">
            <text:p>712</text:p>
          </table:table-cell>
        </table:table-row>
        <table:table-row table:style-name="ro1">
          <table:table-cell table:style-name="ce1" office:value-type="date" office:date-value="2019-07-21T10:35:01" calcext:value-type="date">
            <text:p>2019/7/21 10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1288" calcext:value-type="float">
            <text:p>1288</text:p>
          </table:table-cell>
          <table:table-cell office:value-type="float" office:value="248" calcext:value-type="float">
            <text:p>248</text:p>
          </table:table-cell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92]);&quot;&quot;;[.A92]-[.$L$36])" office:value-type="time" office:time-value="PT10H35M00.999999954S" calcext:value-type="time">
            <text:p>10:35</text:p>
          </table:table-cell>
          <table:table-cell table:formula="of:=IF(ISBLANK([.G92]);&quot;&quot;;IF([.G92]&lt;2000;2000-[.G92];0))" office:value-type="float" office:value="712" calcext:value-type="float">
            <text:p>712</text:p>
          </table:table-cell>
        </table:table-row>
        <table:table-row table:style-name="ro1">
          <table:table-cell table:style-name="ce1" office:value-type="date" office:date-value="2019-07-21T10:30:31" calcext:value-type="date">
            <text:p>2019/7/21 10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9" calcext:value-type="float">
            <text:p>69</text:p>
          </table:table-cell>
          <table:table-cell office:value-type="float" office:value="1320" calcext:value-type="float">
            <text:p>1320</text:p>
          </table:table-cell>
          <table:table-cell office:value-type="float" office:value="248" calcext:value-type="float">
            <text:p>248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93]);&quot;&quot;;[.A93]-[.$L$36])" office:value-type="time" office:time-value="PT10H30M30.999999703S" calcext:value-type="time">
            <text:p>10:30</text:p>
          </table:table-cell>
          <table:table-cell table:formula="of:=IF(ISBLANK([.G93]);&quot;&quot;;IF([.G93]&lt;2000;2000-[.G93];0))" office:value-type="float" office:value="680" calcext:value-type="float">
            <text:p>680</text:p>
          </table:table-cell>
        </table:table-row>
        <table:table-row table:style-name="ro1">
          <table:table-cell table:style-name="ce1" office:value-type="date" office:date-value="2019-07-21T10:20:01" calcext:value-type="date">
            <text:p>2019/7/21 10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1288" calcext:value-type="float">
            <text:p>1288</text:p>
          </table:table-cell>
          <table:table-cell office:value-type="float" office:value="248" calcext:value-type="float">
            <text:p>248</text:p>
          </table:table-cell>
          <table:table-cell office:value-type="float" office:value="696" calcext:value-type="float">
            <text:p>696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ISBLANK([.A94]);&quot;&quot;;[.A94]-[.$L$36])" office:value-type="time" office:time-value="PT10H20M01.000000164S" calcext:value-type="time">
            <text:p>10:20</text:p>
          </table:table-cell>
          <table:table-cell table:formula="of:=IF(ISBLANK([.G94]);&quot;&quot;;IF([.G94]&lt;2000;2000-[.G94];0))" office:value-type="float" office:value="712" calcext:value-type="float">
            <text:p>712</text:p>
          </table:table-cell>
        </table:table-row>
        <table:table-row table:style-name="ro1">
          <table:table-cell table:style-name="ce1" office:value-type="date" office:date-value="2019-07-21T10:18:51" calcext:value-type="date">
            <text:p>2019/7/21 10:18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272" calcext:value-type="float">
            <text:p>1272</text:p>
          </table:table-cell>
          <table:table-cell office:value-type="float" office:value="248" calcext:value-type="float">
            <text:p>248</text:p>
          </table:table-cell>
          <table:table-cell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95]);&quot;&quot;;[.A95]-[.$L$36])" office:value-type="time" office:time-value="PT10H18M51.000000145S" calcext:value-type="time">
            <text:p>10:18</text:p>
          </table:table-cell>
          <table:table-cell table:formula="of:=IF(ISBLANK([.G95]);&quot;&quot;;IF([.G95]&lt;2000;2000-[.G95];0))" office:value-type="float" office:value="728" calcext:value-type="float">
            <text:p>728</text:p>
          </table:table-cell>
        </table:table-row>
        <table:table-row table:style-name="ro1">
          <table:table-cell table:style-name="ce1" office:value-type="date" office:date-value="2019-07-21T10:10:01" calcext:value-type="date">
            <text:p>2019/7/21 10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1232" calcext:value-type="float">
            <text:p>1232</text:p>
          </table:table-cell>
          <table:table-cell office:value-type="float" office:value="248" calcext:value-type="float">
            <text:p>248</text:p>
          </table:table-cell>
          <table:table-cell office:value-type="float" office:value="680" calcext:value-type="float">
            <text:p>68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ISBLANK([.A96]);&quot;&quot;;[.A96]-[.$L$36])" office:value-type="time" office:time-value="PT10H10M01.000000094S" calcext:value-type="time">
            <text:p>10:10</text:p>
          </table:table-cell>
          <table:table-cell table:formula="of:=IF(ISBLANK([.G96]);&quot;&quot;;IF([.G96]&lt;2000;2000-[.G96];0))" office:value-type="float" office:value="768" calcext:value-type="float">
            <text:p>768</text:p>
          </table:table-cell>
        </table:table-row>
        <table:table-row table:style-name="ro1">
          <table:table-cell table:style-name="ce1" office:value-type="date" office:date-value="2019-07-21T10:05:01" calcext:value-type="date">
            <text:p>2019/7/21 10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1232" calcext:value-type="float">
            <text:p>1232</text:p>
          </table:table-cell>
          <table:table-cell office:value-type="float" office:value="248" calcext:value-type="float">
            <text:p>248</text:p>
          </table:table-cell>
          <table:table-cell office:value-type="float" office:value="680" calcext:value-type="float">
            <text:p>68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ISBLANK([.A97]);&quot;&quot;;[.A97]-[.$L$36])" office:value-type="time" office:time-value="PT10H05M00.999999745S" calcext:value-type="time">
            <text:p>10:05</text:p>
          </table:table-cell>
          <table:table-cell table:formula="of:=IF(ISBLANK([.G97]);&quot;&quot;;IF([.G97]&lt;2000;2000-[.G97];0))" office:value-type="float" office:value="768" calcext:value-type="float">
            <text:p>768</text:p>
          </table:table-cell>
        </table:table-row>
        <table:table-row table:style-name="ro1">
          <table:table-cell table:style-name="ce1" office:value-type="date" office:date-value="2019-07-21T10:00:01" calcext:value-type="date">
            <text:p>2019/7/21 10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232" calcext:value-type="float">
            <text:p>1232</text:p>
          </table:table-cell>
          <table:table-cell office:value-type="float" office:value="248" calcext:value-type="float">
            <text:p>248</text:p>
          </table:table-cell>
          <table:table-cell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98]);&quot;&quot;;[.A98]-[.$L$36])" office:value-type="time" office:time-value="PT10H00M01.000000024S" calcext:value-type="time">
            <text:p>10:00</text:p>
          </table:table-cell>
          <table:table-cell table:formula="of:=IF(ISBLANK([.G98]);&quot;&quot;;IF([.G98]&lt;2000;2000-[.G98];0))" office:value-type="float" office:value="768" calcext:value-type="float">
            <text:p>768</text:p>
          </table:table-cell>
        </table:table-row>
        <table:table-row table:style-name="ro1">
          <table:table-cell table:style-name="ce1" office:value-type="date" office:date-value="2019-07-21T09:55:01" calcext:value-type="date">
            <text:p>2019/7/21 9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8" calcext:value-type="float">
            <text:p>78</text:p>
          </table:table-cell>
          <table:table-cell office:value-type="float" office:value="1312" calcext:value-type="float">
            <text:p>1312</text:p>
          </table:table-cell>
          <table:table-cell office:value-type="float" office:value="248" calcext:value-type="float">
            <text:p>248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99]);&quot;&quot;;[.A99]-[.$L$36])" office:value-type="time" office:time-value="PT09H55M01.000000304S" calcext:value-type="time">
            <text:p>09:55</text:p>
          </table:table-cell>
          <table:table-cell table:formula="of:=IF(ISBLANK([.G99]);&quot;&quot;;IF([.G99]&lt;2000;2000-[.G99];0))" office:value-type="float" office:value="688" calcext:value-type="float">
            <text:p>688</text:p>
          </table:table-cell>
        </table:table-row>
        <table:table-row table:style-name="ro1">
          <table:table-cell table:style-name="ce1" office:value-type="date" office:date-value="2019-07-21T09:50:11" calcext:value-type="date">
            <text:p>2019/7/21 9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1344" calcext:value-type="float">
            <text:p>1344</text:p>
          </table:table-cell>
          <table:table-cell office:value-type="float" office:value="248" calcext:value-type="float">
            <text:p>248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100]);&quot;&quot;;[.A100]-[.$L$36])" office:value-type="time" office:time-value="PT09H50M10.999999777S" calcext:value-type="time">
            <text:p>09:50</text:p>
          </table:table-cell>
          <table:table-cell table:formula="of:=IF(ISBLANK([.G100]);&quot;&quot;;IF([.G100]&lt;2000;2000-[.G100];0))" office:value-type="float" office:value="656" calcext:value-type="float">
            <text:p>656</text:p>
          </table:table-cell>
        </table:table-row>
        <table:table-row table:style-name="ro1">
          <table:table-cell table:style-name="ce1" office:value-type="date" office:date-value="2019-07-21T09:45:01" calcext:value-type="date">
            <text:p>2019/7/21 9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1432" calcext:value-type="float">
            <text:p>1432</text:p>
          </table:table-cell>
          <table:table-cell office:value-type="float" office:value="248" calcext:value-type="float">
            <text:p>248</text:p>
          </table:table-cell>
          <table:table-cell office:value-type="float" office:value="736" calcext:value-type="float">
            <text:p>73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ISBLANK([.A101]);&quot;&quot;;[.A101]-[.$L$36])" office:value-type="time" office:time-value="PT09H45M01.000000234S" calcext:value-type="time">
            <text:p>09:45</text:p>
          </table:table-cell>
          <table:table-cell table:formula="of:=IF(ISBLANK([.G101]);&quot;&quot;;IF([.G101]&lt;2000;2000-[.G101];0))"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date" office:date-value="2019-07-21T09:40:00" calcext:value-type="date">
            <text:p>2019/7/21 9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1456" calcext:value-type="float">
            <text:p>1456</text:p>
          </table:table-cell>
          <table:table-cell office:value-type="float" office:value="248" calcext:value-type="float">
            <text:p>248</text:p>
          </table:table-cell>
          <table:table-cell office:value-type="float" office:value="736" calcext:value-type="float">
            <text:p>736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IF(ISBLANK([.A102]);&quot;&quot;;[.A102]-[.$L$36])" office:value-type="time" office:time-value="PT09H40M00.000000279S" calcext:value-type="time">
            <text:p>09:40</text:p>
          </table:table-cell>
          <table:table-cell table:formula="of:=IF(ISBLANK([.G102]);&quot;&quot;;IF([.G102]&lt;2000;2000-[.G102];0))" office:value-type="float" office:value="544" calcext:value-type="float">
            <text:p>544</text:p>
          </table:table-cell>
        </table:table-row>
        <table:table-row table:style-name="ro1">
          <table:table-cell table:style-name="ce1" office:value-type="date" office:date-value="2019-07-21T09:35:00" calcext:value-type="date">
            <text:p>2019/7/21 9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248" calcext:value-type="float">
            <text:p>248</text:p>
          </table:table-cell>
          <table:table-cell office:value-type="float" office:value="752" calcext:value-type="float">
            <text:p>75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IF(ISBLANK([.A103]);&quot;&quot;;[.A103]-[.$L$36])" office:value-type="time" office:time-value="PT09H34M59.99999993S" calcext:value-type="time">
            <text:p>09:35</text:p>
          </table:table-cell>
          <table:table-cell table:formula="of:=IF(ISBLANK([.G103]);&quot;&quot;;IF([.G103]&lt;2000;2000-[.G103];0))"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date" office:date-value="2019-07-21T09:30:00" calcext:value-type="date">
            <text:p>2019/7/21 9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1472" calcext:value-type="float">
            <text:p>1472</text:p>
          </table:table-cell>
          <table:table-cell office:value-type="float" office:value="248" calcext:value-type="float">
            <text:p>248</text:p>
          </table:table-cell>
          <table:table-cell office:value-type="float" office:value="744" calcext:value-type="float">
            <text:p>744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04]);&quot;&quot;;[.A104]-[.$L$36])" office:value-type="time" office:time-value="PT09H30M00.00000021S" calcext:value-type="time">
            <text:p>09:30</text:p>
          </table:table-cell>
          <table:table-cell table:formula="of:=IF(ISBLANK([.G104]);&quot;&quot;;IF([.G104]&lt;2000;2000-[.G104];0))"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date" office:date-value="2019-07-21T09:25:00" calcext:value-type="date">
            <text:p>2019/7/21 9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392" calcext:value-type="float">
            <text:p>39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IF(ISBLANK([.A105]);&quot;&quot;;[.A105]-[.$L$36])" office:value-type="time" office:time-value="PT09H24M59.99999986S" calcext:value-type="time">
            <text:p>09:25</text:p>
          </table:table-cell>
          <table:table-cell table:formula="of:=IF(ISBLANK([.G105]);&quot;&quot;;IF([.G105]&lt;2000;2000-[.G105];0))" office:value-type="float" office:value="1832" calcext:value-type="float">
            <text:p>1832</text:p>
          </table:table-cell>
        </table:table-row>
        <table:table-row table:style-name="ro1">
          <table:table-cell table:style-name="ce1" office:value-type="date" office:date-value="2019-07-21T09:20:00" calcext:value-type="date">
            <text:p>2019/7/21 9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9" calcext:value-type="float">
            <text:p>69</text:p>
          </table:table-cell>
          <table:table-cell office:value-type="float" office:value="1936" calcext:value-type="float">
            <text:p>1936</text:p>
          </table:table-cell>
          <table:table-cell office:value-type="float" office:value="248" calcext:value-type="float">
            <text:p>248</text:p>
          </table:table-cell>
          <table:table-cell office:value-type="float" office:value="872" calcext:value-type="float">
            <text:p>872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IF(ISBLANK([.A106]);&quot;&quot;;[.A106]-[.$L$36])" office:value-type="time" office:time-value="PT09H20M00.00000014S" calcext:value-type="time">
            <text:p>09:20</text:p>
          </table:table-cell>
          <table:table-cell table:formula="of:=IF(ISBLANK([.G106]);&quot;&quot;;IF([.G106]&lt;2000;2000-[.G106];0))"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date" office:date-value="2019-07-21T09:15:00" calcext:value-type="date">
            <text:p>2019/7/21 9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928" calcext:value-type="float">
            <text:p>928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ISBLANK([.A107]);&quot;&quot;;[.A107]-[.$L$36])" office:value-type="time" office:time-value="PT09H14M59.99999979S" calcext:value-type="time">
            <text:p>09:15</text:p>
          </table:table-cell>
          <table:table-cell table:formula="of:=IF(ISBLANK([.G107]);&quot;&quot;;IF([.G107]&lt;2000;2000-[.G107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9:10:00" calcext:value-type="date">
            <text:p>2019/7/21 9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  <table:table-cell office:value-type="float" office:value="896" calcext:value-type="float">
            <text:p>89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ISBLANK([.A108]);&quot;&quot;;[.A108]-[.$L$36])" office:value-type="time" office:time-value="PT09H10M00.00000007S" calcext:value-type="time">
            <text:p>09:10</text:p>
          </table:table-cell>
          <table:table-cell table:formula="of:=IF(ISBLANK([.G108]);&quot;&quot;;IF([.G108]&lt;2000;2000-[.G108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9:05:00" calcext:value-type="date">
            <text:p>2019/7/21 9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984" calcext:value-type="float">
            <text:p>984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IF(ISBLANK([.A109]);&quot;&quot;;[.A109]-[.$L$36])" office:value-type="time" office:time-value="PT09H04M59.999999721S" calcext:value-type="time">
            <text:p>09:05</text:p>
          </table:table-cell>
          <table:table-cell table:formula="of:=IF(ISBLANK([.G109]);&quot;&quot;;IF([.G109]&lt;2000;2000-[.G109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9:00:00" calcext:value-type="date">
            <text:p>2019/7/21 9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5" calcext:value-type="float">
            <text:p>75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16" calcext:value-type="float">
            <text:p>1016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IF(ISBLANK([.A110]);&quot;&quot;;[.A110]-[.$L$36])" office:value-type="time" office:time-value="PT09H00M00S" calcext:value-type="time">
            <text:p>09:00</text:p>
          </table:table-cell>
          <table:table-cell table:formula="of:=IF(ISBLANK([.G110]);&quot;&quot;;IF([.G110]&lt;2000;2000-[.G110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55:00" calcext:value-type="date">
            <text:p>2019/7/21 8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984" calcext:value-type="float">
            <text:p>984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11]);&quot;&quot;;[.A111]-[.$L$36])" office:value-type="time" office:time-value="PT08H55M00.000000279S" calcext:value-type="time">
            <text:p>08:55</text:p>
          </table:table-cell>
          <table:table-cell table:formula="of:=IF(ISBLANK([.G111]);&quot;&quot;;IF([.G111]&lt;2000;2000-[.G111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50:00" calcext:value-type="date">
            <text:p>2019/7/21 8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1" calcext:value-type="float">
            <text:p>51</text:p>
          </table:table-cell>
          <table:table-cell office:value-type="float" office:value="184" calcext:value-type="float">
            <text:p>184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IF(ISBLANK([.A112]);&quot;&quot;;[.A112]-[.$L$36])" office:value-type="time" office:time-value="PT08H49M59.99999993S" calcext:value-type="time">
            <text:p>08:50</text:p>
          </table:table-cell>
          <table:table-cell table:formula="of:=IF(ISBLANK([.G112]);&quot;&quot;;IF([.G112]&lt;2000;2000-[.G112];0))" office:value-type="float" office:value="1816" calcext:value-type="float">
            <text:p>1816</text:p>
          </table:table-cell>
        </table:table-row>
        <table:table-row table:style-name="ro1">
          <table:table-cell table:style-name="ce1" office:value-type="date" office:date-value="2019-07-21T08:45:00" calcext:value-type="date">
            <text:p>2019/7/21 8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960" calcext:value-type="float">
            <text:p>96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113]);&quot;&quot;;[.A113]-[.$L$36])" office:value-type="time" office:time-value="PT08H45M00.00000021S" calcext:value-type="time">
            <text:p>08:45</text:p>
          </table:table-cell>
          <table:table-cell table:formula="of:=IF(ISBLANK([.G113]);&quot;&quot;;IF([.G113]&lt;2000;2000-[.G113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40:00" calcext:value-type="date">
            <text:p>2019/7/21 8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992" calcext:value-type="float">
            <text:p>99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ISBLANK([.A114]);&quot;&quot;;[.A114]-[.$L$36])" office:value-type="time" office:time-value="PT08H39M59.99999986S" calcext:value-type="time">
            <text:p>08:40</text:p>
          </table:table-cell>
          <table:table-cell table:formula="of:=IF(ISBLANK([.G114]);&quot;&quot;;IF([.G114]&lt;2000;2000-[.G114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35:00" calcext:value-type="date">
            <text:p>2019/7/21 8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968" calcext:value-type="float">
            <text:p>968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IF(ISBLANK([.A115]);&quot;&quot;;[.A115]-[.$L$36])" office:value-type="time" office:time-value="PT08H35M00.00000014S" calcext:value-type="time">
            <text:p>08:35</text:p>
          </table:table-cell>
          <table:table-cell table:formula="of:=IF(ISBLANK([.G115]);&quot;&quot;;IF([.G115]&lt;2000;2000-[.G115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30:00" calcext:value-type="date">
            <text:p>2019/7/21 8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936" calcext:value-type="float">
            <text:p>93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ISBLANK([.A116]);&quot;&quot;;[.A116]-[.$L$36])" office:value-type="time" office:time-value="PT08H29M59.99999979S" calcext:value-type="time">
            <text:p>08:30</text:p>
          </table:table-cell>
          <table:table-cell table:formula="of:=IF(ISBLANK([.G116]);&quot;&quot;;IF([.G116]&lt;2000;2000-[.G116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25:09" calcext:value-type="date">
            <text:p>2019/7/21 8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IF(ISBLANK([.A117]);&quot;&quot;;[.A117]-[.$L$36])" office:value-type="time" office:time-value="PT08H25M09.000000288S" calcext:value-type="time">
            <text:p>08:25</text:p>
          </table:table-cell>
          <table:table-cell table:formula="of:=IF(ISBLANK([.G117]);&quot;&quot;;IF([.G117]&lt;2000;2000-[.G117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20:09" calcext:value-type="date">
            <text:p>2019/7/21 8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IF(ISBLANK([.A118]);&quot;&quot;;[.A118]-[.$L$36])" office:value-type="time" office:time-value="PT08H20M08.999999939S" calcext:value-type="time">
            <text:p>08:20</text:p>
          </table:table-cell>
          <table:table-cell table:formula="of:=IF(ISBLANK([.G118]);&quot;&quot;;IF([.G118]&lt;2000;2000-[.G118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15:09" calcext:value-type="date">
            <text:p>2019/7/21 8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072" calcext:value-type="float">
            <text:p>1072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IF(ISBLANK([.A119]);&quot;&quot;;[.A119]-[.$L$36])" office:value-type="time" office:time-value="PT08H15M09.000000218S" calcext:value-type="time">
            <text:p>08:15</text:p>
          </table:table-cell>
          <table:table-cell table:formula="of:=IF(ISBLANK([.G119]);&quot;&quot;;IF([.G119]&lt;2000;2000-[.G119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10:09" calcext:value-type="date">
            <text:p>2019/7/21 8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56" calcext:value-type="float">
            <text:p>1056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20]);&quot;&quot;;[.A120]-[.$L$36])" office:value-type="time" office:time-value="PT08H10M08.999999869S" calcext:value-type="time">
            <text:p>08:10</text:p>
          </table:table-cell>
          <table:table-cell table:formula="of:=IF(ISBLANK([.G120]);&quot;&quot;;IF([.G120]&lt;2000;2000-[.G120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05:09" calcext:value-type="date">
            <text:p>2019/7/21 8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40" calcext:value-type="float">
            <text:p>1040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ISBLANK([.A121]);&quot;&quot;;[.A121]-[.$L$36])" office:value-type="time" office:time-value="PT08H05M09.000000148S" calcext:value-type="time">
            <text:p>08:05</text:p>
          </table:table-cell>
          <table:table-cell table:formula="of:=IF(ISBLANK([.G121]);&quot;&quot;;IF([.G121]&lt;2000;2000-[.G121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8:00:09" calcext:value-type="date">
            <text:p>2019/7/21 8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88" calcext:value-type="float">
            <text:p>1088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ISBLANK([.A122]);&quot;&quot;;[.A122]-[.$L$36])" office:value-type="time" office:time-value="PT08H00M08.999999799S" calcext:value-type="time">
            <text:p>08:00</text:p>
          </table:table-cell>
          <table:table-cell table:formula="of:=IF(ISBLANK([.G122]);&quot;&quot;;IF([.G122]&lt;2000;2000-[.G122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55:09" calcext:value-type="date">
            <text:p>2019/7/21 7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1" calcext:value-type="float">
            <text:p>51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96" calcext:value-type="float">
            <text:p>1096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IF(ISBLANK([.A123]);&quot;&quot;;[.A123]-[.$L$36])" office:value-type="time" office:time-value="PT07H55M09.000000078S" calcext:value-type="time">
            <text:p>07:55</text:p>
          </table:table-cell>
          <table:table-cell table:formula="of:=IF(ISBLANK([.G123]);&quot;&quot;;IF([.G123]&lt;2000;2000-[.G123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50:09" calcext:value-type="date">
            <text:p>2019/7/21 7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104" calcext:value-type="float">
            <text:p>1104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ISBLANK([.A124]);&quot;&quot;;[.A124]-[.$L$36])" office:value-type="time" office:time-value="PT07H50M08.999999729S" calcext:value-type="time">
            <text:p>07:50</text:p>
          </table:table-cell>
          <table:table-cell table:formula="of:=IF(ISBLANK([.G124]);&quot;&quot;;IF([.G124]&lt;2000;2000-[.G124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45:09" calcext:value-type="date">
            <text:p>2019/7/21 7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72" calcext:value-type="float">
            <text:p>1072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ISBLANK([.A125]);&quot;&quot;;[.A125]-[.$L$36])" office:value-type="time" office:time-value="PT07H45M09.000000008S" calcext:value-type="time">
            <text:p>07:45</text:p>
          </table:table-cell>
          <table:table-cell table:formula="of:=IF(ISBLANK([.G125]);&quot;&quot;;IF([.G125]&lt;2000;2000-[.G125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40:09" calcext:value-type="date">
            <text:p>2019/7/21 7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56" calcext:value-type="float">
            <text:p>1056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IF(ISBLANK([.A126]);&quot;&quot;;[.A126]-[.$L$36])" office:value-type="time" office:time-value="PT07H40M09.000000288S" calcext:value-type="time">
            <text:p>07:40</text:p>
          </table:table-cell>
          <table:table-cell table:formula="of:=IF(ISBLANK([.G126]);&quot;&quot;;IF([.G126]&lt;2000;2000-[.G126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35:09" calcext:value-type="date">
            <text:p>2019/7/21 7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080" calcext:value-type="float">
            <text:p>1080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IF(ISBLANK([.A127]);&quot;&quot;;[.A127]-[.$L$36])" office:value-type="time" office:time-value="PT07H35M08.999999939S" calcext:value-type="time">
            <text:p>07:35</text:p>
          </table:table-cell>
          <table:table-cell table:formula="of:=IF(ISBLANK([.G127]);&quot;&quot;;IF([.G127]&lt;2000;2000-[.G127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30:19" calcext:value-type="date">
            <text:p>2019/7/21 7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072" calcext:value-type="float">
            <text:p>1072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IF(ISBLANK([.A128]);&quot;&quot;;[.A128]-[.$L$36])" office:value-type="time" office:time-value="PT07H30M19.000000041S" calcext:value-type="time">
            <text:p>07:30</text:p>
          </table:table-cell>
          <table:table-cell table:formula="of:=IF(ISBLANK([.G128]);&quot;&quot;;IF([.G128]&lt;2000;2000-[.G128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25:09" calcext:value-type="date">
            <text:p>2019/7/21 7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20" calcext:value-type="float">
            <text:p>112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IF(ISBLANK([.A129]);&quot;&quot;;[.A129]-[.$L$36])" office:value-type="time" office:time-value="PT07H25M08.999999869S" calcext:value-type="time">
            <text:p>07:25</text:p>
          </table:table-cell>
          <table:table-cell table:formula="of:=IF(ISBLANK([.G129]);&quot;&quot;;IF([.G129]&lt;2000;2000-[.G129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20:09" calcext:value-type="date">
            <text:p>2019/7/21 7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28" calcext:value-type="float">
            <text:p>11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30]);&quot;&quot;;[.A130]-[.$L$36])" office:value-type="time" office:time-value="PT07H20M09.000000148S" calcext:value-type="time">
            <text:p>07:20</text:p>
          </table:table-cell>
          <table:table-cell table:formula="of:=IF(ISBLANK([.G130]);&quot;&quot;;IF([.G130]&lt;2000;2000-[.G130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15:09" calcext:value-type="date">
            <text:p>2019/7/21 7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04" calcext:value-type="float">
            <text:p>1104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31]);&quot;&quot;;[.A131]-[.$L$36])" office:value-type="time" office:time-value="PT07H15M08.999999799S" calcext:value-type="time">
            <text:p>07:15</text:p>
          </table:table-cell>
          <table:table-cell table:formula="of:=IF(ISBLANK([.G131]);&quot;&quot;;IF([.G131]&lt;2000;2000-[.G131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10:19" calcext:value-type="date">
            <text:p>2019/7/21 7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1" calcext:value-type="float">
            <text:p>21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28" calcext:value-type="float">
            <text:p>11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32]);&quot;&quot;;[.A132]-[.$L$36])" office:value-type="time" office:time-value="PT07H10M18.999999901S" calcext:value-type="time">
            <text:p>07:10</text:p>
          </table:table-cell>
          <table:table-cell table:formula="of:=IF(ISBLANK([.G132]);&quot;&quot;;IF([.G132]&lt;2000;2000-[.G132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05:29" calcext:value-type="date">
            <text:p>2019/7/21 7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20" calcext:value-type="float">
            <text:p>112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IF(ISBLANK([.A133]);&quot;&quot;;[.A133]-[.$L$36])" office:value-type="time" office:time-value="PT07H05M29.000000004S" calcext:value-type="time">
            <text:p>07:05</text:p>
          </table:table-cell>
          <table:table-cell table:formula="of:=IF(ISBLANK([.G133]);&quot;&quot;;IF([.G133]&lt;2000;2000-[.G133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7:00:09" calcext:value-type="date">
            <text:p>2019/7/21 7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28" calcext:value-type="float">
            <text:p>11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34]);&quot;&quot;;[.A134]-[.$L$36])" office:value-type="time" office:time-value="PT07H00M09.000000008S" calcext:value-type="time">
            <text:p>07:00</text:p>
          </table:table-cell>
          <table:table-cell table:formula="of:=IF(ISBLANK([.G134]);&quot;&quot;;IF([.G134]&lt;2000;2000-[.G134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55:19" calcext:value-type="date">
            <text:p>2019/7/21 6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12" calcext:value-type="float">
            <text:p>111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35]);&quot;&quot;;[.A135]-[.$L$36])" office:value-type="time" office:time-value="PT06H55M19.000000111S" calcext:value-type="time">
            <text:p>06:55</text:p>
          </table:table-cell>
          <table:table-cell table:formula="of:=IF(ISBLANK([.G135]);&quot;&quot;;IF([.G135]&lt;2000;2000-[.G135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50:08" calcext:value-type="date">
            <text:p>2019/7/21 6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096" calcext:value-type="float">
            <text:p>1096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36]);&quot;&quot;;[.A136]-[.$L$36])" office:value-type="time" office:time-value="PT06H50M07.999999705S" calcext:value-type="time">
            <text:p>06:50</text:p>
          </table:table-cell>
          <table:table-cell table:formula="of:=IF(ISBLANK([.G136]);&quot;&quot;;IF([.G136]&lt;2000;2000-[.G136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45:08" calcext:value-type="date">
            <text:p>2019/7/21 6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088" calcext:value-type="float">
            <text:p>108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37]);&quot;&quot;;[.A137]-[.$L$36])" office:value-type="time" office:time-value="PT06H45M07.999999984S" calcext:value-type="time">
            <text:p>06:45</text:p>
          </table:table-cell>
          <table:table-cell table:formula="of:=IF(ISBLANK([.G137]);&quot;&quot;;IF([.G137]&lt;2000;2000-[.G137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40:08" calcext:value-type="date">
            <text:p>2019/7/21 6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080" calcext:value-type="float">
            <text:p>108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38]);&quot;&quot;;[.A138]-[.$L$36])" office:value-type="time" office:time-value="PT06H40M08.000000264S" calcext:value-type="time">
            <text:p>06:40</text:p>
          </table:table-cell>
          <table:table-cell table:formula="of:=IF(ISBLANK([.G138]);&quot;&quot;;IF([.G138]&lt;2000;2000-[.G138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35:08" calcext:value-type="date">
            <text:p>2019/7/21 6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9" calcext:value-type="float">
            <text:p>69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12" calcext:value-type="float">
            <text:p>1112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IF(ISBLANK([.A139]);&quot;&quot;;[.A139]-[.$L$36])" office:value-type="time" office:time-value="PT06H35M07.999999914S" calcext:value-type="time">
            <text:p>06:35</text:p>
          </table:table-cell>
          <table:table-cell table:formula="of:=IF(ISBLANK([.G139]);&quot;&quot;;IF([.G139]&lt;2000;2000-[.G139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30:08" calcext:value-type="date">
            <text:p>2019/7/21 6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48" calcext:value-type="float">
            <text:p>48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28" calcext:value-type="float">
            <text:p>112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40]);&quot;&quot;;[.A140]-[.$L$36])" office:value-type="time" office:time-value="PT06H30M08.000000194S" calcext:value-type="time">
            <text:p>06:30</text:p>
          </table:table-cell>
          <table:table-cell table:formula="of:=IF(ISBLANK([.G140]);&quot;&quot;;IF([.G140]&lt;2000;2000-[.G140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25:08" calcext:value-type="date">
            <text:p>2019/7/21 6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9" calcext:value-type="float">
            <text:p>69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36" calcext:value-type="float">
            <text:p>1136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41]);&quot;&quot;;[.A141]-[.$L$36])" office:value-type="time" office:time-value="PT06H25M07.999999844S" calcext:value-type="time">
            <text:p>06:25</text:p>
          </table:table-cell>
          <table:table-cell table:formula="of:=IF(ISBLANK([.G141]);&quot;&quot;;IF([.G141]&lt;2000;2000-[.G141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20:08" calcext:value-type="date">
            <text:p>2019/7/21 6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36" calcext:value-type="float">
            <text:p>1136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42]);&quot;&quot;;[.A142]-[.$L$36])" office:value-type="time" office:time-value="PT06H20M08.000000124S" calcext:value-type="time">
            <text:p>06:20</text:p>
          </table:table-cell>
          <table:table-cell table:formula="of:=IF(ISBLANK([.G142]);&quot;&quot;;IF([.G142]&lt;2000;2000-[.G142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15:08" calcext:value-type="date">
            <text:p>2019/7/21 6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160" calcext:value-type="float">
            <text:p>116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43]);&quot;&quot;;[.A143]-[.$L$36])" office:value-type="time" office:time-value="PT06H15M07.999999775S" calcext:value-type="time">
            <text:p>06:15</text:p>
          </table:table-cell>
          <table:table-cell table:formula="of:=IF(ISBLANK([.G143]);&quot;&quot;;IF([.G143]&lt;2000;2000-[.G143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10:08" calcext:value-type="date">
            <text:p>2019/7/21 6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3" calcext:value-type="float">
            <text:p>63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60" calcext:value-type="float">
            <text:p>116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44]);&quot;&quot;;[.A144]-[.$L$36])" office:value-type="time" office:time-value="PT06H10M08.000000054S" calcext:value-type="time">
            <text:p>06:10</text:p>
          </table:table-cell>
          <table:table-cell table:formula="of:=IF(ISBLANK([.G144]);&quot;&quot;;IF([.G144]&lt;2000;2000-[.G144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05:08" calcext:value-type="date">
            <text:p>2019/7/21 6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2" calcext:value-type="float">
            <text:p>72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45]);&quot;&quot;;[.A145]-[.$L$36])" office:value-type="time" office:time-value="PT06H05M07.999999705S" calcext:value-type="time">
            <text:p>06:05</text:p>
          </table:table-cell>
          <table:table-cell table:formula="of:=IF(ISBLANK([.G145]);&quot;&quot;;IF([.G145]&lt;2000;2000-[.G145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6:00:08" calcext:value-type="date">
            <text:p>2019/7/21 6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46]);&quot;&quot;;[.A146]-[.$L$36])" office:value-type="time" office:time-value="PT06H00M07.999999984S" calcext:value-type="time">
            <text:p>06:00</text:p>
          </table:table-cell>
          <table:table-cell table:formula="of:=IF(ISBLANK([.G146]);&quot;&quot;;IF([.G146]&lt;2000;2000-[.G146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55:08" calcext:value-type="date">
            <text:p>2019/7/21 5:5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2" calcext:value-type="float">
            <text:p>72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60" calcext:value-type="float">
            <text:p>116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47]);&quot;&quot;;[.A147]-[.$L$36])" office:value-type="time" office:time-value="PT05H55M08.000000264S" calcext:value-type="time">
            <text:p>05:55</text:p>
          </table:table-cell>
          <table:table-cell table:formula="of:=IF(ISBLANK([.G147]);&quot;&quot;;IF([.G147]&lt;2000;2000-[.G147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50:08" calcext:value-type="date">
            <text:p>2019/7/21 5:5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72" calcext:value-type="float">
            <text:p>72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60" calcext:value-type="float">
            <text:p>116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48]);&quot;&quot;;[.A148]-[.$L$36])" office:value-type="time" office:time-value="PT05H50M07.999999914S" calcext:value-type="time">
            <text:p>05:50</text:p>
          </table:table-cell>
          <table:table-cell table:formula="of:=IF(ISBLANK([.G148]);&quot;&quot;;IF([.G148]&lt;2000;2000-[.G148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45:08" calcext:value-type="date">
            <text:p>2019/7/21 5:4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60" calcext:value-type="float">
            <text:p>116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49]);&quot;&quot;;[.A149]-[.$L$36])" office:value-type="time" office:time-value="PT05H45M08.000000194S" calcext:value-type="time">
            <text:p>05:45</text:p>
          </table:table-cell>
          <table:table-cell table:formula="of:=IF(ISBLANK([.G149]);&quot;&quot;;IF([.G149]&lt;2000;2000-[.G149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40:08" calcext:value-type="date">
            <text:p>2019/7/21 5:4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68" calcext:value-type="float">
            <text:p>116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50]);&quot;&quot;;[.A150]-[.$L$36])" office:value-type="time" office:time-value="PT05H40M07.999999844S" calcext:value-type="time">
            <text:p>05:40</text:p>
          </table:table-cell>
          <table:table-cell table:formula="of:=IF(ISBLANK([.G150]);&quot;&quot;;IF([.G150]&lt;2000;2000-[.G150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35:07" calcext:value-type="date">
            <text:p>2019/7/21 5:3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76" calcext:value-type="float">
            <text:p>1176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51]);&quot;&quot;;[.A151]-[.$L$36])" office:value-type="time" office:time-value="PT05H35M06.99999989S" calcext:value-type="time">
            <text:p>05:35</text:p>
          </table:table-cell>
          <table:table-cell table:formula="of:=IF(ISBLANK([.G151]);&quot;&quot;;IF([.G151]&lt;2000;2000-[.G151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30:07" calcext:value-type="date">
            <text:p>2019/7/21 5:3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4" calcext:value-type="float">
            <text:p>54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84" calcext:value-type="float">
            <text:p>1184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52]);&quot;&quot;;[.A152]-[.$L$36])" office:value-type="time" office:time-value="PT05H30M07.00000017S" calcext:value-type="time">
            <text:p>05:30</text:p>
          </table:table-cell>
          <table:table-cell table:formula="of:=IF(ISBLANK([.G152]);&quot;&quot;;IF([.G152]&lt;2000;2000-[.G152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25:07" calcext:value-type="date">
            <text:p>2019/7/21 5:2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84" calcext:value-type="float">
            <text:p>1184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53]);&quot;&quot;;[.A153]-[.$L$36])" office:value-type="time" office:time-value="PT05H25M06.99999982S" calcext:value-type="time">
            <text:p>05:25</text:p>
          </table:table-cell>
          <table:table-cell table:formula="of:=IF(ISBLANK([.G153]);&quot;&quot;;IF([.G153]&lt;2000;2000-[.G153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20:07" calcext:value-type="date">
            <text:p>2019/7/21 5:2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84" calcext:value-type="float">
            <text:p>1184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54]);&quot;&quot;;[.A154]-[.$L$36])" office:value-type="time" office:time-value="PT05H20M07.0000001S" calcext:value-type="time">
            <text:p>05:20</text:p>
          </table:table-cell>
          <table:table-cell table:formula="of:=IF(ISBLANK([.G154]);&quot;&quot;;IF([.G154]&lt;2000;2000-[.G154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15:07" calcext:value-type="date">
            <text:p>2019/7/21 5:1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192" calcext:value-type="float">
            <text:p>119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IF(ISBLANK([.A155]);&quot;&quot;;[.A155]-[.$L$36])" office:value-type="time" office:time-value="PT05H15M06.99999975S" calcext:value-type="time">
            <text:p>05:15</text:p>
          </table:table-cell>
          <table:table-cell table:formula="of:=IF(ISBLANK([.G155]);&quot;&quot;;IF([.G155]&lt;2000;2000-[.G155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10:07" calcext:value-type="date">
            <text:p>2019/7/21 5:1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92" calcext:value-type="float">
            <text:p>119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56]);&quot;&quot;;[.A156]-[.$L$36])" office:value-type="time" office:time-value="PT05H10M07.00000003S" calcext:value-type="time">
            <text:p>05:10</text:p>
          </table:table-cell>
          <table:table-cell table:formula="of:=IF(ISBLANK([.G156]);&quot;&quot;;IF([.G156]&lt;2000;2000-[.G156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05:07" calcext:value-type="date">
            <text:p>2019/7/21 5:05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7" calcext:value-type="float">
            <text:p>57</text:p>
          </table:table-cell>
          <table:table-cell office:value-type="float" office:value="4088" calcext:value-type="float">
            <text:p>4088</text:p>
          </table:table-cell>
          <table:table-cell office:value-type="float" office:value="240" calcext:value-type="float">
            <text:p>240</text:p>
          </table:table-cell>
          <table:table-cell office:value-type="float" office:value="1192" calcext:value-type="float">
            <text:p>119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57]);&quot;&quot;;[.A157]-[.$L$36])" office:value-type="time" office:time-value="PT05H05M07.000000309S" calcext:value-type="time">
            <text:p>05:05</text:p>
          </table:table-cell>
          <table:table-cell table:formula="of:=IF(ISBLANK([.G157]);&quot;&quot;;IF([.G157]&lt;2000;2000-[.G157];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19-07-21T05:00:07" calcext:value-type="date">
            <text:p>2019/7/21 5:00</text:p>
          </table:table-cell>
          <table:table-cell office:value-type="string" calcext:value-type="string">
            <text:p>820118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66" calcext:value-type="float">
            <text:p>66</text:p>
          </table:table-cell>
          <table:table-cell office:value-type="float" office:value="4088" calcext:value-type="float">
            <text:p>4088</text:p>
          </table:table-cell>
          <table:table-cell office:value-type="float" office:value="248" calcext:value-type="float">
            <text:p>248</text:p>
          </table:table-cell>
          <table:table-cell office:value-type="float" office:value="1192" calcext:value-type="float">
            <text:p>119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IF(ISBLANK([.A158]);&quot;&quot;;[.A158]-[.$L$36])" office:value-type="time" office:time-value="PT05H00M06.99999996S" calcext:value-type="time">
            <text:p>05:00</text:p>
          </table:table-cell>
          <table:table-cell table:formula="of:=IF(ISBLANK([.G158]);&quot;&quot;;IF([.G158]&lt;2000;2000-[.G158];0)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ISBLANK([.A159]);&quot;&quot;;[.A159]-[.$L$36])">
            <text:p/>
          </table:table-cell>
          <table:table-cell table:formula="of:=IF(ISBLANK([.G159]);&quot;&quot;;IF([.G159]&lt;2000;2000-[.G159];0))">
            <text:p/>
          </table:table-cell>
        </table:table-row>
        <table:table-row table:style-name="ro1">
          <table:table-cell table:number-columns-repeated="11"/>
          <table:table-cell table:formula="of:=IF(ISBLANK([.A160]);&quot;&quot;;[.A160]-[.$L$36])">
            <text:p/>
          </table:table-cell>
          <table:table-cell table:formula="of:=IF(ISBLANK([.G160]);&quot;&quot;;IF([.G160]&lt;2000;2000-[.G160];0))">
            <text:p/>
          </table:table-cell>
        </table:table-row>
        <table:table-row table:style-name="ro1">
          <table:table-cell table:number-columns-repeated="11"/>
          <table:table-cell table:formula="of:=IF(ISBLANK([.A161]);&quot;&quot;;[.A161]-[.$L$36])">
            <text:p/>
          </table:table-cell>
          <table:table-cell table:formula="of:=IF(ISBLANK([.G161]);&quot;&quot;;IF([.G161]&lt;2000;2000-[.G161];0))">
            <text:p/>
          </table:table-cell>
        </table:table-row>
        <table:table-row table:style-name="ro1">
          <table:table-cell table:number-columns-repeated="11"/>
          <table:table-cell table:formula="of:=IF(ISBLANK([.A162]);&quot;&quot;;[.A162]-[.$L$36])">
            <text:p/>
          </table:table-cell>
          <table:table-cell table:formula="of:=IF(ISBLANK([.G162]);&quot;&quot;;IF([.G162]&lt;2000;2000-[.G162];0))">
            <text:p/>
          </table:table-cell>
        </table:table-row>
        <table:table-row table:style-name="ro1">
          <table:table-cell table:number-columns-repeated="11"/>
          <table:table-cell table:formula="of:=IF(ISBLANK([.A163]);&quot;&quot;;[.A163]-[.$L$36])">
            <text:p/>
          </table:table-cell>
          <table:table-cell table:formula="of:=IF(ISBLANK([.G163]);&quot;&quot;;IF([.G163]&lt;2000;2000-[.G163];0))">
            <text:p/>
          </table:table-cell>
        </table:table-row>
        <table:table-row table:style-name="ro1">
          <table:table-cell table:number-columns-repeated="11"/>
          <table:table-cell table:formula="of:=IF(ISBLANK([.A164]);&quot;&quot;;[.A164]-[.$L$36])">
            <text:p/>
          </table:table-cell>
          <table:table-cell table:formula="of:=IF(ISBLANK([.G164]);&quot;&quot;;IF([.G164]&lt;2000;2000-[.G164];0))">
            <text:p/>
          </table:table-cell>
        </table:table-row>
        <table:table-row table:style-name="ro1">
          <table:table-cell table:number-columns-repeated="11"/>
          <table:table-cell table:formula="of:=IF(ISBLANK([.A165]);&quot;&quot;;[.A165]-[.$L$36])">
            <text:p/>
          </table:table-cell>
          <table:table-cell table:formula="of:=IF(ISBLANK([.G165]);&quot;&quot;;IF([.G165]&lt;2000;2000-[.G165];0))">
            <text:p/>
          </table:table-cell>
        </table:table-row>
        <table:table-row table:style-name="ro1">
          <table:table-cell table:number-columns-repeated="11"/>
          <table:table-cell table:formula="of:=IF(ISBLANK([.A166]);&quot;&quot;;[.A166]-[.$L$36])">
            <text:p/>
          </table:table-cell>
          <table:table-cell table:formula="of:=IF(ISBLANK([.G166]);&quot;&quot;;IF([.G166]&lt;2000;2000-[.G166];0))">
            <text:p/>
          </table:table-cell>
        </table:table-row>
        <table:table-row table:style-name="ro1">
          <table:table-cell table:number-columns-repeated="11"/>
          <table:table-cell table:formula="of:=IF(ISBLANK([.A167]);&quot;&quot;;[.A167]-[.$L$36])">
            <text:p/>
          </table:table-cell>
          <table:table-cell table:formula="of:=IF(ISBLANK([.G167]);&quot;&quot;;IF([.G167]&lt;2000;2000-[.G167];0))">
            <text:p/>
          </table:table-cell>
        </table:table-row>
        <table:table-row table:style-name="ro1">
          <table:table-cell table:number-columns-repeated="11"/>
          <table:table-cell table:formula="of:=IF(ISBLANK([.A168]);&quot;&quot;;[.A168]-[.$L$36])">
            <text:p/>
          </table:table-cell>
          <table:table-cell table:formula="of:=IF(ISBLANK([.G168]);&quot;&quot;;IF([.G168]&lt;2000;2000-[.G168];0))">
            <text:p/>
          </table:table-cell>
        </table:table-row>
        <table:table-row table:style-name="ro1">
          <table:table-cell table:number-columns-repeated="11"/>
          <table:table-cell table:formula="of:=IF(ISBLANK([.A169]);&quot;&quot;;[.A169]-[.$L$36])">
            <text:p/>
          </table:table-cell>
          <table:table-cell table:formula="of:=IF(ISBLANK([.G169]);&quot;&quot;;IF([.G169]&lt;2000;2000-[.G169];0))">
            <text:p/>
          </table:table-cell>
        </table:table-row>
        <table:table-row table:style-name="ro1">
          <table:table-cell table:number-columns-repeated="11"/>
          <table:table-cell table:formula="of:=IF(ISBLANK([.A170]);&quot;&quot;;[.A170]-[.$L$36])">
            <text:p/>
          </table:table-cell>
          <table:table-cell table:formula="of:=IF(ISBLANK([.G170]);&quot;&quot;;IF([.G170]&lt;2000;2000-[.G170];0))">
            <text:p/>
          </table:table-cell>
        </table:table-row>
        <table:table-row table:style-name="ro1">
          <table:table-cell table:number-columns-repeated="11"/>
          <table:table-cell table:formula="of:=IF(ISBLANK([.A171]);&quot;&quot;;[.A171]-[.$L$36])">
            <text:p/>
          </table:table-cell>
          <table:table-cell table:formula="of:=IF(ISBLANK([.G171]);&quot;&quot;;IF([.G171]&lt;2000;2000-[.G171];0))">
            <text:p/>
          </table:table-cell>
        </table:table-row>
        <table:table-row table:style-name="ro1">
          <table:table-cell table:number-columns-repeated="11"/>
          <table:table-cell table:formula="of:=IF(ISBLANK([.A172]);&quot;&quot;;[.A172]-[.$L$36])">
            <text:p/>
          </table:table-cell>
          <table:table-cell table:formula="of:=IF(ISBLANK([.G172]);&quot;&quot;;IF([.G172]&lt;2000;2000-[.G172];0))">
            <text:p/>
          </table:table-cell>
        </table:table-row>
        <table:table-row table:style-name="ro1">
          <table:table-cell table:number-columns-repeated="11"/>
          <table:table-cell table:formula="of:=IF(ISBLANK([.A173]);&quot;&quot;;[.A173]-[.$L$36])">
            <text:p/>
          </table:table-cell>
          <table:table-cell table:formula="of:=IF(ISBLANK([.G173]);&quot;&quot;;IF([.G173]&lt;2000;2000-[.G173];0))">
            <text:p/>
          </table:table-cell>
        </table:table-row>
        <table:table-row table:style-name="ro1">
          <table:table-cell table:number-columns-repeated="11"/>
          <table:table-cell table:formula="of:=IF(ISBLANK([.A174]);&quot;&quot;;[.A174]-[.$L$36])">
            <text:p/>
          </table:table-cell>
          <table:table-cell table:formula="of:=IF(ISBLANK([.G174]);&quot;&quot;;IF([.G174]&lt;2000;2000-[.G174];0))">
            <text:p/>
          </table:table-cell>
        </table:table-row>
        <table:table-row table:style-name="ro1">
          <table:table-cell table:number-columns-repeated="11"/>
          <table:table-cell table:formula="of:=IF(ISBLANK([.A175]);&quot;&quot;;[.A175]-[.$L$36])">
            <text:p/>
          </table:table-cell>
          <table:table-cell table:formula="of:=IF(ISBLANK([.G175]);&quot;&quot;;IF([.G175]&lt;2000;2000-[.G175];0))">
            <text:p/>
          </table:table-cell>
        </table:table-row>
        <table:table-row table:style-name="ro1">
          <table:table-cell table:number-columns-repeated="11"/>
          <table:table-cell table:formula="of:=IF(ISBLANK([.A176]);&quot;&quot;;[.A176]-[.$L$36])">
            <text:p/>
          </table:table-cell>
          <table:table-cell table:formula="of:=IF(ISBLANK([.G176]);&quot;&quot;;IF([.G176]&lt;2000;2000-[.G176];0))">
            <text:p/>
          </table:table-cell>
        </table:table-row>
        <table:table-row table:style-name="ro1">
          <table:table-cell table:number-columns-repeated="11"/>
          <table:table-cell table:formula="of:=IF(ISBLANK([.A177]);&quot;&quot;;[.A177]-[.$L$36])">
            <text:p/>
          </table:table-cell>
          <table:table-cell table:formula="of:=IF(ISBLANK([.G177]);&quot;&quot;;IF([.G177]&lt;2000;2000-[.G177];0))">
            <text:p/>
          </table:table-cell>
        </table:table-row>
        <table:table-row table:style-name="ro1">
          <table:table-cell table:number-columns-repeated="11"/>
          <table:table-cell table:formula="of:=IF(ISBLANK([.A178]);&quot;&quot;;[.A178]-[.$L$36])">
            <text:p/>
          </table:table-cell>
          <table:table-cell table:formula="of:=IF(ISBLANK([.G178]);&quot;&quot;;IF([.G178]&lt;2000;2000-[.G178];0))">
            <text:p/>
          </table:table-cell>
        </table:table-row>
        <table:table-row table:style-name="ro1">
          <table:table-cell table:number-columns-repeated="11"/>
          <table:table-cell table:formula="of:=IF(ISBLANK([.A179]);&quot;&quot;;[.A179]-[.$L$36])">
            <text:p/>
          </table:table-cell>
          <table:table-cell table:formula="of:=IF(ISBLANK([.G179]);&quot;&quot;;IF([.G179]&lt;2000;2000-[.G179];0))">
            <text:p/>
          </table:table-cell>
        </table:table-row>
        <table:table-row table:style-name="ro1">
          <table:table-cell table:number-columns-repeated="11"/>
          <table:table-cell table:formula="of:=IF(ISBLANK([.A180]);&quot;&quot;;[.A180]-[.$L$36])">
            <text:p/>
          </table:table-cell>
          <table:table-cell table:formula="of:=IF(ISBLANK([.G180]);&quot;&quot;;IF([.G180]&lt;2000;2000-[.G180];0))">
            <text:p/>
          </table:table-cell>
        </table:table-row>
        <table:table-row table:style-name="ro1">
          <table:table-cell table:number-columns-repeated="11"/>
          <table:table-cell table:formula="of:=IF(ISBLANK([.A181]);&quot;&quot;;[.A181]-[.$L$36])">
            <text:p/>
          </table:table-cell>
          <table:table-cell table:formula="of:=IF(ISBLANK([.G181]);&quot;&quot;;IF([.G181]&lt;2000;2000-[.G181];0))">
            <text:p/>
          </table:table-cell>
        </table:table-row>
        <table:table-row table:style-name="ro1">
          <table:table-cell table:number-columns-repeated="11"/>
          <table:table-cell table:formula="of:=IF(ISBLANK([.A182]);&quot;&quot;;[.A182]-[.$L$36])">
            <text:p/>
          </table:table-cell>
          <table:table-cell table:formula="of:=IF(ISBLANK([.G182]);&quot;&quot;;IF([.G182]&lt;2000;2000-[.G182];0))">
            <text:p/>
          </table:table-cell>
        </table:table-row>
        <table:table-row table:style-name="ro1">
          <table:table-cell table:number-columns-repeated="11"/>
          <table:table-cell table:formula="of:=IF(ISBLANK([.A183]);&quot;&quot;;[.A183]-[.$L$36])">
            <text:p/>
          </table:table-cell>
          <table:table-cell table:formula="of:=IF(ISBLANK([.G183]);&quot;&quot;;IF([.G183]&lt;2000;2000-[.G183];0))">
            <text:p/>
          </table:table-cell>
        </table:table-row>
        <table:table-row table:style-name="ro1">
          <table:table-cell table:number-columns-repeated="11"/>
          <table:table-cell table:formula="of:=IF(ISBLANK([.A184]);&quot;&quot;;[.A184]-[.$L$36])">
            <text:p/>
          </table:table-cell>
          <table:table-cell table:formula="of:=IF(ISBLANK([.G184]);&quot;&quot;;IF([.G184]&lt;2000;2000-[.G184];0))">
            <text:p/>
          </table:table-cell>
        </table:table-row>
        <table:table-row table:style-name="ro1">
          <table:table-cell table:number-columns-repeated="11"/>
          <table:table-cell table:formula="of:=IF(ISBLANK([.A185]);&quot;&quot;;[.A185]-[.$L$36])">
            <text:p/>
          </table:table-cell>
          <table:table-cell table:formula="of:=IF(ISBLANK([.G185]);&quot;&quot;;IF([.G185]&lt;2000;2000-[.G185];0))">
            <text:p/>
          </table:table-cell>
        </table:table-row>
        <table:table-row table:style-name="ro1">
          <table:table-cell table:number-columns-repeated="11"/>
          <table:table-cell table:formula="of:=IF(ISBLANK([.A186]);&quot;&quot;;[.A186]-[.$L$36])">
            <text:p/>
          </table:table-cell>
          <table:table-cell table:formula="of:=IF(ISBLANK([.G186]);&quot;&quot;;IF([.G186]&lt;2000;2000-[.G186];0))">
            <text:p/>
          </table:table-cell>
        </table:table-row>
        <table:table-row table:style-name="ro1">
          <table:table-cell table:number-columns-repeated="11"/>
          <table:table-cell table:formula="of:=IF(ISBLANK([.A187]);&quot;&quot;;[.A187]-[.$L$36])">
            <text:p/>
          </table:table-cell>
          <table:table-cell table:formula="of:=IF(ISBLANK([.G187]);&quot;&quot;;IF([.G187]&lt;2000;2000-[.G187];0))">
            <text:p/>
          </table:table-cell>
        </table:table-row>
        <table:table-row table:style-name="ro1">
          <table:table-cell table:number-columns-repeated="11"/>
          <table:table-cell table:formula="of:=IF(ISBLANK([.A188]);&quot;&quot;;[.A188]-[.$L$36])">
            <text:p/>
          </table:table-cell>
          <table:table-cell table:formula="of:=IF(ISBLANK([.G188]);&quot;&quot;;IF([.G188]&lt;2000;2000-[.G188];0))">
            <text:p/>
          </table:table-cell>
        </table:table-row>
        <table:table-row table:style-name="ro1">
          <table:table-cell table:number-columns-repeated="11"/>
          <table:table-cell table:formula="of:=IF(ISBLANK([.A189]);&quot;&quot;;[.A189]-[.$L$36])">
            <text:p/>
          </table:table-cell>
          <table:table-cell table:formula="of:=IF(ISBLANK([.G189]);&quot;&quot;;IF([.G189]&lt;2000;2000-[.G189];0))">
            <text:p/>
          </table:table-cell>
        </table:table-row>
        <table:table-row table:style-name="ro1">
          <table:table-cell table:number-columns-repeated="11"/>
          <table:table-cell table:formula="of:=IF(ISBLANK([.A190]);&quot;&quot;;[.A190]-[.$L$36])">
            <text:p/>
          </table:table-cell>
          <table:table-cell table:formula="of:=IF(ISBLANK([.G190]);&quot;&quot;;IF([.G190]&lt;2000;2000-[.G190];0))">
            <text:p/>
          </table:table-cell>
        </table:table-row>
        <table:table-row table:style-name="ro1">
          <table:table-cell table:number-columns-repeated="11"/>
          <table:table-cell table:formula="of:=IF(ISBLANK([.A191]);&quot;&quot;;[.A191]-[.$L$36])">
            <text:p/>
          </table:table-cell>
          <table:table-cell table:formula="of:=IF(ISBLANK([.G191]);&quot;&quot;;IF([.G191]&lt;2000;2000-[.G191];0))">
            <text:p/>
          </table:table-cell>
        </table:table-row>
        <table:table-row table:style-name="ro1">
          <table:table-cell table:number-columns-repeated="11"/>
          <table:table-cell table:formula="of:=IF(ISBLANK([.A192]);&quot;&quot;;[.A192]-[.$L$36])">
            <text:p/>
          </table:table-cell>
          <table:table-cell table:formula="of:=IF(ISBLANK([.G192]);&quot;&quot;;IF([.G192]&lt;2000;2000-[.G192];0))">
            <text:p/>
          </table:table-cell>
        </table:table-row>
        <table:table-row table:style-name="ro1">
          <table:table-cell table:number-columns-repeated="11"/>
          <table:table-cell table:formula="of:=IF(ISBLANK([.A193]);&quot;&quot;;[.A193]-[.$L$36])">
            <text:p/>
          </table:table-cell>
          <table:table-cell table:formula="of:=IF(ISBLANK([.G193]);&quot;&quot;;IF([.G193]&lt;2000;2000-[.G193];0))">
            <text:p/>
          </table:table-cell>
        </table:table-row>
        <table:table-row table:style-name="ro1">
          <table:table-cell table:number-columns-repeated="11"/>
          <table:table-cell table:formula="of:=IF(ISBLANK([.A194]);&quot;&quot;;[.A194]-[.$L$36])">
            <text:p/>
          </table:table-cell>
          <table:table-cell table:formula="of:=IF(ISBLANK([.G194]);&quot;&quot;;IF([.G194]&lt;2000;2000-[.G194];0))">
            <text:p/>
          </table:table-cell>
        </table:table-row>
        <table:table-row table:style-name="ro1">
          <table:table-cell table:number-columns-repeated="11"/>
          <table:table-cell table:formula="of:=IF(ISBLANK([.A195]);&quot;&quot;;[.A195]-[.$L$36])">
            <text:p/>
          </table:table-cell>
          <table:table-cell table:formula="of:=IF(ISBLANK([.G195]);&quot;&quot;;IF([.G195]&lt;2000;2000-[.G195];0))">
            <text:p/>
          </table:table-cell>
        </table:table-row>
        <table:table-row table:style-name="ro1">
          <table:table-cell table:number-columns-repeated="11"/>
          <table:table-cell table:formula="of:=IF(ISBLANK([.A196]);&quot;&quot;;[.A196]-[.$L$36])">
            <text:p/>
          </table:table-cell>
          <table:table-cell table:formula="of:=IF(ISBLANK([.G196]);&quot;&quot;;IF([.G196]&lt;2000;2000-[.G196];0))">
            <text:p/>
          </table:table-cell>
        </table:table-row>
        <table:table-row table:style-name="ro1">
          <table:table-cell table:number-columns-repeated="11"/>
          <table:table-cell table:formula="of:=IF(ISBLANK([.A197]);&quot;&quot;;[.A197]-[.$L$36])">
            <text:p/>
          </table:table-cell>
          <table:table-cell table:formula="of:=IF(ISBLANK([.G197]);&quot;&quot;;IF([.G197]&lt;2000;2000-[.G197];0))">
            <text:p/>
          </table:table-cell>
        </table:table-row>
        <table:table-row table:style-name="ro1">
          <table:table-cell table:number-columns-repeated="11"/>
          <table:table-cell table:formula="of:=IF(ISBLANK([.A198]);&quot;&quot;;[.A198]-[.$L$36])">
            <text:p/>
          </table:table-cell>
          <table:table-cell table:formula="of:=IF(ISBLANK([.G198]);&quot;&quot;;IF([.G198]&lt;2000;2000-[.G198];0))">
            <text:p/>
          </table:table-cell>
        </table:table-row>
        <table:table-row table:style-name="ro1">
          <table:table-cell table:number-columns-repeated="11"/>
          <table:table-cell table:formula="of:=IF(ISBLANK([.A199]);&quot;&quot;;[.A199]-[.$L$36])">
            <text:p/>
          </table:table-cell>
          <table:table-cell table:formula="of:=IF(ISBLANK([.G199]);&quot;&quot;;IF([.G199]&lt;2000;2000-[.G199];0))">
            <text:p/>
          </table:table-cell>
        </table:table-row>
        <table:table-row table:style-name="ro1">
          <table:table-cell table:number-columns-repeated="11"/>
          <table:table-cell table:formula="of:=IF(ISBLANK([.A200]);&quot;&quot;;[.A200]-[.$L$36])">
            <text:p/>
          </table:table-cell>
          <table:table-cell table:formula="of:=IF(ISBLANK([.G200]);&quot;&quot;;IF([.G200]&lt;2000;2000-[.G200];0))">
            <text:p/>
          </table:table-cell>
        </table:table-row>
        <table:table-row table:style-name="ro1">
          <table:table-cell table:number-columns-repeated="11"/>
          <table:table-cell table:formula="of:=IF(ISBLANK([.A201]);&quot;&quot;;[.A201]-[.$L$36])">
            <text:p/>
          </table:table-cell>
          <table:table-cell table:formula="of:=IF(ISBLANK([.G201]);&quot;&quot;;IF([.G201]&lt;2000;2000-[.G201];0))">
            <text:p/>
          </table:table-cell>
        </table:table-row>
        <table:table-row table:style-name="ro1">
          <table:table-cell table:number-columns-repeated="11"/>
          <table:table-cell table:formula="of:=IF(ISBLANK([.A202]);&quot;&quot;;[.A202]-[.$L$36])">
            <text:p/>
          </table:table-cell>
          <table:table-cell table:formula="of:=IF(ISBLANK([.G202]);&quot;&quot;;IF([.G202]&lt;2000;2000-[.G202];0))">
            <text:p/>
          </table:table-cell>
        </table:table-row>
        <table:table-row table:style-name="ro1">
          <table:table-cell table:number-columns-repeated="11"/>
          <table:table-cell table:formula="of:=IF(ISBLANK([.A203]);&quot;&quot;;[.A203]-[.$L$36])">
            <text:p/>
          </table:table-cell>
          <table:table-cell table:formula="of:=IF(ISBLANK([.G203]);&quot;&quot;;IF([.G203]&lt;2000;2000-[.G203];0))">
            <text:p/>
          </table:table-cell>
        </table:table-row>
        <table:table-row table:style-name="ro1">
          <table:table-cell table:number-columns-repeated="11"/>
          <table:table-cell table:formula="of:=IF(ISBLANK([.A204]);&quot;&quot;;[.A204]-[.$L$36])">
            <text:p/>
          </table:table-cell>
          <table:table-cell table:formula="of:=IF(ISBLANK([.G204]);&quot;&quot;;IF([.G204]&lt;2000;2000-[.G204];0))">
            <text:p/>
          </table:table-cell>
        </table:table-row>
        <table:table-row table:style-name="ro1">
          <table:table-cell table:number-columns-repeated="11"/>
          <table:table-cell table:formula="of:=IF(ISBLANK([.A205]);&quot;&quot;;[.A205]-[.$L$36])">
            <text:p/>
          </table:table-cell>
          <table:table-cell table:formula="of:=IF(ISBLANK([.G205]);&quot;&quot;;IF([.G205]&lt;2000;2000-[.G205];0))">
            <text:p/>
          </table:table-cell>
        </table:table-row>
        <table:table-row table:style-name="ro1">
          <table:table-cell table:number-columns-repeated="11"/>
          <table:table-cell table:formula="of:=IF(ISBLANK([.A206]);&quot;&quot;;[.A206]-[.$L$36])">
            <text:p/>
          </table:table-cell>
          <table:table-cell table:formula="of:=IF(ISBLANK([.G206]);&quot;&quot;;IF([.G206]&lt;2000;2000-[.G206];0))">
            <text:p/>
          </table:table-cell>
        </table:table-row>
        <table:table-row table:style-name="ro1">
          <table:table-cell table:number-columns-repeated="11"/>
          <table:table-cell table:formula="of:=IF(ISBLANK([.A207]);&quot;&quot;;[.A207]-[.$L$36])">
            <text:p/>
          </table:table-cell>
          <table:table-cell table:formula="of:=IF(ISBLANK([.G207]);&quot;&quot;;IF([.G207]&lt;2000;2000-[.G207];0))">
            <text:p/>
          </table:table-cell>
        </table:table-row>
        <table:table-row table:style-name="ro1">
          <table:table-cell table:number-columns-repeated="11"/>
          <table:table-cell table:formula="of:=IF(ISBLANK([.A208]);&quot;&quot;;[.A208]-[.$L$36])">
            <text:p/>
          </table:table-cell>
          <table:table-cell table:formula="of:=IF(ISBLANK([.G208]);&quot;&quot;;IF([.G208]&lt;2000;2000-[.G208];0))">
            <text:p/>
          </table:table-cell>
        </table:table-row>
        <table:table-row table:style-name="ro1">
          <table:table-cell table:number-columns-repeated="11"/>
          <table:table-cell table:formula="of:=IF(ISBLANK([.A209]);&quot;&quot;;[.A209]-[.$L$36])">
            <text:p/>
          </table:table-cell>
          <table:table-cell table:formula="of:=IF(ISBLANK([.G209]);&quot;&quot;;IF([.G209]&lt;2000;2000-[.G209];0))">
            <text:p/>
          </table:table-cell>
        </table:table-row>
        <table:table-row table:style-name="ro1">
          <table:table-cell table:number-columns-repeated="11"/>
          <table:table-cell table:formula="of:=IF(ISBLANK([.A210]);&quot;&quot;;[.A210]-[.$L$36])">
            <text:p/>
          </table:table-cell>
          <table:table-cell table:formula="of:=IF(ISBLANK([.G210]);&quot;&quot;;IF([.G210]&lt;2000;2000-[.G210];0))">
            <text:p/>
          </table:table-cell>
        </table:table-row>
        <table:table-row table:style-name="ro1">
          <table:table-cell table:number-columns-repeated="11"/>
          <table:table-cell table:formula="of:=IF(ISBLANK([.A211]);&quot;&quot;;[.A211]-[.$L$36])">
            <text:p/>
          </table:table-cell>
          <table:table-cell table:formula="of:=IF(ISBLANK([.G211]);&quot;&quot;;IF([.G211]&lt;2000;2000-[.G211];0))">
            <text:p/>
          </table:table-cell>
        </table:table-row>
        <table:table-row table:style-name="ro1">
          <table:table-cell table:number-columns-repeated="11"/>
          <table:table-cell table:formula="of:=IF(ISBLANK([.A212]);&quot;&quot;;[.A212]-[.$L$36])">
            <text:p/>
          </table:table-cell>
          <table:table-cell table:formula="of:=IF(ISBLANK([.G212]);&quot;&quot;;IF([.G212]&lt;2000;2000-[.G212];0))">
            <text:p/>
          </table:table-cell>
        </table:table-row>
        <table:table-row table:style-name="ro1">
          <table:table-cell table:number-columns-repeated="11"/>
          <table:table-cell table:formula="of:=IF(ISBLANK([.A213]);&quot;&quot;;[.A213]-[.$L$36])">
            <text:p/>
          </table:table-cell>
          <table:table-cell table:formula="of:=IF(ISBLANK([.G213]);&quot;&quot;;IF([.G213]&lt;2000;2000-[.G213];0))">
            <text:p/>
          </table:table-cell>
        </table:table-row>
        <table:table-row table:style-name="ro1">
          <table:table-cell table:number-columns-repeated="11"/>
          <table:table-cell table:formula="of:=IF(ISBLANK([.A214]);&quot;&quot;;[.A214]-[.$L$36])">
            <text:p/>
          </table:table-cell>
          <table:table-cell table:formula="of:=IF(ISBLANK([.G214]);&quot;&quot;;IF([.G214]&lt;2000;2000-[.G214];0))">
            <text:p/>
          </table:table-cell>
        </table:table-row>
        <table:table-row table:style-name="ro1">
          <table:table-cell table:number-columns-repeated="11"/>
          <table:table-cell table:formula="of:=IF(ISBLANK([.A215]);&quot;&quot;;[.A215]-[.$L$36])">
            <text:p/>
          </table:table-cell>
          <table:table-cell table:formula="of:=IF(ISBLANK([.G215]);&quot;&quot;;IF([.G215]&lt;2000;2000-[.G215];0))">
            <text:p/>
          </table:table-cell>
        </table:table-row>
        <table:table-row table:style-name="ro1">
          <table:table-cell table:number-columns-repeated="11"/>
          <table:table-cell table:formula="of:=IF(ISBLANK([.A216]);&quot;&quot;;[.A216]-[.$L$36])">
            <text:p/>
          </table:table-cell>
          <table:table-cell table:formula="of:=IF(ISBLANK([.G216]);&quot;&quot;;IF([.G216]&lt;2000;2000-[.G216];0))">
            <text:p/>
          </table:table-cell>
        </table:table-row>
        <table:table-row table:style-name="ro1">
          <table:table-cell table:number-columns-repeated="11"/>
          <table:table-cell table:formula="of:=IF(ISBLANK([.A217]);&quot;&quot;;[.A217]-[.$L$36])">
            <text:p/>
          </table:table-cell>
          <table:table-cell table:formula="of:=IF(ISBLANK([.G217]);&quot;&quot;;IF([.G217]&lt;2000;2000-[.G217];0))">
            <text:p/>
          </table:table-cell>
        </table:table-row>
        <table:table-row table:style-name="ro1">
          <table:table-cell table:number-columns-repeated="11"/>
          <table:table-cell table:formula="of:=IF(ISBLANK([.A218]);&quot;&quot;;[.A218]-[.$L$36])">
            <text:p/>
          </table:table-cell>
          <table:table-cell table:formula="of:=IF(ISBLANK([.G218]);&quot;&quot;;IF([.G218]&lt;2000;2000-[.G218];0))">
            <text:p/>
          </table:table-cell>
        </table:table-row>
        <table:table-row table:style-name="ro1">
          <table:table-cell table:number-columns-repeated="11"/>
          <table:table-cell table:formula="of:=IF(ISBLANK([.A219]);&quot;&quot;;[.A219]-[.$L$36])">
            <text:p/>
          </table:table-cell>
          <table:table-cell table:formula="of:=IF(ISBLANK([.G219]);&quot;&quot;;IF([.G219]&lt;2000;2000-[.G219];0))">
            <text:p/>
          </table:table-cell>
        </table:table-row>
        <table:table-row table:style-name="ro1">
          <table:table-cell table:number-columns-repeated="11"/>
          <table:table-cell table:formula="of:=IF(ISBLANK([.A220]);&quot;&quot;;[.A220]-[.$L$36])">
            <text:p/>
          </table:table-cell>
          <table:table-cell table:formula="of:=IF(ISBLANK([.G220]);&quot;&quot;;IF([.G220]&lt;2000;2000-[.G220];0))">
            <text:p/>
          </table:table-cell>
        </table:table-row>
        <table:table-row table:style-name="ro1">
          <table:table-cell table:number-columns-repeated="11"/>
          <table:table-cell table:formula="of:=IF(ISBLANK([.A221]);&quot;&quot;;[.A221]-[.$L$36])">
            <text:p/>
          </table:table-cell>
          <table:table-cell table:formula="of:=IF(ISBLANK([.G221]);&quot;&quot;;IF([.G221]&lt;2000;2000-[.G221];0))">
            <text:p/>
          </table:table-cell>
        </table:table-row>
        <table:table-row table:style-name="ro1">
          <table:table-cell table:number-columns-repeated="11"/>
          <table:table-cell table:formula="of:=IF(ISBLANK([.A222]);&quot;&quot;;[.A222]-[.$L$36])">
            <text:p/>
          </table:table-cell>
          <table:table-cell table:formula="of:=IF(ISBLANK([.G222]);&quot;&quot;;IF([.G222]&lt;2000;2000-[.G222];0))">
            <text:p/>
          </table:table-cell>
        </table:table-row>
        <table:table-row table:style-name="ro1">
          <table:table-cell table:number-columns-repeated="11"/>
          <table:table-cell table:formula="of:=IF(ISBLANK([.A223]);&quot;&quot;;[.A223]-[.$L$36])">
            <text:p/>
          </table:table-cell>
          <table:table-cell table:formula="of:=IF(ISBLANK([.G223]);&quot;&quot;;IF([.G223]&lt;2000;2000-[.G223];0))">
            <text:p/>
          </table:table-cell>
        </table:table-row>
        <table:table-row table:style-name="ro1">
          <table:table-cell table:number-columns-repeated="11"/>
          <table:table-cell table:formula="of:=IF(ISBLANK([.A224]);&quot;&quot;;[.A224]-[.$L$36])">
            <text:p/>
          </table:table-cell>
          <table:table-cell table:formula="of:=IF(ISBLANK([.G224]);&quot;&quot;;IF([.G224]&lt;2000;2000-[.G224];0))">
            <text:p/>
          </table:table-cell>
        </table:table-row>
        <table:table-row table:style-name="ro1">
          <table:table-cell table:number-columns-repeated="11"/>
          <table:table-cell table:formula="of:=IF(ISBLANK([.A225]);&quot;&quot;;[.A225]-[.$L$36])">
            <text:p/>
          </table:table-cell>
          <table:table-cell table:formula="of:=IF(ISBLANK([.G225]);&quot;&quot;;IF([.G225]&lt;2000;2000-[.G225];0))">
            <text:p/>
          </table:table-cell>
        </table:table-row>
        <table:table-row table:style-name="ro1">
          <table:table-cell table:number-columns-repeated="11"/>
          <table:table-cell table:formula="of:=IF(ISBLANK([.A226]);&quot;&quot;;[.A226]-[.$L$36])">
            <text:p/>
          </table:table-cell>
          <table:table-cell table:formula="of:=IF(ISBLANK([.G226]);&quot;&quot;;IF([.G226]&lt;2000;2000-[.G226];0))">
            <text:p/>
          </table:table-cell>
        </table:table-row>
        <table:table-row table:style-name="ro1">
          <table:table-cell table:number-columns-repeated="11"/>
          <table:table-cell table:formula="of:=IF(ISBLANK([.A227]);&quot;&quot;;[.A227]-[.$L$36])">
            <text:p/>
          </table:table-cell>
          <table:table-cell table:formula="of:=IF(ISBLANK([.G227]);&quot;&quot;;IF([.G227]&lt;2000;2000-[.G227];0))">
            <text:p/>
          </table:table-cell>
        </table:table-row>
        <table:table-row table:style-name="ro1">
          <table:table-cell table:number-columns-repeated="11"/>
          <table:table-cell table:formula="of:=IF(ISBLANK([.A228]);&quot;&quot;;[.A228]-[.$L$36])">
            <text:p/>
          </table:table-cell>
          <table:table-cell table:formula="of:=IF(ISBLANK([.G228]);&quot;&quot;;IF([.G228]&lt;2000;2000-[.G228];0))">
            <text:p/>
          </table:table-cell>
        </table:table-row>
        <table:table-row table:style-name="ro1">
          <table:table-cell table:number-columns-repeated="11"/>
          <table:table-cell table:formula="of:=IF(ISBLANK([.A229]);&quot;&quot;;[.A229]-[.$L$36])">
            <text:p/>
          </table:table-cell>
          <table:table-cell table:formula="of:=IF(ISBLANK([.G229]);&quot;&quot;;IF([.G229]&lt;2000;2000-[.G229];0))">
            <text:p/>
          </table:table-cell>
        </table:table-row>
        <table:table-row table:style-name="ro1">
          <table:table-cell table:number-columns-repeated="11"/>
          <table:table-cell table:formula="of:=IF(ISBLANK([.A230]);&quot;&quot;;[.A230]-[.$L$36])">
            <text:p/>
          </table:table-cell>
          <table:table-cell table:formula="of:=IF(ISBLANK([.G230]);&quot;&quot;;IF([.G230]&lt;2000;2000-[.G230];0))">
            <text:p/>
          </table:table-cell>
        </table:table-row>
        <table:table-row table:style-name="ro1">
          <table:table-cell table:number-columns-repeated="11"/>
          <table:table-cell table:formula="of:=IF(ISBLANK([.A231]);&quot;&quot;;[.A231]-[.$L$36])">
            <text:p/>
          </table:table-cell>
          <table:table-cell table:formula="of:=IF(ISBLANK([.G231]);&quot;&quot;;IF([.G231]&lt;2000;2000-[.G231];0))">
            <text:p/>
          </table:table-cell>
        </table:table-row>
        <table:table-row table:style-name="ro1">
          <table:table-cell table:number-columns-repeated="11"/>
          <table:table-cell table:formula="of:=IF(ISBLANK([.A232]);&quot;&quot;;[.A232]-[.$L$36])">
            <text:p/>
          </table:table-cell>
          <table:table-cell table:formula="of:=IF(ISBLANK([.G232]);&quot;&quot;;IF([.G232]&lt;2000;2000-[.G232];0))">
            <text:p/>
          </table:table-cell>
        </table:table-row>
        <table:table-row table:style-name="ro1">
          <table:table-cell table:number-columns-repeated="11"/>
          <table:table-cell table:formula="of:=IF(ISBLANK([.A233]);&quot;&quot;;[.A233]-[.$L$36])">
            <text:p/>
          </table:table-cell>
          <table:table-cell table:formula="of:=IF(ISBLANK([.G233]);&quot;&quot;;IF([.G233]&lt;2000;2000-[.G233];0))">
            <text:p/>
          </table:table-cell>
        </table:table-row>
        <table:table-row table:style-name="ro1">
          <table:table-cell table:number-columns-repeated="11"/>
          <table:table-cell table:formula="of:=IF(ISBLANK([.A234]);&quot;&quot;;[.A234]-[.$L$36])">
            <text:p/>
          </table:table-cell>
          <table:table-cell table:formula="of:=IF(ISBLANK([.G234]);&quot;&quot;;IF([.G234]&lt;2000;2000-[.G234];0))">
            <text:p/>
          </table:table-cell>
        </table:table-row>
        <table:table-row table:style-name="ro1">
          <table:table-cell table:number-columns-repeated="11"/>
          <table:table-cell table:formula="of:=IF(ISBLANK([.A235]);&quot;&quot;;[.A235]-[.$L$36])">
            <text:p/>
          </table:table-cell>
          <table:table-cell table:formula="of:=IF(ISBLANK([.G235]);&quot;&quot;;IF([.G235]&lt;2000;2000-[.G235];0))">
            <text:p/>
          </table:table-cell>
        </table:table-row>
        <table:table-row table:style-name="ro1">
          <table:table-cell table:number-columns-repeated="11"/>
          <table:table-cell table:formula="of:=IF(ISBLANK([.A236]);&quot;&quot;;[.A236]-[.$L$36])">
            <text:p/>
          </table:table-cell>
          <table:table-cell table:formula="of:=IF(ISBLANK([.G236]);&quot;&quot;;IF([.G236]&lt;2000;2000-[.G236];0))">
            <text:p/>
          </table:table-cell>
        </table:table-row>
        <table:table-row table:style-name="ro1">
          <table:table-cell table:number-columns-repeated="11"/>
          <table:table-cell table:formula="of:=IF(ISBLANK([.A237]);&quot;&quot;;[.A237]-[.$L$36])">
            <text:p/>
          </table:table-cell>
          <table:table-cell table:formula="of:=IF(ISBLANK([.G237]);&quot;&quot;;IF([.G237]&lt;2000;2000-[.G237];0))">
            <text:p/>
          </table:table-cell>
        </table:table-row>
        <table:table-row table:style-name="ro1">
          <table:table-cell table:number-columns-repeated="11"/>
          <table:table-cell table:formula="of:=IF(ISBLANK([.A238]);&quot;&quot;;[.A238]-[.$L$36])">
            <text:p/>
          </table:table-cell>
          <table:table-cell table:style-name="ce5" table:formula="of:=IF(ISBLANK([.G238]);&quot;&quot;;IF([.G238]&lt;2000;2000-[.G238];0))">
            <text:p/>
          </table:table-cell>
        </table:table-row>
        <table:table-row table:style-name="ro1">
          <table:table-cell table:number-columns-repeated="11"/>
          <table:table-cell table:formula="of:=IF(ISBLANK([.A239]);&quot;&quot;;[.A239]-[.$L$36])">
            <text:p/>
          </table:table-cell>
          <table:table-cell table:style-name="ce5" table:formula="of:=IF(ISBLANK([.G239]);&quot;&quot;;IF([.G239]&lt;2000;2000-[.G239];0))">
            <text:p/>
          </table:table-cell>
        </table:table-row>
        <table:table-row table:style-name="ro1">
          <table:table-cell table:number-columns-repeated="11"/>
          <table:table-cell table:formula="of:=IF(ISBLANK([.A240]);&quot;&quot;;[.A240]-[.$L$36])">
            <text:p/>
          </table:table-cell>
          <table:table-cell table:style-name="ce5" table:formula="of:=IF(ISBLANK([.G240]);&quot;&quot;;IF([.G240]&lt;2000;2000-[.G240];0))">
            <text:p/>
          </table:table-cell>
        </table:table-row>
        <table:table-row table:style-name="ro1">
          <table:table-cell table:number-columns-repeated="11"/>
          <table:table-cell table:formula="of:=IF(ISBLANK([.A241]);&quot;&quot;;[.A241]-[.$L$36])">
            <text:p/>
          </table:table-cell>
          <table:table-cell table:style-name="ce5" table:formula="of:=IF(ISBLANK([.G241]);&quot;&quot;;IF([.G241]&lt;2000;2000-[.G241];0))">
            <text:p/>
          </table:table-cell>
        </table:table-row>
        <table:table-row table:style-name="ro1">
          <table:table-cell table:number-columns-repeated="11"/>
          <table:table-cell table:formula="of:=IF(ISBLANK([.A242]);&quot;&quot;;[.A242]-[.$L$36])">
            <text:p/>
          </table:table-cell>
          <table:table-cell table:style-name="ce5" table:formula="of:=IF(ISBLANK([.G242]);&quot;&quot;;IF([.G242]&lt;2000;2000-[.G242];0))">
            <text:p/>
          </table:table-cell>
        </table:table-row>
        <table:table-row table:style-name="ro1">
          <table:table-cell table:number-columns-repeated="11"/>
          <table:table-cell table:formula="of:=IF(ISBLANK([.A243]);&quot;&quot;;[.A243]-[.$L$36])">
            <text:p/>
          </table:table-cell>
          <table:table-cell table:style-name="ce5" table:formula="of:=IF(ISBLANK([.G243]);&quot;&quot;;IF([.G243]&lt;2000;2000-[.G243];0))">
            <text:p/>
          </table:table-cell>
        </table:table-row>
        <table:table-row table:style-name="ro1">
          <table:table-cell table:number-columns-repeated="11"/>
          <table:table-cell table:formula="of:=IF(ISBLANK([.A244]);&quot;&quot;;[.A244]-[.$L$36])">
            <text:p/>
          </table:table-cell>
          <table:table-cell table:style-name="ce5" table:formula="of:=IF(ISBLANK([.G244]);&quot;&quot;;IF([.G244]&lt;2000;2000-[.G244];0))">
            <text:p/>
          </table:table-cell>
        </table:table-row>
        <table:table-row table:style-name="ro1">
          <table:table-cell table:number-columns-repeated="11"/>
          <table:table-cell table:formula="of:=IF(ISBLANK([.A245]);&quot;&quot;;[.A245]-[.$L$36])">
            <text:p/>
          </table:table-cell>
          <table:table-cell table:style-name="ce5" table:formula="of:=IF(ISBLANK([.G245]);&quot;&quot;;IF([.G245]&lt;2000;2000-[.G245];0))">
            <text:p/>
          </table:table-cell>
        </table:table-row>
        <table:table-row table:style-name="ro1">
          <table:table-cell table:number-columns-repeated="11"/>
          <table:table-cell table:formula="of:=IF(ISBLANK([.A246]);&quot;&quot;;[.A246]-[.$L$36])">
            <text:p/>
          </table:table-cell>
          <table:table-cell table:style-name="ce5" table:formula="of:=IF(ISBLANK([.G246]);&quot;&quot;;IF([.G246]&lt;2000;2000-[.G246];0))">
            <text:p/>
          </table:table-cell>
        </table:table-row>
        <table:table-row table:style-name="ro1">
          <table:table-cell table:number-columns-repeated="11"/>
          <table:table-cell table:formula="of:=IF(ISBLANK([.A247]);&quot;&quot;;[.A247]-[.$L$36])">
            <text:p/>
          </table:table-cell>
          <table:table-cell table:style-name="ce5" table:formula="of:=IF(ISBLANK([.G247]);&quot;&quot;;IF([.G247]&lt;2000;2000-[.G247];0))">
            <text:p/>
          </table:table-cell>
        </table:table-row>
        <table:table-row table:style-name="ro1">
          <table:table-cell table:number-columns-repeated="11"/>
          <table:table-cell table:formula="of:=IF(ISBLANK([.A248]);&quot;&quot;;[.A248]-[.$L$36])">
            <text:p/>
          </table:table-cell>
          <table:table-cell table:style-name="ce5" table:formula="of:=IF(ISBLANK([.G248]);&quot;&quot;;IF([.G248]&lt;2000;2000-[.G248];0))">
            <text:p/>
          </table:table-cell>
        </table:table-row>
        <table:table-row table:style-name="ro1">
          <table:table-cell table:number-columns-repeated="11"/>
          <table:table-cell table:formula="of:=IF(ISBLANK([.A249]);&quot;&quot;;[.A249]-[.$L$36])">
            <text:p/>
          </table:table-cell>
          <table:table-cell table:style-name="ce5" table:formula="of:=IF(ISBLANK([.G249]);&quot;&quot;;IF([.G249]&lt;2000;2000-[.G249];0))">
            <text:p/>
          </table:table-cell>
        </table:table-row>
        <table:table-row table:style-name="ro1">
          <table:table-cell table:number-columns-repeated="11"/>
          <table:table-cell table:formula="of:=IF(ISBLANK([.A250]);&quot;&quot;;[.A250]-[.$L$36])">
            <text:p/>
          </table:table-cell>
          <table:table-cell table:formula="of:=IF(ISBLANK([.G250]);&quot;&quot;;IF([.G250]&lt;2000;2000-[.G250];0))">
            <text:p/>
          </table:table-cell>
        </table:table-row>
        <table:table-row table:style-name="ro1">
          <table:table-cell table:number-columns-repeated="11"/>
          <table:table-cell table:formula="of:=IF(ISBLANK([.A251]);&quot;&quot;;[.A251]-[.$L$36])">
            <text:p/>
          </table:table-cell>
          <table:table-cell table:formula="of:=IF(ISBLANK([.G251]);&quot;&quot;;IF([.G251]&lt;2000;2000-[.G251];0))">
            <text:p/>
          </table:table-cell>
        </table:table-row>
        <table:table-row table:style-name="ro1">
          <table:table-cell table:number-columns-repeated="11"/>
          <table:table-cell table:formula="of:=IF(ISBLANK([.A252]);&quot;&quot;;[.A252]-[.$L$36])">
            <text:p/>
          </table:table-cell>
          <table:table-cell table:formula="of:=IF(ISBLANK([.G252]);&quot;&quot;;IF([.G252]&lt;2000;2000-[.G252];0))">
            <text:p/>
          </table:table-cell>
        </table:table-row>
        <table:table-row table:style-name="ro1">
          <table:table-cell table:number-columns-repeated="11"/>
          <table:table-cell table:formula="of:=IF(ISBLANK([.A253]);&quot;&quot;;[.A253]-[.$L$36])">
            <text:p/>
          </table:table-cell>
          <table:table-cell table:formula="of:=IF(ISBLANK([.G253]);&quot;&quot;;IF([.G253]&lt;2000;2000-[.G253];0))">
            <text:p/>
          </table:table-cell>
        </table:table-row>
        <table:table-row table:style-name="ro1">
          <table:table-cell table:number-columns-repeated="11"/>
          <table:table-cell table:formula="of:=IF(ISBLANK([.A254]);&quot;&quot;;[.A254]-[.$L$36])">
            <text:p/>
          </table:table-cell>
          <table:table-cell table:formula="of:=IF(ISBLANK([.G254]);&quot;&quot;;IF([.G254]&lt;2000;2000-[.G254];0))">
            <text:p/>
          </table:table-cell>
        </table:table-row>
        <table:table-row table:style-name="ro1">
          <table:table-cell table:number-columns-repeated="11"/>
          <table:table-cell table:formula="of:=IF(ISBLANK([.A255]);&quot;&quot;;[.A255]-[.$L$36])">
            <text:p/>
          </table:table-cell>
          <table:table-cell table:formula="of:=IF(ISBLANK([.G255]);&quot;&quot;;IF([.G255]&lt;2000;2000-[.G255];0))">
            <text:p/>
          </table:table-cell>
        </table:table-row>
        <table:table-row table:style-name="ro1">
          <table:table-cell table:number-columns-repeated="11"/>
          <table:table-cell table:formula="of:=IF(ISBLANK([.A256]);&quot;&quot;;[.A256]-[.$L$36])">
            <text:p/>
          </table:table-cell>
          <table:table-cell table:formula="of:=IF(ISBLANK([.G256]);&quot;&quot;;IF([.G256]&lt;2000;2000-[.G256];0))">
            <text:p/>
          </table:table-cell>
        </table:table-row>
        <table:table-row table:style-name="ro1">
          <table:table-cell table:number-columns-repeated="11"/>
          <table:table-cell table:formula="of:=IF(ISBLANK([.A257]);&quot;&quot;;[.A257]-[.$L$36])">
            <text:p/>
          </table:table-cell>
          <table:table-cell table:formula="of:=IF(ISBLANK([.G257]);&quot;&quot;;IF([.G257]&lt;2000;2000-[.G257];0))">
            <text:p/>
          </table:table-cell>
        </table:table-row>
        <table:table-row table:style-name="ro1">
          <table:table-cell table:number-columns-repeated="11"/>
          <table:table-cell table:formula="of:=IF(ISBLANK([.A258]);&quot;&quot;;[.A258]-[.$L$36])">
            <text:p/>
          </table:table-cell>
          <table:table-cell table:formula="of:=IF(ISBLANK([.G258]);&quot;&quot;;IF([.G258]&lt;2000;2000-[.G258];0))">
            <text:p/>
          </table:table-cell>
        </table:table-row>
        <table:table-row table:style-name="ro1">
          <table:table-cell table:number-columns-repeated="11"/>
          <table:table-cell table:formula="of:=IF(ISBLANK([.A259]);&quot;&quot;;[.A259]-[.$L$36])">
            <text:p/>
          </table:table-cell>
          <table:table-cell table:formula="of:=IF(ISBLANK([.G259]);&quot;&quot;;IF([.G259]&lt;2000;2000-[.G259];0))">
            <text:p/>
          </table:table-cell>
        </table:table-row>
        <table:table-row table:style-name="ro1">
          <table:table-cell table:number-columns-repeated="11"/>
          <table:table-cell table:formula="of:=IF(ISBLANK([.A260]);&quot;&quot;;[.A260]-[.$L$36])">
            <text:p/>
          </table:table-cell>
          <table:table-cell table:formula="of:=IF(ISBLANK([.G260]);&quot;&quot;;IF([.G260]&lt;2000;2000-[.G260];0))">
            <text:p/>
          </table:table-cell>
        </table:table-row>
        <table:table-row table:style-name="ro1">
          <table:table-cell table:number-columns-repeated="11"/>
          <table:table-cell table:formula="of:=IF(ISBLANK([.A261]);&quot;&quot;;[.A261]-[.$L$36])">
            <text:p/>
          </table:table-cell>
          <table:table-cell table:formula="of:=IF(ISBLANK([.G261]);&quot;&quot;;IF([.G261]&lt;2000;2000-[.G261];0))">
            <text:p/>
          </table:table-cell>
        </table:table-row>
        <table:table-row table:style-name="ro1">
          <table:table-cell table:number-columns-repeated="11"/>
          <table:table-cell table:formula="of:=IF(ISBLANK([.A262]);&quot;&quot;;[.A262]-[.$L$36])">
            <text:p/>
          </table:table-cell>
          <table:table-cell table:formula="of:=IF(ISBLANK([.G262]);&quot;&quot;;IF([.G262]&lt;2000;2000-[.G262];0))">
            <text:p/>
          </table:table-cell>
        </table:table-row>
        <table:table-row table:style-name="ro1">
          <table:table-cell table:number-columns-repeated="11"/>
          <table:table-cell table:formula="of:=IF(ISBLANK([.A263]);&quot;&quot;;[.A263]-[.$L$36])">
            <text:p/>
          </table:table-cell>
          <table:table-cell table:formula="of:=IF(ISBLANK([.G263]);&quot;&quot;;IF([.G263]&lt;2000;2000-[.G263];0))">
            <text:p/>
          </table:table-cell>
        </table:table-row>
        <table:table-row table:style-name="ro1">
          <table:table-cell table:number-columns-repeated="11"/>
          <table:table-cell table:formula="of:=IF(ISBLANK([.A264]);&quot;&quot;;[.A264]-[.$L$36])">
            <text:p/>
          </table:table-cell>
          <table:table-cell table:formula="of:=IF(ISBLANK([.G264]);&quot;&quot;;IF([.G264]&lt;2000;2000-[.G264];0))">
            <text:p/>
          </table:table-cell>
        </table:table-row>
        <table:table-row table:style-name="ro1">
          <table:table-cell table:number-columns-repeated="11"/>
          <table:table-cell table:formula="of:=IF(ISBLANK([.A265]);&quot;&quot;;[.A265]-[.$L$36])">
            <text:p/>
          </table:table-cell>
          <table:table-cell table:formula="of:=IF(ISBLANK([.G265]);&quot;&quot;;IF([.G265]&lt;2000;2000-[.G265];0))">
            <text:p/>
          </table:table-cell>
        </table:table-row>
        <table:table-row table:style-name="ro1">
          <table:table-cell table:number-columns-repeated="11"/>
          <table:table-cell table:formula="of:=IF(ISBLANK([.A266]);&quot;&quot;;[.A266]-[.$L$36])">
            <text:p/>
          </table:table-cell>
          <table:table-cell table:formula="of:=IF(ISBLANK([.G266]);&quot;&quot;;IF([.G266]&lt;2000;2000-[.G266];0))">
            <text:p/>
          </table:table-cell>
        </table:table-row>
        <table:table-row table:style-name="ro1">
          <table:table-cell table:number-columns-repeated="11"/>
          <table:table-cell table:formula="of:=IF(ISBLANK([.A267]);&quot;&quot;;[.A267]-[.$L$36])">
            <text:p/>
          </table:table-cell>
          <table:table-cell table:formula="of:=IF(ISBLANK([.G267]);&quot;&quot;;IF([.G267]&lt;2000;2000-[.G267];0))">
            <text:p/>
          </table:table-cell>
        </table:table-row>
        <table:table-row table:style-name="ro1">
          <table:table-cell table:number-columns-repeated="11"/>
          <table:table-cell table:formula="of:=IF(ISBLANK([.A268]);&quot;&quot;;[.A268]-[.$L$36])">
            <text:p/>
          </table:table-cell>
          <table:table-cell table:formula="of:=IF(ISBLANK([.G268]);&quot;&quot;;IF([.G268]&lt;2000;2000-[.G268];0))">
            <text:p/>
          </table:table-cell>
        </table:table-row>
        <table:table-row table:style-name="ro1">
          <table:table-cell table:number-columns-repeated="11"/>
          <table:table-cell table:formula="of:=IF(ISBLANK([.A269]);&quot;&quot;;[.A269]-[.$L$36])">
            <text:p/>
          </table:table-cell>
          <table:table-cell table:formula="of:=IF(ISBLANK([.G269]);&quot;&quot;;IF([.G269]&lt;2000;2000-[.G269];0))">
            <text:p/>
          </table:table-cell>
        </table:table-row>
        <table:table-row table:style-name="ro1">
          <table:table-cell table:number-columns-repeated="11"/>
          <table:table-cell table:formula="of:=IF(ISBLANK([.A270]);&quot;&quot;;[.A270]-[.$L$36])">
            <text:p/>
          </table:table-cell>
          <table:table-cell table:formula="of:=IF(ISBLANK([.G270]);&quot;&quot;;IF([.G270]&lt;2000;2000-[.G270];0))">
            <text:p/>
          </table:table-cell>
        </table:table-row>
        <table:table-row table:style-name="ro1">
          <table:table-cell table:number-columns-repeated="11"/>
          <table:table-cell table:formula="of:=IF(ISBLANK([.A271]);&quot;&quot;;[.A271]-[.$L$36])">
            <text:p/>
          </table:table-cell>
          <table:table-cell table:formula="of:=IF(ISBLANK([.G271]);&quot;&quot;;IF([.G271]&lt;2000;2000-[.G271];0))">
            <text:p/>
          </table:table-cell>
        </table:table-row>
        <table:table-row table:style-name="ro1">
          <table:table-cell table:number-columns-repeated="11"/>
          <table:table-cell table:formula="of:=IF(ISBLANK([.A272]);&quot;&quot;;[.A272]-[.$L$36])">
            <text:p/>
          </table:table-cell>
          <table:table-cell table:formula="of:=IF(ISBLANK([.G272]);&quot;&quot;;IF([.G272]&lt;2000;2000-[.G272];0))">
            <text:p/>
          </table:table-cell>
        </table:table-row>
        <table:table-row table:style-name="ro1">
          <table:table-cell table:number-columns-repeated="11"/>
          <table:table-cell table:formula="of:=IF(ISBLANK([.A273]);&quot;&quot;;[.A273]-[.$L$36])">
            <text:p/>
          </table:table-cell>
          <table:table-cell table:formula="of:=IF(ISBLANK([.G273]);&quot;&quot;;IF([.G273]&lt;2000;2000-[.G273];0))">
            <text:p/>
          </table:table-cell>
        </table:table-row>
        <table:table-row table:style-name="ro1">
          <table:table-cell table:number-columns-repeated="11"/>
          <table:table-cell table:formula="of:=IF(ISBLANK([.A274]);&quot;&quot;;[.A274]-[.$L$36])">
            <text:p/>
          </table:table-cell>
          <table:table-cell table:formula="of:=IF(ISBLANK([.G274]);&quot;&quot;;IF([.G274]&lt;2000;2000-[.G274];0))">
            <text:p/>
          </table:table-cell>
        </table:table-row>
        <table:table-row table:style-name="ro1">
          <table:table-cell table:number-columns-repeated="11"/>
          <table:table-cell table:formula="of:=IF(ISBLANK([.A275]);&quot;&quot;;[.A275]-[.$L$36])">
            <text:p/>
          </table:table-cell>
          <table:table-cell table:formula="of:=IF(ISBLANK([.G275]);&quot;&quot;;IF([.G275]&lt;2000;2000-[.G275];0))">
            <text:p/>
          </table:table-cell>
        </table:table-row>
        <table:table-row table:style-name="ro1">
          <table:table-cell table:number-columns-repeated="11"/>
          <table:table-cell table:formula="of:=IF(ISBLANK([.A276]);&quot;&quot;;[.A276]-[.$L$36])">
            <text:p/>
          </table:table-cell>
          <table:table-cell table:formula="of:=IF(ISBLANK([.G276]);&quot;&quot;;IF([.G276]&lt;2000;2000-[.G276];0))">
            <text:p/>
          </table:table-cell>
        </table:table-row>
        <table:table-row table:style-name="ro1">
          <table:table-cell table:number-columns-repeated="11"/>
          <table:table-cell table:formula="of:=IF(ISBLANK([.A277]);&quot;&quot;;[.A277]-[.$L$36])">
            <text:p/>
          </table:table-cell>
          <table:table-cell table:formula="of:=IF(ISBLANK([.G277]);&quot;&quot;;IF([.G277]&lt;2000;2000-[.G277];0))">
            <text:p/>
          </table:table-cell>
        </table:table-row>
        <table:table-row table:style-name="ro1">
          <table:table-cell table:number-columns-repeated="11"/>
          <table:table-cell table:formula="of:=IF(ISBLANK([.A278]);&quot;&quot;;[.A278]-[.$L$36])">
            <text:p/>
          </table:table-cell>
          <table:table-cell table:formula="of:=IF(ISBLANK([.G278]);&quot;&quot;;IF([.G278]&lt;2000;2000-[.G278];0))">
            <text:p/>
          </table:table-cell>
        </table:table-row>
        <table:table-row table:style-name="ro1">
          <table:table-cell table:number-columns-repeated="11"/>
          <table:table-cell table:formula="of:=IF(ISBLANK([.A279]);&quot;&quot;;[.A279]-[.$L$36])">
            <text:p/>
          </table:table-cell>
          <table:table-cell table:formula="of:=IF(ISBLANK([.G279]);&quot;&quot;;IF([.G279]&lt;2000;2000-[.G279];0))">
            <text:p/>
          </table:table-cell>
        </table:table-row>
        <table:table-row table:style-name="ro1">
          <table:table-cell table:number-columns-repeated="11"/>
          <table:table-cell table:formula="of:=IF(ISBLANK([.A280]);&quot;&quot;;[.A280]-[.$L$36])">
            <text:p/>
          </table:table-cell>
          <table:table-cell table:formula="of:=IF(ISBLANK([.G280]);&quot;&quot;;IF([.G280]&lt;2000;2000-[.G280];0))">
            <text:p/>
          </table:table-cell>
        </table:table-row>
        <table:table-row table:style-name="ro1">
          <table:table-cell table:number-columns-repeated="11"/>
          <table:table-cell table:formula="of:=IF(ISBLANK([.A281]);&quot;&quot;;[.A281]-[.$L$36])">
            <text:p/>
          </table:table-cell>
          <table:table-cell table:formula="of:=IF(ISBLANK([.G281]);&quot;&quot;;IF([.G281]&lt;2000;2000-[.G281];0))">
            <text:p/>
          </table:table-cell>
        </table:table-row>
        <table:table-row table:style-name="ro1">
          <table:table-cell table:number-columns-repeated="11"/>
          <table:table-cell table:formula="of:=IF(ISBLANK([.A282]);&quot;&quot;;[.A282]-[.$L$36])">
            <text:p/>
          </table:table-cell>
          <table:table-cell table:formula="of:=IF(ISBLANK([.G282]);&quot;&quot;;IF([.G282]&lt;2000;2000-[.G282];0))">
            <text:p/>
          </table:table-cell>
        </table:table-row>
        <table:table-row table:style-name="ro1">
          <table:table-cell table:number-columns-repeated="11"/>
          <table:table-cell table:formula="of:=IF(ISBLANK([.A283]);&quot;&quot;;[.A283]-[.$L$36])">
            <text:p/>
          </table:table-cell>
          <table:table-cell table:formula="of:=IF(ISBLANK([.G283]);&quot;&quot;;IF([.G283]&lt;2000;2000-[.G283];0))">
            <text:p/>
          </table:table-cell>
        </table:table-row>
        <table:table-row table:style-name="ro1">
          <table:table-cell table:number-columns-repeated="11"/>
          <table:table-cell table:formula="of:=IF(ISBLANK([.A284]);&quot;&quot;;[.A284]-[.$L$36])">
            <text:p/>
          </table:table-cell>
          <table:table-cell table:formula="of:=IF(ISBLANK([.G284]);&quot;&quot;;IF([.G284]&lt;2000;2000-[.G284];0))">
            <text:p/>
          </table:table-cell>
        </table:table-row>
        <table:table-row table:style-name="ro1">
          <table:table-cell table:number-columns-repeated="11"/>
          <table:table-cell table:formula="of:=IF(ISBLANK([.A285]);&quot;&quot;;[.A285]-[.$L$36])">
            <text:p/>
          </table:table-cell>
          <table:table-cell table:formula="of:=IF(ISBLANK([.G285]);&quot;&quot;;IF([.G285]&lt;2000;2000-[.G285];0))">
            <text:p/>
          </table:table-cell>
        </table:table-row>
        <table:table-row table:style-name="ro1">
          <table:table-cell table:number-columns-repeated="11"/>
          <table:table-cell table:formula="of:=IF(ISBLANK([.A286]);&quot;&quot;;[.A286]-[.$L$36])">
            <text:p/>
          </table:table-cell>
          <table:table-cell table:formula="of:=IF(ISBLANK([.G286]);&quot;&quot;;IF([.G286]&lt;2000;2000-[.G286];0))">
            <text:p/>
          </table:table-cell>
        </table:table-row>
        <table:table-row table:style-name="ro1">
          <table:table-cell table:number-columns-repeated="11"/>
          <table:table-cell table:formula="of:=IF(ISBLANK([.A287]);&quot;&quot;;[.A287]-[.$L$36])">
            <text:p/>
          </table:table-cell>
          <table:table-cell table:formula="of:=IF(ISBLANK([.G287]);&quot;&quot;;IF([.G287]&lt;2000;2000-[.G287];0))">
            <text:p/>
          </table:table-cell>
        </table:table-row>
        <table:table-row table:style-name="ro1">
          <table:table-cell table:number-columns-repeated="11"/>
          <table:table-cell table:formula="of:=IF(ISBLANK([.A288]);&quot;&quot;;[.A288]-[.$L$36])">
            <text:p/>
          </table:table-cell>
          <table:table-cell table:formula="of:=IF(ISBLANK([.G288]);&quot;&quot;;IF([.G288]&lt;2000;2000-[.G288];0))">
            <text:p/>
          </table:table-cell>
        </table:table-row>
        <table:table-row table:style-name="ro1">
          <table:table-cell table:number-columns-repeated="11"/>
          <table:table-cell table:formula="of:=IF(ISBLANK([.A289]);&quot;&quot;;[.A289]-[.$L$36])">
            <text:p/>
          </table:table-cell>
          <table:table-cell table:formula="of:=IF(ISBLANK([.G289]);&quot;&quot;;IF([.G289]&lt;2000;2000-[.G289];0))">
            <text:p/>
          </table:table-cell>
        </table:table-row>
        <table:table-row table:style-name="ro1">
          <table:table-cell table:number-columns-repeated="11"/>
          <table:table-cell table:formula="of:=IF(ISBLANK([.A290]);&quot;&quot;;[.A290]-[.$L$36])">
            <text:p/>
          </table:table-cell>
          <table:table-cell table:formula="of:=IF(ISBLANK([.G290]);&quot;&quot;;IF([.G290]&lt;2000;2000-[.G290];0))">
            <text:p/>
          </table:table-cell>
        </table:table-row>
        <table:table-row table:style-name="ro1">
          <table:table-cell table:number-columns-repeated="11"/>
          <table:table-cell table:formula="of:=IF(ISBLANK([.A291]);&quot;&quot;;[.A291]-[.$L$36])">
            <text:p/>
          </table:table-cell>
          <table:table-cell table:formula="of:=IF(ISBLANK([.G291]);&quot;&quot;;IF([.G291]&lt;2000;2000-[.G291];0))">
            <text:p/>
          </table:table-cell>
        </table:table-row>
        <table:table-row table:style-name="ro1">
          <table:table-cell table:number-columns-repeated="11"/>
          <table:table-cell table:formula="of:=IF(ISBLANK([.A292]);&quot;&quot;;[.A292]-[.$L$36])">
            <text:p/>
          </table:table-cell>
          <table:table-cell table:formula="of:=IF(ISBLANK([.G292]);&quot;&quot;;IF([.G292]&lt;2000;2000-[.G292];0))">
            <text:p/>
          </table:table-cell>
        </table:table-row>
        <table:table-row table:style-name="ro1">
          <table:table-cell table:number-columns-repeated="11"/>
          <table:table-cell table:formula="of:=IF(ISBLANK([.A293]);&quot;&quot;;[.A293]-[.$L$36])">
            <text:p/>
          </table:table-cell>
          <table:table-cell table:formula="of:=IF(ISBLANK([.G293]);&quot;&quot;;IF([.G293]&lt;2000;2000-[.G293];0))">
            <text:p/>
          </table:table-cell>
        </table:table-row>
        <table:table-row table:style-name="ro1">
          <table:table-cell table:number-columns-repeated="11"/>
          <table:table-cell table:formula="of:=IF(ISBLANK([.A294]);&quot;&quot;;[.A294]-[.$L$36])">
            <text:p/>
          </table:table-cell>
          <table:table-cell table:formula="of:=IF(ISBLANK([.G294]);&quot;&quot;;IF([.G294]&lt;2000;2000-[.G294];0))">
            <text:p/>
          </table:table-cell>
        </table:table-row>
        <table:table-row table:style-name="ro1">
          <table:table-cell table:number-columns-repeated="11"/>
          <table:table-cell table:formula="of:=IF(ISBLANK([.A295]);&quot;&quot;;[.A295]-[.$L$36])">
            <text:p/>
          </table:table-cell>
          <table:table-cell table:formula="of:=IF(ISBLANK([.G295]);&quot;&quot;;IF([.G295]&lt;2000;2000-[.G295];0))">
            <text:p/>
          </table:table-cell>
        </table:table-row>
        <table:table-row table:style-name="ro1">
          <table:table-cell table:number-columns-repeated="11"/>
          <table:table-cell table:formula="of:=IF(ISBLANK([.A296]);&quot;&quot;;[.A296]-[.$L$36])">
            <text:p/>
          </table:table-cell>
          <table:table-cell table:formula="of:=IF(ISBLANK([.G296]);&quot;&quot;;IF([.G296]&lt;2000;2000-[.G296];0))">
            <text:p/>
          </table:table-cell>
        </table:table-row>
        <table:table-row table:style-name="ro1">
          <table:table-cell table:number-columns-repeated="11"/>
          <table:table-cell table:formula="of:=IF(ISBLANK([.A297]);&quot;&quot;;[.A297]-[.$L$36])">
            <text:p/>
          </table:table-cell>
          <table:table-cell table:formula="of:=IF(ISBLANK([.G297]);&quot;&quot;;IF([.G297]&lt;2000;2000-[.G297];0))">
            <text:p/>
          </table:table-cell>
        </table:table-row>
        <table:table-row table:style-name="ro1">
          <table:table-cell table:number-columns-repeated="11"/>
          <table:table-cell table:formula="of:=IF(ISBLANK([.A298]);&quot;&quot;;[.A298]-[.$L$36])">
            <text:p/>
          </table:table-cell>
          <table:table-cell table:formula="of:=IF(ISBLANK([.G298]);&quot;&quot;;IF([.G298]&lt;2000;2000-[.G298];0))">
            <text:p/>
          </table:table-cell>
        </table:table-row>
        <table:table-row table:style-name="ro1">
          <table:table-cell table:number-columns-repeated="11"/>
          <table:table-cell table:formula="of:=IF(ISBLANK([.A299]);&quot;&quot;;[.A299]-[.$L$36])">
            <text:p/>
          </table:table-cell>
          <table:table-cell table:formula="of:=IF(ISBLANK([.G299]);&quot;&quot;;IF([.G299]&lt;2000;2000-[.G299];0))">
            <text:p/>
          </table:table-cell>
        </table:table-row>
        <table:table-row table:style-name="ro1">
          <table:table-cell table:number-columns-repeated="11"/>
          <table:table-cell table:formula="of:=IF(ISBLANK([.A300]);&quot;&quot;;[.A300]-[.$L$36])">
            <text:p/>
          </table:table-cell>
          <table:table-cell table:formula="of:=IF(ISBLANK([.G300]);&quot;&quot;;IF([.G300]&lt;2000;2000-[.G300];0))">
            <text:p/>
          </table:table-cell>
        </table:table-row>
        <table:table-row table:style-name="ro1">
          <table:table-cell table:number-columns-repeated="11"/>
          <table:table-cell table:formula="of:=IF(ISBLANK([.A301]);&quot;&quot;;[.A301]-[.$L$36])">
            <text:p/>
          </table:table-cell>
          <table:table-cell table:formula="of:=IF(ISBLANK([.G301]);&quot;&quot;;IF([.G301]&lt;2000;2000-[.G301];0))">
            <text:p/>
          </table:table-cell>
        </table:table-row>
        <table:table-row table:style-name="ro1">
          <table:table-cell table:number-columns-repeated="11"/>
          <table:table-cell table:formula="of:=IF(ISBLANK([.A302]);&quot;&quot;;[.A302]-[.$L$36])">
            <text:p/>
          </table:table-cell>
          <table:table-cell table:formula="of:=IF(ISBLANK([.G302]);&quot;&quot;;IF([.G302]&lt;2000;2000-[.G302];0))">
            <text:p/>
          </table:table-cell>
        </table:table-row>
        <table:table-row table:style-name="ro1">
          <table:table-cell table:number-columns-repeated="11"/>
          <table:table-cell table:formula="of:=IF(ISBLANK([.A303]);&quot;&quot;;[.A303]-[.$L$36])">
            <text:p/>
          </table:table-cell>
          <table:table-cell table:formula="of:=IF(ISBLANK([.G303]);&quot;&quot;;IF([.G303]&lt;2000;2000-[.G303];0))">
            <text:p/>
          </table:table-cell>
        </table:table-row>
        <table:table-row table:style-name="ro1">
          <table:table-cell table:number-columns-repeated="11"/>
          <table:table-cell table:formula="of:=IF(ISBLANK([.A304]);&quot;&quot;;[.A304]-[.$L$36])">
            <text:p/>
          </table:table-cell>
          <table:table-cell table:formula="of:=IF(ISBLANK([.G304]);&quot;&quot;;IF([.G304]&lt;2000;2000-[.G304];0))">
            <text:p/>
          </table:table-cell>
        </table:table-row>
        <table:table-row table:style-name="ro1">
          <table:table-cell table:number-columns-repeated="11"/>
          <table:table-cell table:formula="of:=IF(ISBLANK([.A305]);&quot;&quot;;[.A305]-[.$L$36])">
            <text:p/>
          </table:table-cell>
          <table:table-cell table:formula="of:=IF(ISBLANK([.G305]);&quot;&quot;;IF([.G305]&lt;2000;2000-[.G305];0))">
            <text:p/>
          </table:table-cell>
        </table:table-row>
        <table:table-row table:style-name="ro1">
          <table:table-cell table:number-columns-repeated="11"/>
          <table:table-cell table:formula="of:=IF(ISBLANK([.A306]);&quot;&quot;;[.A306]-[.$L$36])">
            <text:p/>
          </table:table-cell>
          <table:table-cell table:formula="of:=IF(ISBLANK([.G306]);&quot;&quot;;IF([.G306]&lt;2000;2000-[.G306];0))">
            <text:p/>
          </table:table-cell>
        </table:table-row>
        <table:table-row table:style-name="ro1">
          <table:table-cell table:number-columns-repeated="11"/>
          <table:table-cell table:formula="of:=IF(ISBLANK([.A307]);&quot;&quot;;[.A307]-[.$L$36])">
            <text:p/>
          </table:table-cell>
          <table:table-cell table:formula="of:=IF(ISBLANK([.G307]);&quot;&quot;;IF([.G307]&lt;2000;2000-[.G307];0))">
            <text:p/>
          </table:table-cell>
        </table:table-row>
        <table:table-row table:style-name="ro1">
          <table:table-cell table:number-columns-repeated="11"/>
          <table:table-cell table:formula="of:=IF(ISBLANK([.A308]);&quot;&quot;;[.A308]-[.$L$36])">
            <text:p/>
          </table:table-cell>
          <table:table-cell table:formula="of:=IF(ISBLANK([.G308]);&quot;&quot;;IF([.G308]&lt;2000;2000-[.G308];0))">
            <text:p/>
          </table:table-cell>
        </table:table-row>
        <table:table-row table:style-name="ro1">
          <table:table-cell table:number-columns-repeated="11"/>
          <table:table-cell table:formula="of:=IF(ISBLANK([.A309]);&quot;&quot;;[.A309]-[.$L$36])">
            <text:p/>
          </table:table-cell>
          <table:table-cell table:formula="of:=IF(ISBLANK([.G309]);&quot;&quot;;IF([.G309]&lt;2000;2000-[.G309];0))">
            <text:p/>
          </table:table-cell>
        </table:table-row>
        <table:table-row table:style-name="ro1">
          <table:table-cell table:number-columns-repeated="11"/>
          <table:table-cell table:formula="of:=IF(ISBLANK([.A310]);&quot;&quot;;[.A310]-[.$L$36])">
            <text:p/>
          </table:table-cell>
          <table:table-cell table:formula="of:=IF(ISBLANK([.G310]);&quot;&quot;;IF([.G310]&lt;2000;2000-[.G310];0))">
            <text:p/>
          </table:table-cell>
        </table:table-row>
        <table:table-row table:style-name="ro1">
          <table:table-cell table:number-columns-repeated="11"/>
          <table:table-cell table:formula="of:=IF(ISBLANK([.A311]);&quot;&quot;;[.A311]-[.$L$36])">
            <text:p/>
          </table:table-cell>
          <table:table-cell table:formula="of:=IF(ISBLANK([.G311]);&quot;&quot;;IF([.G311]&lt;2000;2000-[.G311];0))">
            <text:p/>
          </table:table-cell>
        </table:table-row>
        <table:table-row table:style-name="ro1">
          <table:table-cell table:number-columns-repeated="11"/>
          <table:table-cell table:formula="of:=IF(ISBLANK([.A312]);&quot;&quot;;[.A312]-[.$L$36])">
            <text:p/>
          </table:table-cell>
          <table:table-cell table:formula="of:=IF(ISBLANK([.G312]);&quot;&quot;;IF([.G312]&lt;2000;2000-[.G312];0))">
            <text:p/>
          </table:table-cell>
        </table:table-row>
        <table:table-row table:style-name="ro1">
          <table:table-cell table:number-columns-repeated="11"/>
          <table:table-cell table:formula="of:=IF(ISBLANK([.A313]);&quot;&quot;;[.A313]-[.$L$36])">
            <text:p/>
          </table:table-cell>
          <table:table-cell table:formula="of:=IF(ISBLANK([.G313]);&quot;&quot;;IF([.G313]&lt;2000;2000-[.G313];0))">
            <text:p/>
          </table:table-cell>
        </table:table-row>
        <table:table-row table:style-name="ro1">
          <table:table-cell table:number-columns-repeated="11"/>
          <table:table-cell table:formula="of:=IF(ISBLANK([.A314]);&quot;&quot;;[.A314]-[.$L$36])">
            <text:p/>
          </table:table-cell>
          <table:table-cell table:formula="of:=IF(ISBLANK([.G314]);&quot;&quot;;IF([.G314]&lt;2000;2000-[.G314];0))">
            <text:p/>
          </table:table-cell>
        </table:table-row>
        <table:table-row table:style-name="ro1">
          <table:table-cell table:number-columns-repeated="11"/>
          <table:table-cell table:formula="of:=IF(ISBLANK([.A315]);&quot;&quot;;[.A315]-[.$L$36])">
            <text:p/>
          </table:table-cell>
          <table:table-cell table:formula="of:=IF(ISBLANK([.G315]);&quot;&quot;;IF([.G315]&lt;2000;2000-[.G315];0))">
            <text:p/>
          </table:table-cell>
        </table:table-row>
        <table:table-row table:style-name="ro1">
          <table:table-cell table:number-columns-repeated="11"/>
          <table:table-cell table:formula="of:=IF(ISBLANK([.A316]);&quot;&quot;;[.A316]-[.$L$36])">
            <text:p/>
          </table:table-cell>
          <table:table-cell table:formula="of:=IF(ISBLANK([.G316]);&quot;&quot;;IF([.G316]&lt;2000;2000-[.G316];0))">
            <text:p/>
          </table:table-cell>
        </table:table-row>
        <table:table-row table:style-name="ro1">
          <table:table-cell table:number-columns-repeated="11"/>
          <table:table-cell table:formula="of:=IF(ISBLANK([.A317]);&quot;&quot;;[.A317]-[.$L$36])">
            <text:p/>
          </table:table-cell>
          <table:table-cell table:formula="of:=IF(ISBLANK([.G317]);&quot;&quot;;IF([.G317]&lt;2000;2000-[.G317];0))">
            <text:p/>
          </table:table-cell>
        </table:table-row>
        <table:table-row table:style-name="ro1">
          <table:table-cell table:number-columns-repeated="11"/>
          <table:table-cell table:formula="of:=IF(ISBLANK([.A318]);&quot;&quot;;[.A318]-[.$L$36])">
            <text:p/>
          </table:table-cell>
          <table:table-cell table:formula="of:=IF(ISBLANK([.G318]);&quot;&quot;;IF([.G318]&lt;2000;2000-[.G318];0))">
            <text:p/>
          </table:table-cell>
        </table:table-row>
        <table:table-row table:style-name="ro1">
          <table:table-cell table:number-columns-repeated="11"/>
          <table:table-cell table:formula="of:=IF(ISBLANK([.A319]);&quot;&quot;;[.A319]-[.$L$36])">
            <text:p/>
          </table:table-cell>
          <table:table-cell table:formula="of:=IF(ISBLANK([.G319]);&quot;&quot;;IF([.G319]&lt;2000;2000-[.G319];0))">
            <text:p/>
          </table:table-cell>
        </table:table-row>
        <table:table-row table:style-name="ro1">
          <table:table-cell table:number-columns-repeated="11"/>
          <table:table-cell table:formula="of:=IF(ISBLANK([.A320]);&quot;&quot;;[.A320]-[.$L$36])">
            <text:p/>
          </table:table-cell>
          <table:table-cell table:formula="of:=IF(ISBLANK([.G320]);&quot;&quot;;IF([.G320]&lt;2000;2000-[.G320];0))">
            <text:p/>
          </table:table-cell>
        </table:table-row>
        <table:table-row table:style-name="ro1">
          <table:table-cell table:number-columns-repeated="11"/>
          <table:table-cell table:formula="of:=IF(ISBLANK([.A321]);&quot;&quot;;[.A321]-[.$L$36])">
            <text:p/>
          </table:table-cell>
          <table:table-cell table:formula="of:=IF(ISBLANK([.G321]);&quot;&quot;;IF([.G321]&lt;2000;2000-[.G321];0))">
            <text:p/>
          </table:table-cell>
        </table:table-row>
        <table:table-row table:style-name="ro1">
          <table:table-cell table:number-columns-repeated="11"/>
          <table:table-cell table:formula="of:=IF(ISBLANK([.A322]);&quot;&quot;;[.A322]-[.$L$36])">
            <text:p/>
          </table:table-cell>
          <table:table-cell table:formula="of:=IF(ISBLANK([.G322]);&quot;&quot;;IF([.G322]&lt;2000;2000-[.G322];0))">
            <text:p/>
          </table:table-cell>
        </table:table-row>
        <table:table-row table:style-name="ro1">
          <table:table-cell table:number-columns-repeated="11"/>
          <table:table-cell table:formula="of:=IF(ISBLANK([.A323]);&quot;&quot;;[.A323]-[.$L$36])">
            <text:p/>
          </table:table-cell>
          <table:table-cell table:formula="of:=IF(ISBLANK([.G323]);&quot;&quot;;IF([.G323]&lt;2000;2000-[.G323];0))">
            <text:p/>
          </table:table-cell>
        </table:table-row>
        <table:table-row table:style-name="ro1">
          <table:table-cell table:number-columns-repeated="11"/>
          <table:table-cell table:formula="of:=IF(ISBLANK([.A324]);&quot;&quot;;[.A324]-[.$L$36])">
            <text:p/>
          </table:table-cell>
          <table:table-cell table:formula="of:=IF(ISBLANK([.G324]);&quot;&quot;;IF([.G324]&lt;2000;2000-[.G324];0))">
            <text:p/>
          </table:table-cell>
        </table:table-row>
        <table:table-row table:style-name="ro1">
          <table:table-cell table:number-columns-repeated="11"/>
          <table:table-cell table:formula="of:=IF(ISBLANK([.A325]);&quot;&quot;;[.A325]-[.$L$36])">
            <text:p/>
          </table:table-cell>
          <table:table-cell table:formula="of:=IF(ISBLANK([.G325]);&quot;&quot;;IF([.G325]&lt;2000;2000-[.G325];0))">
            <text:p/>
          </table:table-cell>
        </table:table-row>
        <table:table-row table:style-name="ro1">
          <table:table-cell table:number-columns-repeated="11"/>
          <table:table-cell table:formula="of:=IF(ISBLANK([.A326]);&quot;&quot;;[.A326]-[.$L$36])">
            <text:p/>
          </table:table-cell>
          <table:table-cell table:formula="of:=IF(ISBLANK([.G326]);&quot;&quot;;IF([.G326]&lt;2000;2000-[.G326];0))">
            <text:p/>
          </table:table-cell>
        </table:table-row>
        <table:table-row table:style-name="ro1">
          <table:table-cell table:number-columns-repeated="11"/>
          <table:table-cell table:formula="of:=IF(ISBLANK([.A327]);&quot;&quot;;[.A327]-[.$L$36])">
            <text:p/>
          </table:table-cell>
          <table:table-cell table:formula="of:=IF(ISBLANK([.G327]);&quot;&quot;;IF([.G327]&lt;2000;2000-[.G327];0))">
            <text:p/>
          </table:table-cell>
        </table:table-row>
        <table:table-row table:style-name="ro1">
          <table:table-cell table:number-columns-repeated="11"/>
          <table:table-cell table:formula="of:=IF(ISBLANK([.A328]);&quot;&quot;;[.A328]-[.$L$36])">
            <text:p/>
          </table:table-cell>
          <table:table-cell table:formula="of:=IF(ISBLANK([.G328]);&quot;&quot;;IF([.G328]&lt;2000;2000-[.G328];0))">
            <text:p/>
          </table:table-cell>
        </table:table-row>
        <table:table-row table:style-name="ro1">
          <table:table-cell table:number-columns-repeated="11"/>
          <table:table-cell table:formula="of:=IF(ISBLANK([.A329]);&quot;&quot;;[.A329]-[.$L$36])">
            <text:p/>
          </table:table-cell>
          <table:table-cell table:formula="of:=IF(ISBLANK([.G329]);&quot;&quot;;IF([.G329]&lt;2000;2000-[.G329];0))">
            <text:p/>
          </table:table-cell>
        </table:table-row>
        <table:table-row table:style-name="ro1">
          <table:table-cell table:number-columns-repeated="11"/>
          <table:table-cell table:formula="of:=IF(ISBLANK([.A330]);&quot;&quot;;[.A330]-[.$L$36])">
            <text:p/>
          </table:table-cell>
          <table:table-cell table:formula="of:=IF(ISBLANK([.G330]);&quot;&quot;;IF([.G330]&lt;2000;2000-[.G330];0))">
            <text:p/>
          </table:table-cell>
        </table:table-row>
        <table:table-row table:style-name="ro1">
          <table:table-cell table:number-columns-repeated="11"/>
          <table:table-cell table:formula="of:=IF(ISBLANK([.A331]);&quot;&quot;;[.A331]-[.$L$36])">
            <text:p/>
          </table:table-cell>
          <table:table-cell table:formula="of:=IF(ISBLANK([.G331]);&quot;&quot;;IF([.G331]&lt;2000;2000-[.G331];0))">
            <text:p/>
          </table:table-cell>
        </table:table-row>
        <table:table-row table:style-name="ro1">
          <table:table-cell table:number-columns-repeated="11"/>
          <table:table-cell table:formula="of:=IF(ISBLANK([.A332]);&quot;&quot;;[.A332]-[.$L$36])">
            <text:p/>
          </table:table-cell>
          <table:table-cell table:formula="of:=IF(ISBLANK([.G332]);&quot;&quot;;IF([.G332]&lt;2000;2000-[.G332];0))">
            <text:p/>
          </table:table-cell>
        </table:table-row>
        <table:table-row table:style-name="ro1">
          <table:table-cell table:number-columns-repeated="11"/>
          <table:table-cell table:formula="of:=IF(ISBLANK([.A333]);&quot;&quot;;[.A333]-[.$L$36])">
            <text:p/>
          </table:table-cell>
          <table:table-cell table:formula="of:=IF(ISBLANK([.G333]);&quot;&quot;;IF([.G333]&lt;2000;2000-[.G333];0))">
            <text:p/>
          </table:table-cell>
        </table:table-row>
        <table:table-row table:style-name="ro1">
          <table:table-cell table:number-columns-repeated="11"/>
          <table:table-cell table:formula="of:=IF(ISBLANK([.A334]);&quot;&quot;;[.A334]-[.$L$36])">
            <text:p/>
          </table:table-cell>
          <table:table-cell table:formula="of:=IF(ISBLANK([.G334]);&quot;&quot;;IF([.G334]&lt;2000;2000-[.G334];0))">
            <text:p/>
          </table:table-cell>
        </table:table-row>
        <table:table-row table:style-name="ro1">
          <table:table-cell table:number-columns-repeated="11"/>
          <table:table-cell table:formula="of:=IF(ISBLANK([.A335]);&quot;&quot;;[.A335]-[.$L$36])">
            <text:p/>
          </table:table-cell>
          <table:table-cell table:formula="of:=IF(ISBLANK([.G335]);&quot;&quot;;IF([.G335]&lt;2000;2000-[.G335];0))">
            <text:p/>
          </table:table-cell>
        </table:table-row>
        <table:table-row table:style-name="ro1">
          <table:table-cell table:number-columns-repeated="11"/>
          <table:table-cell table:formula="of:=IF(ISBLANK([.A336]);&quot;&quot;;[.A336]-[.$L$36])">
            <text:p/>
          </table:table-cell>
          <table:table-cell table:formula="of:=IF(ISBLANK([.G336]);&quot;&quot;;IF([.G336]&lt;2000;2000-[.G336];0))">
            <text:p/>
          </table:table-cell>
        </table:table-row>
        <table:table-row table:style-name="ro1">
          <table:table-cell table:number-columns-repeated="11"/>
          <table:table-cell table:formula="of:=IF(ISBLANK([.A337]);&quot;&quot;;[.A337]-[.$L$36])">
            <text:p/>
          </table:table-cell>
          <table:table-cell table:formula="of:=IF(ISBLANK([.G337]);&quot;&quot;;IF([.G337]&lt;2000;2000-[.G337];0))">
            <text:p/>
          </table:table-cell>
        </table:table-row>
        <table:table-row table:style-name="ro1">
          <table:table-cell table:number-columns-repeated="11"/>
          <table:table-cell table:formula="of:=IF(ISBLANK([.A338]);&quot;&quot;;[.A338]-[.$L$36])">
            <text:p/>
          </table:table-cell>
          <table:table-cell table:formula="of:=IF(ISBLANK([.G338]);&quot;&quot;;IF([.G338]&lt;2000;2000-[.G338];0))">
            <text:p/>
          </table:table-cell>
        </table:table-row>
        <table:table-row table:style-name="ro1">
          <table:table-cell table:number-columns-repeated="11"/>
          <table:table-cell table:formula="of:=IF(ISBLANK([.A339]);&quot;&quot;;[.A339]-[.$L$36])">
            <text:p/>
          </table:table-cell>
          <table:table-cell table:formula="of:=IF(ISBLANK([.G339]);&quot;&quot;;IF([.G339]&lt;2000;2000-[.G339];0))">
            <text:p/>
          </table:table-cell>
        </table:table-row>
        <table:table-row table:style-name="ro1">
          <table:table-cell table:number-columns-repeated="11"/>
          <table:table-cell table:formula="of:=IF(ISBLANK([.A340]);&quot;&quot;;[.A340]-[.$L$36])">
            <text:p/>
          </table:table-cell>
          <table:table-cell table:formula="of:=IF(ISBLANK([.G340]);&quot;&quot;;IF([.G340]&lt;2000;2000-[.G340];0))">
            <text:p/>
          </table:table-cell>
        </table:table-row>
        <table:table-row table:style-name="ro1">
          <table:table-cell table:number-columns-repeated="11"/>
          <table:table-cell table:formula="of:=IF(ISBLANK([.A341]);&quot;&quot;;[.A341]-[.$L$36])">
            <text:p/>
          </table:table-cell>
          <table:table-cell table:formula="of:=IF(ISBLANK([.G341]);&quot;&quot;;IF([.G341]&lt;2000;2000-[.G341];0))">
            <text:p/>
          </table:table-cell>
        </table:table-row>
        <table:table-row table:style-name="ro1">
          <table:table-cell table:number-columns-repeated="11"/>
          <table:table-cell table:formula="of:=IF(ISBLANK([.A342]);&quot;&quot;;[.A342]-[.$L$36])">
            <text:p/>
          </table:table-cell>
          <table:table-cell table:formula="of:=IF(ISBLANK([.G342]);&quot;&quot;;IF([.G342]&lt;2000;2000-[.G342];0))">
            <text:p/>
          </table:table-cell>
        </table:table-row>
        <table:table-row table:style-name="ro1">
          <table:table-cell table:number-columns-repeated="11"/>
          <table:table-cell table:formula="of:=IF(ISBLANK([.A343]);&quot;&quot;;[.A343]-[.$L$36])">
            <text:p/>
          </table:table-cell>
          <table:table-cell table:formula="of:=IF(ISBLANK([.G343]);&quot;&quot;;IF([.G343]&lt;2000;2000-[.G343];0))">
            <text:p/>
          </table:table-cell>
        </table:table-row>
        <table:table-row table:style-name="ro1">
          <table:table-cell table:number-columns-repeated="11"/>
          <table:table-cell table:formula="of:=IF(ISBLANK([.A344]);&quot;&quot;;[.A344]-[.$L$36])">
            <text:p/>
          </table:table-cell>
          <table:table-cell table:formula="of:=IF(ISBLANK([.G344]);&quot;&quot;;IF([.G344]&lt;2000;2000-[.G344];0))">
            <text:p/>
          </table:table-cell>
        </table:table-row>
        <table:table-row table:style-name="ro1">
          <table:table-cell table:number-columns-repeated="11"/>
          <table:table-cell table:formula="of:=IF(ISBLANK([.A345]);&quot;&quot;;[.A345]-[.$L$36])">
            <text:p/>
          </table:table-cell>
          <table:table-cell table:formula="of:=IF(ISBLANK([.G345]);&quot;&quot;;IF([.G345]&lt;2000;2000-[.G345];0))">
            <text:p/>
          </table:table-cell>
        </table:table-row>
        <table:table-row table:style-name="ro1">
          <table:table-cell table:number-columns-repeated="11"/>
          <table:table-cell table:formula="of:=IF(ISBLANK([.A346]);&quot;&quot;;[.A346]-[.$L$36])">
            <text:p/>
          </table:table-cell>
          <table:table-cell table:formula="of:=IF(ISBLANK([.G346]);&quot;&quot;;IF([.G346]&lt;2000;2000-[.G346];0))">
            <text:p/>
          </table:table-cell>
        </table:table-row>
        <table:table-row table:style-name="ro1">
          <table:table-cell table:number-columns-repeated="11"/>
          <table:table-cell table:formula="of:=IF(ISBLANK([.A347]);&quot;&quot;;[.A347]-[.$L$36])">
            <text:p/>
          </table:table-cell>
          <table:table-cell table:formula="of:=IF(ISBLANK([.G347]);&quot;&quot;;IF([.G347]&lt;2000;2000-[.G347];0))">
            <text:p/>
          </table:table-cell>
        </table:table-row>
        <table:table-row table:style-name="ro1">
          <table:table-cell table:number-columns-repeated="11"/>
          <table:table-cell table:formula="of:=IF(ISBLANK([.A348]);&quot;&quot;;[.A348]-[.$L$36])">
            <text:p/>
          </table:table-cell>
          <table:table-cell table:formula="of:=IF(ISBLANK([.G348]);&quot;&quot;;IF([.G348]&lt;2000;2000-[.G348];0))">
            <text:p/>
          </table:table-cell>
        </table:table-row>
        <table:table-row table:style-name="ro1">
          <table:table-cell table:number-columns-repeated="11"/>
          <table:table-cell table:formula="of:=IF(ISBLANK([.A349]);&quot;&quot;;[.A349]-[.$L$36])">
            <text:p/>
          </table:table-cell>
          <table:table-cell table:formula="of:=IF(ISBLANK([.G349]);&quot;&quot;;IF([.G349]&lt;2000;2000-[.G349];0))">
            <text:p/>
          </table:table-cell>
        </table:table-row>
        <table:table-row table:style-name="ro1">
          <table:table-cell table:number-columns-repeated="11"/>
          <table:table-cell table:formula="of:=IF(ISBLANK([.A350]);&quot;&quot;;[.A350]-[.$L$36])">
            <text:p/>
          </table:table-cell>
          <table:table-cell table:formula="of:=IF(ISBLANK([.G350]);&quot;&quot;;IF([.G350]&lt;2000;2000-[.G350];0))">
            <text:p/>
          </table:table-cell>
        </table:table-row>
        <table:table-row table:style-name="ro1">
          <table:table-cell table:number-columns-repeated="11"/>
          <table:table-cell table:formula="of:=IF(ISBLANK([.A351]);&quot;&quot;;[.A351]-[.$L$36])">
            <text:p/>
          </table:table-cell>
          <table:table-cell table:formula="of:=IF(ISBLANK([.G351]);&quot;&quot;;IF([.G351]&lt;2000;2000-[.G351];0))">
            <text:p/>
          </table:table-cell>
        </table:table-row>
        <table:table-row table:style-name="ro1">
          <table:table-cell table:number-columns-repeated="11"/>
          <table:table-cell table:formula="of:=IF(ISBLANK([.A352]);&quot;&quot;;[.A352]-[.$L$36])">
            <text:p/>
          </table:table-cell>
          <table:table-cell table:formula="of:=IF(ISBLANK([.G352]);&quot;&quot;;IF([.G352]&lt;2000;2000-[.G352];0))">
            <text:p/>
          </table:table-cell>
        </table:table-row>
        <table:table-row table:style-name="ro1">
          <table:table-cell table:number-columns-repeated="11"/>
          <table:table-cell table:formula="of:=IF(ISBLANK([.A353]);&quot;&quot;;[.A353]-[.$L$36])">
            <text:p/>
          </table:table-cell>
          <table:table-cell table:formula="of:=IF(ISBLANK([.G353]);&quot;&quot;;IF([.G353]&lt;2000;2000-[.G353];0))">
            <text:p/>
          </table:table-cell>
        </table:table-row>
        <table:table-row table:style-name="ro1">
          <table:table-cell table:number-columns-repeated="11"/>
          <table:table-cell table:formula="of:=IF(ISBLANK([.A354]);&quot;&quot;;[.A354]-[.$L$36])">
            <text:p/>
          </table:table-cell>
          <table:table-cell table:formula="of:=IF(ISBLANK([.G354]);&quot;&quot;;IF([.G354]&lt;2000;2000-[.G354];0))">
            <text:p/>
          </table:table-cell>
        </table:table-row>
        <table:table-row table:style-name="ro1">
          <table:table-cell table:number-columns-repeated="11"/>
          <table:table-cell table:formula="of:=IF(ISBLANK([.A355]);&quot;&quot;;[.A355]-[.$L$36])">
            <text:p/>
          </table:table-cell>
          <table:table-cell table:formula="of:=IF(ISBLANK([.G355]);&quot;&quot;;IF([.G355]&lt;2000;2000-[.G355];0))">
            <text:p/>
          </table:table-cell>
        </table:table-row>
        <table:table-row table:style-name="ro1">
          <table:table-cell table:number-columns-repeated="11"/>
          <table:table-cell table:formula="of:=IF(ISBLANK([.A356]);&quot;&quot;;[.A356]-[.$L$36])">
            <text:p/>
          </table:table-cell>
          <table:table-cell table:formula="of:=IF(ISBLANK([.G356]);&quot;&quot;;IF([.G356]&lt;2000;2000-[.G356];0))">
            <text:p/>
          </table:table-cell>
        </table:table-row>
        <table:table-row table:style-name="ro1">
          <table:table-cell table:number-columns-repeated="11"/>
          <table:table-cell table:formula="of:=IF(ISBLANK([.A357]);&quot;&quot;;[.A357]-[.$L$36])">
            <text:p/>
          </table:table-cell>
          <table:table-cell table:formula="of:=IF(ISBLANK([.G357]);&quot;&quot;;IF([.G357]&lt;2000;2000-[.G357];0))">
            <text:p/>
          </table:table-cell>
        </table:table-row>
        <table:table-row table:style-name="ro1">
          <table:table-cell table:number-columns-repeated="11"/>
          <table:table-cell table:formula="of:=IF(ISBLANK([.A358]);&quot;&quot;;[.A358]-[.$L$36])">
            <text:p/>
          </table:table-cell>
          <table:table-cell table:formula="of:=IF(ISBLANK([.G358]);&quot;&quot;;IF([.G358]&lt;2000;2000-[.G358];0))">
            <text:p/>
          </table:table-cell>
        </table:table-row>
        <table:table-row table:style-name="ro1">
          <table:table-cell table:number-columns-repeated="11"/>
          <table:table-cell table:formula="of:=IF(ISBLANK([.A359]);&quot;&quot;;[.A359]-[.$L$36])">
            <text:p/>
          </table:table-cell>
          <table:table-cell table:formula="of:=IF(ISBLANK([.G359]);&quot;&quot;;IF([.G359]&lt;2000;2000-[.G359];0))">
            <text:p/>
          </table:table-cell>
        </table:table-row>
        <table:table-row table:style-name="ro1">
          <table:table-cell table:number-columns-repeated="11"/>
          <table:table-cell table:formula="of:=IF(ISBLANK([.A360]);&quot;&quot;;[.A360]-[.$L$36])">
            <text:p/>
          </table:table-cell>
          <table:table-cell table:formula="of:=IF(ISBLANK([.G360]);&quot;&quot;;IF([.G360]&lt;2000;2000-[.G360];0))">
            <text:p/>
          </table:table-cell>
        </table:table-row>
        <table:table-row table:style-name="ro1">
          <table:table-cell table:number-columns-repeated="11"/>
          <table:table-cell table:formula="of:=IF(ISBLANK([.A361]);&quot;&quot;;[.A361]-[.$L$36])">
            <text:p/>
          </table:table-cell>
          <table:table-cell table:formula="of:=IF(ISBLANK([.G361]);&quot;&quot;;IF([.G361]&lt;2000;2000-[.G361];0))">
            <text:p/>
          </table:table-cell>
        </table:table-row>
        <table:table-row table:style-name="ro1">
          <table:table-cell table:number-columns-repeated="11"/>
          <table:table-cell table:formula="of:=IF(ISBLANK([.A362]);&quot;&quot;;[.A362]-[.$L$36])">
            <text:p/>
          </table:table-cell>
          <table:table-cell table:formula="of:=IF(ISBLANK([.G362]);&quot;&quot;;IF([.G362]&lt;2000;2000-[.G362];0))">
            <text:p/>
          </table:table-cell>
        </table:table-row>
        <table:table-row table:style-name="ro1">
          <table:table-cell table:number-columns-repeated="11"/>
          <table:table-cell table:formula="of:=IF(ISBLANK([.A363]);&quot;&quot;;[.A363]-[.$L$36])">
            <text:p/>
          </table:table-cell>
          <table:table-cell table:formula="of:=IF(ISBLANK([.G363]);&quot;&quot;;IF([.G363]&lt;2000;2000-[.G363];0))">
            <text:p/>
          </table:table-cell>
        </table:table-row>
        <table:table-row table:style-name="ro1">
          <table:table-cell table:number-columns-repeated="11"/>
          <table:table-cell table:formula="of:=IF(ISBLANK([.A364]);&quot;&quot;;[.A364]-[.$L$36])">
            <text:p/>
          </table:table-cell>
          <table:table-cell table:formula="of:=IF(ISBLANK([.G364]);&quot;&quot;;IF([.G364]&lt;2000;2000-[.G364];0))">
            <text:p/>
          </table:table-cell>
        </table:table-row>
        <table:table-row table:style-name="ro1">
          <table:table-cell table:number-columns-repeated="11"/>
          <table:table-cell table:formula="of:=IF(ISBLANK([.A365]);&quot;&quot;;[.A365]-[.$L$36])">
            <text:p/>
          </table:table-cell>
          <table:table-cell table:formula="of:=IF(ISBLANK([.G365]);&quot;&quot;;IF([.G365]&lt;2000;2000-[.G365];0))">
            <text:p/>
          </table:table-cell>
        </table:table-row>
        <table:table-row table:style-name="ro1">
          <table:table-cell table:number-columns-repeated="11"/>
          <table:table-cell table:formula="of:=IF(ISBLANK([.A366]);&quot;&quot;;[.A366]-[.$L$36])">
            <text:p/>
          </table:table-cell>
          <table:table-cell table:formula="of:=IF(ISBLANK([.G366]);&quot;&quot;;IF([.G366]&lt;2000;2000-[.G366];0))">
            <text:p/>
          </table:table-cell>
        </table:table-row>
        <table:table-row table:style-name="ro1">
          <table:table-cell table:number-columns-repeated="11"/>
          <table:table-cell table:formula="of:=IF(ISBLANK([.A367]);&quot;&quot;;[.A367]-[.$L$36])">
            <text:p/>
          </table:table-cell>
          <table:table-cell table:formula="of:=IF(ISBLANK([.G367]);&quot;&quot;;IF([.G367]&lt;2000;2000-[.G367];0))">
            <text:p/>
          </table:table-cell>
        </table:table-row>
        <table:table-row table:style-name="ro1">
          <table:table-cell table:number-columns-repeated="11"/>
          <table:table-cell table:formula="of:=IF(ISBLANK([.A368]);&quot;&quot;;[.A368]-[.$L$36])">
            <text:p/>
          </table:table-cell>
          <table:table-cell table:formula="of:=IF(ISBLANK([.G368]);&quot;&quot;;IF([.G368]&lt;2000;2000-[.G368];0))">
            <text:p/>
          </table:table-cell>
        </table:table-row>
        <table:table-row table:style-name="ro1">
          <table:table-cell table:number-columns-repeated="11"/>
          <table:table-cell table:formula="of:=IF(ISBLANK([.A369]);&quot;&quot;;[.A369]-[.$L$36])">
            <text:p/>
          </table:table-cell>
          <table:table-cell table:formula="of:=IF(ISBLANK([.G369]);&quot;&quot;;IF([.G369]&lt;2000;2000-[.G369];0))">
            <text:p/>
          </table:table-cell>
        </table:table-row>
        <table:table-row table:style-name="ro1">
          <table:table-cell table:number-columns-repeated="11"/>
          <table:table-cell table:formula="of:=IF(ISBLANK([.A370]);&quot;&quot;;[.A370]-[.$L$36])">
            <text:p/>
          </table:table-cell>
          <table:table-cell table:formula="of:=IF(ISBLANK([.G370]);&quot;&quot;;IF([.G370]&lt;2000;2000-[.G370];0))">
            <text:p/>
          </table:table-cell>
        </table:table-row>
        <table:table-row table:style-name="ro1">
          <table:table-cell table:number-columns-repeated="11"/>
          <table:table-cell table:formula="of:=IF(ISBLANK([.A371]);&quot;&quot;;[.A371]-[.$L$36])">
            <text:p/>
          </table:table-cell>
          <table:table-cell table:formula="of:=IF(ISBLANK([.G371]);&quot;&quot;;IF([.G371]&lt;2000;2000-[.G371];0))">
            <text:p/>
          </table:table-cell>
        </table:table-row>
        <table:table-row table:style-name="ro1">
          <table:table-cell table:number-columns-repeated="11"/>
          <table:table-cell table:formula="of:=IF(ISBLANK([.A372]);&quot;&quot;;[.A372]-[.$L$36])">
            <text:p/>
          </table:table-cell>
          <table:table-cell table:formula="of:=IF(ISBLANK([.G372]);&quot;&quot;;IF([.G372]&lt;2000;2000-[.G372];0))">
            <text:p/>
          </table:table-cell>
        </table:table-row>
        <table:table-row table:style-name="ro1">
          <table:table-cell table:number-columns-repeated="11"/>
          <table:table-cell table:formula="of:=IF(ISBLANK([.A373]);&quot;&quot;;[.A373]-[.$L$36])">
            <text:p/>
          </table:table-cell>
          <table:table-cell table:formula="of:=IF(ISBLANK([.G373]);&quot;&quot;;IF([.G373]&lt;2000;2000-[.G373];0))">
            <text:p/>
          </table:table-cell>
        </table:table-row>
        <table:table-row table:style-name="ro1">
          <table:table-cell table:number-columns-repeated="11"/>
          <table:table-cell table:formula="of:=IF(ISBLANK([.A374]);&quot;&quot;;[.A374]-[.$L$36])">
            <text:p/>
          </table:table-cell>
          <table:table-cell table:formula="of:=IF(ISBLANK([.G374]);&quot;&quot;;IF([.G374]&lt;2000;2000-[.G374];0))">
            <text:p/>
          </table:table-cell>
        </table:table-row>
        <table:table-row table:style-name="ro1">
          <table:table-cell table:number-columns-repeated="11"/>
          <table:table-cell table:formula="of:=IF(ISBLANK([.A375]);&quot;&quot;;[.A375]-[.$L$36])">
            <text:p/>
          </table:table-cell>
          <table:table-cell table:formula="of:=IF(ISBLANK([.G375]);&quot;&quot;;IF([.G375]&lt;2000;2000-[.G375];0))">
            <text:p/>
          </table:table-cell>
        </table:table-row>
        <table:table-row table:style-name="ro1">
          <table:table-cell table:number-columns-repeated="11"/>
          <table:table-cell table:formula="of:=IF(ISBLANK([.A376]);&quot;&quot;;[.A376]-[.$L$36])">
            <text:p/>
          </table:table-cell>
          <table:table-cell table:formula="of:=IF(ISBLANK([.G376]);&quot;&quot;;IF([.G376]&lt;2000;2000-[.G376];0))">
            <text:p/>
          </table:table-cell>
        </table:table-row>
        <table:table-row table:style-name="ro1">
          <table:table-cell table:number-columns-repeated="11"/>
          <table:table-cell table:formula="of:=IF(ISBLANK([.A377]);&quot;&quot;;[.A377]-[.$L$36])">
            <text:p/>
          </table:table-cell>
          <table:table-cell table:formula="of:=IF(ISBLANK([.G377]);&quot;&quot;;IF([.G377]&lt;2000;2000-[.G377];0))">
            <text:p/>
          </table:table-cell>
        </table:table-row>
        <table:table-row table:style-name="ro1">
          <table:table-cell table:number-columns-repeated="11"/>
          <table:table-cell table:formula="of:=IF(ISBLANK([.A378]);&quot;&quot;;[.A378]-[.$L$36])">
            <text:p/>
          </table:table-cell>
          <table:table-cell table:formula="of:=IF(ISBLANK([.G378]);&quot;&quot;;IF([.G378]&lt;2000;2000-[.G378];0))">
            <text:p/>
          </table:table-cell>
        </table:table-row>
        <table:table-row table:style-name="ro1">
          <table:table-cell table:number-columns-repeated="11"/>
          <table:table-cell table:formula="of:=IF(ISBLANK([.A379]);&quot;&quot;;[.A379]-[.$L$36])">
            <text:p/>
          </table:table-cell>
          <table:table-cell table:formula="of:=IF(ISBLANK([.G379]);&quot;&quot;;IF([.G379]&lt;2000;2000-[.G379];0))">
            <text:p/>
          </table:table-cell>
        </table:table-row>
        <table:table-row table:style-name="ro1">
          <table:table-cell table:number-columns-repeated="11"/>
          <table:table-cell table:formula="of:=IF(ISBLANK([.A380]);&quot;&quot;;[.A380]-[.$L$36])">
            <text:p/>
          </table:table-cell>
          <table:table-cell table:formula="of:=IF(ISBLANK([.G380]);&quot;&quot;;IF([.G380]&lt;2000;2000-[.G380];0))">
            <text:p/>
          </table:table-cell>
        </table:table-row>
        <table:table-row table:style-name="ro1">
          <table:table-cell table:number-columns-repeated="11"/>
          <table:table-cell table:formula="of:=IF(ISBLANK([.A381]);&quot;&quot;;[.A381]-[.$L$36])">
            <text:p/>
          </table:table-cell>
          <table:table-cell table:formula="of:=IF(ISBLANK([.G381]);&quot;&quot;;IF([.G381]&lt;2000;2000-[.G381];0))">
            <text:p/>
          </table:table-cell>
        </table:table-row>
        <table:table-row table:style-name="ro1">
          <table:table-cell table:number-columns-repeated="11"/>
          <table:table-cell table:formula="of:=IF(ISBLANK([.A382]);&quot;&quot;;[.A382]-[.$L$36])">
            <text:p/>
          </table:table-cell>
          <table:table-cell table:formula="of:=IF(ISBLANK([.G382]);&quot;&quot;;IF([.G382]&lt;2000;2000-[.G382];0))">
            <text:p/>
          </table:table-cell>
        </table:table-row>
        <table:table-row table:style-name="ro1">
          <table:table-cell table:number-columns-repeated="11"/>
          <table:table-cell table:formula="of:=IF(ISBLANK([.A383]);&quot;&quot;;[.A383]-[.$L$36])">
            <text:p/>
          </table:table-cell>
          <table:table-cell table:formula="of:=IF(ISBLANK([.G383]);&quot;&quot;;IF([.G383]&lt;2000;2000-[.G383];0))">
            <text:p/>
          </table:table-cell>
        </table:table-row>
        <table:table-row table:style-name="ro1">
          <table:table-cell table:number-columns-repeated="11"/>
          <table:table-cell table:formula="of:=IF(ISBLANK([.A384]);&quot;&quot;;[.A384]-[.$L$36])">
            <text:p/>
          </table:table-cell>
          <table:table-cell table:formula="of:=IF(ISBLANK([.G384]);&quot;&quot;;IF([.G384]&lt;2000;2000-[.G384];0))">
            <text:p/>
          </table:table-cell>
        </table:table-row>
        <table:table-row table:style-name="ro1">
          <table:table-cell table:number-columns-repeated="11"/>
          <table:table-cell table:formula="of:=IF(ISBLANK([.A385]);&quot;&quot;;[.A385]-[.$L$36])">
            <text:p/>
          </table:table-cell>
          <table:table-cell table:formula="of:=IF(ISBLANK([.G385]);&quot;&quot;;IF([.G385]&lt;2000;2000-[.G385];0))">
            <text:p/>
          </table:table-cell>
        </table:table-row>
        <table:table-row table:style-name="ro1">
          <table:table-cell table:number-columns-repeated="11"/>
          <table:table-cell table:formula="of:=IF(ISBLANK([.A386]);&quot;&quot;;[.A386]-[.$L$36])">
            <text:p/>
          </table:table-cell>
          <table:table-cell table:formula="of:=IF(ISBLANK([.G386]);&quot;&quot;;IF([.G386]&lt;2000;2000-[.G386];0))">
            <text:p/>
          </table:table-cell>
        </table:table-row>
        <table:table-row table:style-name="ro1">
          <table:table-cell table:number-columns-repeated="11"/>
          <table:table-cell table:formula="of:=IF(ISBLANK([.A387]);&quot;&quot;;[.A387]-[.$L$36])">
            <text:p/>
          </table:table-cell>
          <table:table-cell table:formula="of:=IF(ISBLANK([.G387]);&quot;&quot;;IF([.G387]&lt;2000;2000-[.G387];0))">
            <text:p/>
          </table:table-cell>
        </table:table-row>
        <table:table-row table:style-name="ro1">
          <table:table-cell table:number-columns-repeated="11"/>
          <table:table-cell table:formula="of:=IF(ISBLANK([.A388]);&quot;&quot;;[.A388]-[.$L$36])">
            <text:p/>
          </table:table-cell>
          <table:table-cell table:formula="of:=IF(ISBLANK([.G388]);&quot;&quot;;IF([.G388]&lt;2000;2000-[.G388];0))">
            <text:p/>
          </table:table-cell>
        </table:table-row>
        <table:table-row table:style-name="ro1">
          <table:table-cell table:number-columns-repeated="11"/>
          <table:table-cell table:formula="of:=IF(ISBLANK([.A389]);&quot;&quot;;[.A389]-[.$L$36])">
            <text:p/>
          </table:table-cell>
          <table:table-cell table:formula="of:=IF(ISBLANK([.G389]);&quot;&quot;;IF([.G389]&lt;2000;2000-[.G389];0))">
            <text:p/>
          </table:table-cell>
        </table:table-row>
        <table:table-row table:style-name="ro1">
          <table:table-cell table:number-columns-repeated="11"/>
          <table:table-cell table:formula="of:=IF(ISBLANK([.A390]);&quot;&quot;;[.A390]-[.$L$36])">
            <text:p/>
          </table:table-cell>
          <table:table-cell table:formula="of:=IF(ISBLANK([.G390]);&quot;&quot;;IF([.G390]&lt;2000;2000-[.G390];0))">
            <text:p/>
          </table:table-cell>
        </table:table-row>
        <table:table-row table:style-name="ro1">
          <table:table-cell table:number-columns-repeated="11"/>
          <table:table-cell table:formula="of:=IF(ISBLANK([.A391]);&quot;&quot;;[.A391]-[.$L$36])">
            <text:p/>
          </table:table-cell>
          <table:table-cell table:formula="of:=IF(ISBLANK([.G391]);&quot;&quot;;IF([.G391]&lt;2000;2000-[.G391];0))">
            <text:p/>
          </table:table-cell>
        </table:table-row>
        <table:table-row table:style-name="ro1">
          <table:table-cell table:number-columns-repeated="11"/>
          <table:table-cell table:formula="of:=IF(ISBLANK([.A392]);&quot;&quot;;[.A392]-[.$L$36])">
            <text:p/>
          </table:table-cell>
          <table:table-cell table:formula="of:=IF(ISBLANK([.G392]);&quot;&quot;;IF([.G392]&lt;2000;2000-[.G392];0))">
            <text:p/>
          </table:table-cell>
        </table:table-row>
        <table:table-row table:style-name="ro1">
          <table:table-cell table:number-columns-repeated="11"/>
          <table:table-cell table:formula="of:=IF(ISBLANK([.A393]);&quot;&quot;;[.A393]-[.$L$36])">
            <text:p/>
          </table:table-cell>
          <table:table-cell table:formula="of:=IF(ISBLANK([.G393]);&quot;&quot;;IF([.G393]&lt;2000;2000-[.G393];0))">
            <text:p/>
          </table:table-cell>
        </table:table-row>
        <table:table-row table:style-name="ro1">
          <table:table-cell table:number-columns-repeated="11"/>
          <table:table-cell table:formula="of:=IF(ISBLANK([.A394]);&quot;&quot;;[.A394]-[.$L$36])">
            <text:p/>
          </table:table-cell>
          <table:table-cell table:formula="of:=IF(ISBLANK([.G394]);&quot;&quot;;IF([.G394]&lt;2000;2000-[.G394];0))">
            <text:p/>
          </table:table-cell>
        </table:table-row>
        <table:table-row table:style-name="ro1">
          <table:table-cell table:number-columns-repeated="11"/>
          <table:table-cell table:formula="of:=IF(ISBLANK([.A395]);&quot;&quot;;[.A395]-[.$L$36])">
            <text:p/>
          </table:table-cell>
          <table:table-cell table:formula="of:=IF(ISBLANK([.G395]);&quot;&quot;;IF([.G395]&lt;2000;2000-[.G395];0))">
            <text:p/>
          </table:table-cell>
        </table:table-row>
        <table:table-row table:style-name="ro1">
          <table:table-cell table:number-columns-repeated="11"/>
          <table:table-cell table:formula="of:=IF(ISBLANK([.A396]);&quot;&quot;;[.A396]-[.$L$36])">
            <text:p/>
          </table:table-cell>
          <table:table-cell table:formula="of:=IF(ISBLANK([.G396]);&quot;&quot;;IF([.G396]&lt;2000;2000-[.G396];0))">
            <text:p/>
          </table:table-cell>
        </table:table-row>
        <table:table-row table:style-name="ro1">
          <table:table-cell table:number-columns-repeated="11"/>
          <table:table-cell table:formula="of:=IF(ISBLANK([.A397]);&quot;&quot;;[.A397]-[.$L$36])">
            <text:p/>
          </table:table-cell>
          <table:table-cell table:formula="of:=IF(ISBLANK([.G397]);&quot;&quot;;IF([.G397]&lt;2000;2000-[.G397];0))">
            <text:p/>
          </table:table-cell>
        </table:table-row>
        <table:table-row table:style-name="ro1">
          <table:table-cell table:number-columns-repeated="11"/>
          <table:table-cell table:formula="of:=IF(ISBLANK([.A398]);&quot;&quot;;[.A398]-[.$L$36])">
            <text:p/>
          </table:table-cell>
          <table:table-cell table:formula="of:=IF(ISBLANK([.G398]);&quot;&quot;;IF([.G398]&lt;2000;2000-[.G398];0))">
            <text:p/>
          </table:table-cell>
        </table:table-row>
        <table:table-row table:style-name="ro1">
          <table:table-cell table:number-columns-repeated="11"/>
          <table:table-cell table:formula="of:=IF(ISBLANK([.A399]);&quot;&quot;;[.A399]-[.$L$36])">
            <text:p/>
          </table:table-cell>
          <table:table-cell table:formula="of:=IF(ISBLANK([.G399]);&quot;&quot;;IF([.G399]&lt;2000;2000-[.G399];0))">
            <text:p/>
          </table:table-cell>
        </table:table-row>
        <table:table-row table:style-name="ro1">
          <table:table-cell table:number-columns-repeated="11"/>
          <table:table-cell table:formula="of:=IF(ISBLANK([.A400]);&quot;&quot;;[.A400]-[.$L$36])">
            <text:p/>
          </table:table-cell>
          <table:table-cell table:formula="of:=IF(ISBLANK([.G400]);&quot;&quot;;IF([.G400]&lt;2000;2000-[.G400];0))">
            <text:p/>
          </table:table-cell>
        </table:table-row>
        <table:table-row table:style-name="ro1">
          <table:table-cell table:number-columns-repeated="11"/>
          <table:table-cell table:formula="of:=IF(ISBLANK([.A401]);&quot;&quot;;[.A401]-[.$L$36])">
            <text:p/>
          </table:table-cell>
          <table:table-cell table:formula="of:=IF(ISBLANK([.G401]);&quot;&quot;;IF([.G401]&lt;2000;2000-[.G401];0))">
            <text:p/>
          </table:table-cell>
        </table:table-row>
        <table:table-row table:style-name="ro1">
          <table:table-cell table:number-columns-repeated="11"/>
          <table:table-cell table:formula="of:=IF(ISBLANK([.A402]);&quot;&quot;;[.A402]-[.$L$36])">
            <text:p/>
          </table:table-cell>
          <table:table-cell table:formula="of:=IF(ISBLANK([.G402]);&quot;&quot;;IF([.G402]&lt;2000;2000-[.G402];0))">
            <text:p/>
          </table:table-cell>
        </table:table-row>
        <table:table-row table:style-name="ro1">
          <table:table-cell table:number-columns-repeated="11"/>
          <table:table-cell table:formula="of:=IF(ISBLANK([.A403]);&quot;&quot;;[.A403]-[.$L$36])">
            <text:p/>
          </table:table-cell>
          <table:table-cell table:formula="of:=IF(ISBLANK([.G403]);&quot;&quot;;IF([.G403]&lt;2000;2000-[.G403];0))">
            <text:p/>
          </table:table-cell>
        </table:table-row>
        <table:table-row table:style-name="ro1">
          <table:table-cell table:number-columns-repeated="11"/>
          <table:table-cell table:formula="of:=IF(ISBLANK([.A404]);&quot;&quot;;[.A404]-[.$L$36])">
            <text:p/>
          </table:table-cell>
          <table:table-cell table:formula="of:=IF(ISBLANK([.G404]);&quot;&quot;;IF([.G404]&lt;2000;2000-[.G404];0))">
            <text:p/>
          </table:table-cell>
        </table:table-row>
        <table:table-row table:style-name="ro1">
          <table:table-cell table:number-columns-repeated="11"/>
          <table:table-cell table:formula="of:=IF(ISBLANK([.A405]);&quot;&quot;;[.A405]-[.$L$36])">
            <text:p/>
          </table:table-cell>
          <table:table-cell table:formula="of:=IF(ISBLANK([.G405]);&quot;&quot;;IF([.G405]&lt;2000;2000-[.G405];0))">
            <text:p/>
          </table:table-cell>
        </table:table-row>
        <table:table-row table:style-name="ro1">
          <table:table-cell table:number-columns-repeated="11"/>
          <table:table-cell table:formula="of:=IF(ISBLANK([.A406]);&quot;&quot;;[.A406]-[.$L$36])">
            <text:p/>
          </table:table-cell>
          <table:table-cell table:formula="of:=IF(ISBLANK([.G406]);&quot;&quot;;IF([.G406]&lt;2000;2000-[.G406];0))">
            <text:p/>
          </table:table-cell>
        </table:table-row>
        <table:table-row table:style-name="ro1">
          <table:table-cell table:number-columns-repeated="11"/>
          <table:table-cell table:formula="of:=IF(ISBLANK([.A407]);&quot;&quot;;[.A407]-[.$L$36])">
            <text:p/>
          </table:table-cell>
          <table:table-cell table:formula="of:=IF(ISBLANK([.G407]);&quot;&quot;;IF([.G407]&lt;2000;2000-[.G407];0))">
            <text:p/>
          </table:table-cell>
        </table:table-row>
        <table:table-row table:style-name="ro1">
          <table:table-cell table:number-columns-repeated="11"/>
          <table:table-cell table:formula="of:=IF(ISBLANK([.A408]);&quot;&quot;;[.A408]-[.$L$36])">
            <text:p/>
          </table:table-cell>
          <table:table-cell table:formula="of:=IF(ISBLANK([.G408]);&quot;&quot;;IF([.G408]&lt;2000;2000-[.G408];0))">
            <text:p/>
          </table:table-cell>
        </table:table-row>
        <table:table-row table:style-name="ro1">
          <table:table-cell table:number-columns-repeated="11"/>
          <table:table-cell table:formula="of:=IF(ISBLANK([.A409]);&quot;&quot;;[.A409]-[.$L$36])">
            <text:p/>
          </table:table-cell>
          <table:table-cell table:formula="of:=IF(ISBLANK([.G409]);&quot;&quot;;IF([.G409]&lt;2000;2000-[.G409];0))">
            <text:p/>
          </table:table-cell>
        </table:table-row>
        <table:table-row table:style-name="ro1">
          <table:table-cell table:number-columns-repeated="11"/>
          <table:table-cell table:formula="of:=IF(ISBLANK([.A410]);&quot;&quot;;[.A410]-[.$L$36])">
            <text:p/>
          </table:table-cell>
          <table:table-cell table:formula="of:=IF(ISBLANK([.G410]);&quot;&quot;;IF([.G410]&lt;2000;2000-[.G410];0))">
            <text:p/>
          </table:table-cell>
        </table:table-row>
        <table:table-row table:style-name="ro1">
          <table:table-cell table:number-columns-repeated="11"/>
          <table:table-cell table:formula="of:=IF(ISBLANK([.A411]);&quot;&quot;;[.A411]-[.$L$36])">
            <text:p/>
          </table:table-cell>
          <table:table-cell table:formula="of:=IF(ISBLANK([.G411]);&quot;&quot;;IF([.G411]&lt;2000;2000-[.G411];0))">
            <text:p/>
          </table:table-cell>
        </table:table-row>
        <table:table-row table:style-name="ro1">
          <table:table-cell table:number-columns-repeated="11"/>
          <table:table-cell table:formula="of:=IF(ISBLANK([.A412]);&quot;&quot;;[.A412]-[.$L$36])">
            <text:p/>
          </table:table-cell>
          <table:table-cell table:formula="of:=IF(ISBLANK([.G412]);&quot;&quot;;IF([.G412]&lt;2000;2000-[.G412];0))">
            <text:p/>
          </table:table-cell>
        </table:table-row>
        <table:table-row table:style-name="ro1">
          <table:table-cell table:number-columns-repeated="11"/>
          <table:table-cell table:formula="of:=IF(ISBLANK([.A413]);&quot;&quot;;[.A413]-[.$L$36])">
            <text:p/>
          </table:table-cell>
          <table:table-cell table:formula="of:=IF(ISBLANK([.G413]);&quot;&quot;;IF([.G413]&lt;2000;2000-[.G413];0))">
            <text:p/>
          </table:table-cell>
        </table:table-row>
        <table:table-row table:style-name="ro1">
          <table:table-cell table:number-columns-repeated="11"/>
          <table:table-cell table:formula="of:=IF(ISBLANK([.A414]);&quot;&quot;;[.A414]-[.$L$36])">
            <text:p/>
          </table:table-cell>
          <table:table-cell table:formula="of:=IF(ISBLANK([.G414]);&quot;&quot;;IF([.G414]&lt;2000;2000-[.G414];0))">
            <text:p/>
          </table:table-cell>
        </table:table-row>
        <table:table-row table:style-name="ro1">
          <table:table-cell table:number-columns-repeated="11"/>
          <table:table-cell table:formula="of:=IF(ISBLANK([.A415]);&quot;&quot;;[.A415]-[.$L$36])">
            <text:p/>
          </table:table-cell>
          <table:table-cell table:formula="of:=IF(ISBLANK([.G415]);&quot;&quot;;IF([.G415]&lt;2000;2000-[.G415];0))">
            <text:p/>
          </table:table-cell>
        </table:table-row>
        <table:table-row table:style-name="ro1">
          <table:table-cell table:number-columns-repeated="11"/>
          <table:table-cell table:formula="of:=IF(ISBLANK([.A416]);&quot;&quot;;[.A416]-[.$L$36])">
            <text:p/>
          </table:table-cell>
          <table:table-cell table:formula="of:=IF(ISBLANK([.G416]);&quot;&quot;;IF([.G416]&lt;2000;2000-[.G416];0))">
            <text:p/>
          </table:table-cell>
        </table:table-row>
        <table:table-row table:style-name="ro1">
          <table:table-cell table:number-columns-repeated="11"/>
          <table:table-cell table:formula="of:=IF(ISBLANK([.A417]);&quot;&quot;;[.A417]-[.$L$36])">
            <text:p/>
          </table:table-cell>
          <table:table-cell table:formula="of:=IF(ISBLANK([.G417]);&quot;&quot;;IF([.G417]&lt;2000;2000-[.G417];0))">
            <text:p/>
          </table:table-cell>
        </table:table-row>
        <table:table-row table:style-name="ro1">
          <table:table-cell table:number-columns-repeated="11"/>
          <table:table-cell table:formula="of:=IF(ISBLANK([.A418]);&quot;&quot;;[.A418]-[.$L$36])">
            <text:p/>
          </table:table-cell>
          <table:table-cell table:formula="of:=IF(ISBLANK([.G418]);&quot;&quot;;IF([.G418]&lt;2000;2000-[.G418];0))">
            <text:p/>
          </table:table-cell>
        </table:table-row>
        <table:table-row table:style-name="ro1">
          <table:table-cell table:number-columns-repeated="11"/>
          <table:table-cell table:formula="of:=IF(ISBLANK([.A419]);&quot;&quot;;[.A419]-[.$L$36])">
            <text:p/>
          </table:table-cell>
          <table:table-cell table:formula="of:=IF(ISBLANK([.G419]);&quot;&quot;;IF([.G419]&lt;2000;2000-[.G419];0))">
            <text:p/>
          </table:table-cell>
        </table:table-row>
        <table:table-row table:style-name="ro1">
          <table:table-cell table:number-columns-repeated="11"/>
          <table:table-cell table:formula="of:=IF(ISBLANK([.A420]);&quot;&quot;;[.A420]-[.$L$36])">
            <text:p/>
          </table:table-cell>
          <table:table-cell table:formula="of:=IF(ISBLANK([.G420]);&quot;&quot;;IF([.G420]&lt;2000;2000-[.G420];0))">
            <text:p/>
          </table:table-cell>
        </table:table-row>
        <table:table-row table:style-name="ro1">
          <table:table-cell table:number-columns-repeated="11"/>
          <table:table-cell table:formula="of:=IF(ISBLANK([.A421]);&quot;&quot;;[.A421]-[.$L$36])">
            <text:p/>
          </table:table-cell>
          <table:table-cell table:formula="of:=IF(ISBLANK([.G421]);&quot;&quot;;IF([.G421]&lt;2000;2000-[.G421];0))">
            <text:p/>
          </table:table-cell>
        </table:table-row>
        <table:table-row table:style-name="ro1">
          <table:table-cell table:number-columns-repeated="11"/>
          <table:table-cell table:formula="of:=IF(ISBLANK([.A422]);&quot;&quot;;[.A422]-[.$L$36])">
            <text:p/>
          </table:table-cell>
          <table:table-cell table:formula="of:=IF(ISBLANK([.G422]);&quot;&quot;;IF([.G422]&lt;2000;2000-[.G422];0))">
            <text:p/>
          </table:table-cell>
        </table:table-row>
        <table:table-row table:style-name="ro1">
          <table:table-cell table:number-columns-repeated="11"/>
          <table:table-cell table:formula="of:=IF(ISBLANK([.A423]);&quot;&quot;;[.A423]-[.$L$36])">
            <text:p/>
          </table:table-cell>
          <table:table-cell table:formula="of:=IF(ISBLANK([.G423]);&quot;&quot;;IF([.G423]&lt;2000;2000-[.G423];0))">
            <text:p/>
          </table:table-cell>
        </table:table-row>
        <table:table-row table:style-name="ro1">
          <table:table-cell table:number-columns-repeated="11"/>
          <table:table-cell table:formula="of:=IF(ISBLANK([.A424]);&quot;&quot;;[.A424]-[.$L$36])">
            <text:p/>
          </table:table-cell>
          <table:table-cell table:formula="of:=IF(ISBLANK([.G424]);&quot;&quot;;IF([.G424]&lt;2000;2000-[.G424];0))">
            <text:p/>
          </table:table-cell>
        </table:table-row>
        <table:table-row table:style-name="ro1">
          <table:table-cell table:number-columns-repeated="11"/>
          <table:table-cell table:formula="of:=IF(ISBLANK([.A425]);&quot;&quot;;[.A425]-[.$L$36])">
            <text:p/>
          </table:table-cell>
          <table:table-cell table:formula="of:=IF(ISBLANK([.G425]);&quot;&quot;;IF([.G425]&lt;2000;2000-[.G425];0))">
            <text:p/>
          </table:table-cell>
        </table:table-row>
        <table:table-row table:style-name="ro1">
          <table:table-cell table:number-columns-repeated="11"/>
          <table:table-cell table:formula="of:=IF(ISBLANK([.A426]);&quot;&quot;;[.A426]-[.$L$36])">
            <text:p/>
          </table:table-cell>
          <table:table-cell table:formula="of:=IF(ISBLANK([.G426]);&quot;&quot;;IF([.G426]&lt;2000;2000-[.G426];0))">
            <text:p/>
          </table:table-cell>
        </table:table-row>
        <table:table-row table:style-name="ro1">
          <table:table-cell table:number-columns-repeated="11"/>
          <table:table-cell table:formula="of:=IF(ISBLANK([.A427]);&quot;&quot;;[.A427]-[.$L$36])">
            <text:p/>
          </table:table-cell>
          <table:table-cell table:formula="of:=IF(ISBLANK([.G427]);&quot;&quot;;IF([.G427]&lt;2000;2000-[.G427];0))">
            <text:p/>
          </table:table-cell>
        </table:table-row>
        <table:table-row table:style-name="ro1">
          <table:table-cell table:number-columns-repeated="11"/>
          <table:table-cell table:formula="of:=IF(ISBLANK([.A428]);&quot;&quot;;[.A428]-[.$L$36])">
            <text:p/>
          </table:table-cell>
          <table:table-cell table:formula="of:=IF(ISBLANK([.G428]);&quot;&quot;;IF([.G428]&lt;2000;2000-[.G428];0))">
            <text:p/>
          </table:table-cell>
        </table:table-row>
        <table:table-row table:style-name="ro1">
          <table:table-cell table:number-columns-repeated="11"/>
          <table:table-cell table:formula="of:=IF(ISBLANK([.A429]);&quot;&quot;;[.A429]-[.$L$36])">
            <text:p/>
          </table:table-cell>
          <table:table-cell table:formula="of:=IF(ISBLANK([.G429]);&quot;&quot;;IF([.G429]&lt;2000;2000-[.G429];0))">
            <text:p/>
          </table:table-cell>
        </table:table-row>
        <table:table-row table:style-name="ro1">
          <table:table-cell table:number-columns-repeated="11"/>
          <table:table-cell table:formula="of:=IF(ISBLANK([.A430]);&quot;&quot;;[.A430]-[.$L$36])">
            <text:p/>
          </table:table-cell>
          <table:table-cell table:formula="of:=IF(ISBLANK([.G430]);&quot;&quot;;IF([.G430]&lt;2000;2000-[.G430];0))">
            <text:p/>
          </table:table-cell>
        </table:table-row>
        <table:table-row table:style-name="ro1">
          <table:table-cell table:number-columns-repeated="11"/>
          <table:table-cell table:formula="of:=IF(ISBLANK([.A431]);&quot;&quot;;[.A431]-[.$L$36])">
            <text:p/>
          </table:table-cell>
          <table:table-cell table:formula="of:=IF(ISBLANK([.G431]);&quot;&quot;;IF([.G431]&lt;2000;2000-[.G431];0))">
            <text:p/>
          </table:table-cell>
        </table:table-row>
        <table:table-row table:style-name="ro1">
          <table:table-cell table:number-columns-repeated="11"/>
          <table:table-cell table:formula="of:=IF(ISBLANK([.A432]);&quot;&quot;;[.A432]-[.$L$36])">
            <text:p/>
          </table:table-cell>
          <table:table-cell table:formula="of:=IF(ISBLANK([.G432]);&quot;&quot;;IF([.G432]&lt;2000;2000-[.G432];0))">
            <text:p/>
          </table:table-cell>
        </table:table-row>
        <table:table-row table:style-name="ro1">
          <table:table-cell table:number-columns-repeated="11"/>
          <table:table-cell table:formula="of:=IF(ISBLANK([.A433]);&quot;&quot;;[.A433]-[.$L$36])">
            <text:p/>
          </table:table-cell>
          <table:table-cell table:formula="of:=IF(ISBLANK([.G433]);&quot;&quot;;IF([.G433]&lt;2000;2000-[.G433];0))">
            <text:p/>
          </table:table-cell>
        </table:table-row>
        <table:table-row table:style-name="ro1">
          <table:table-cell table:number-columns-repeated="11"/>
          <table:table-cell table:formula="of:=IF(ISBLANK([.A434]);&quot;&quot;;[.A434]-[.$L$36])">
            <text:p/>
          </table:table-cell>
          <table:table-cell table:formula="of:=IF(ISBLANK([.G434]);&quot;&quot;;IF([.G434]&lt;2000;2000-[.G434];0))">
            <text:p/>
          </table:table-cell>
        </table:table-row>
        <table:table-row table:style-name="ro1">
          <table:table-cell table:number-columns-repeated="11"/>
          <table:table-cell table:formula="of:=IF(ISBLANK([.A435]);&quot;&quot;;[.A435]-[.$L$36])">
            <text:p/>
          </table:table-cell>
          <table:table-cell table:formula="of:=IF(ISBLANK([.G435]);&quot;&quot;;IF([.G435]&lt;2000;2000-[.G435];0))">
            <text:p/>
          </table:table-cell>
        </table:table-row>
        <table:table-row table:style-name="ro1">
          <table:table-cell table:number-columns-repeated="11"/>
          <table:table-cell table:formula="of:=IF(ISBLANK([.A436]);&quot;&quot;;[.A436]-[.$L$36])">
            <text:p/>
          </table:table-cell>
          <table:table-cell table:formula="of:=IF(ISBLANK([.G436]);&quot;&quot;;IF([.G436]&lt;2000;2000-[.G436];0))">
            <text:p/>
          </table:table-cell>
        </table:table-row>
        <table:table-row table:style-name="ro1">
          <table:table-cell table:number-columns-repeated="11"/>
          <table:table-cell table:formula="of:=IF(ISBLANK([.A437]);&quot;&quot;;[.A437]-[.$L$36])">
            <text:p/>
          </table:table-cell>
          <table:table-cell table:formula="of:=IF(ISBLANK([.G437]);&quot;&quot;;IF([.G437]&lt;2000;2000-[.G437];0))">
            <text:p/>
          </table:table-cell>
        </table:table-row>
        <table:table-row table:style-name="ro1">
          <table:table-cell table:number-columns-repeated="11"/>
          <table:table-cell table:formula="of:=IF(ISBLANK([.A438]);&quot;&quot;;[.A438]-[.$L$36])">
            <text:p/>
          </table:table-cell>
          <table:table-cell table:formula="of:=IF(ISBLANK([.G438]);&quot;&quot;;IF([.G438]&lt;2000;2000-[.G438];0))">
            <text:p/>
          </table:table-cell>
        </table:table-row>
        <table:table-row table:style-name="ro1">
          <table:table-cell table:number-columns-repeated="11"/>
          <table:table-cell table:formula="of:=IF(ISBLANK([.A439]);&quot;&quot;;[.A439]-[.$L$36])">
            <text:p/>
          </table:table-cell>
          <table:table-cell table:formula="of:=IF(ISBLANK([.G439]);&quot;&quot;;IF([.G439]&lt;2000;2000-[.G439];0))">
            <text:p/>
          </table:table-cell>
        </table:table-row>
        <table:table-row table:style-name="ro1">
          <table:table-cell table:number-columns-repeated="11"/>
          <table:table-cell table:formula="of:=IF(ISBLANK([.A440]);&quot;&quot;;[.A440]-[.$L$36])">
            <text:p/>
          </table:table-cell>
          <table:table-cell table:formula="of:=IF(ISBLANK([.G440]);&quot;&quot;;IF([.G440]&lt;2000;2000-[.G440];0))">
            <text:p/>
          </table:table-cell>
        </table:table-row>
        <table:table-row table:style-name="ro1">
          <table:table-cell table:number-columns-repeated="11"/>
          <table:table-cell table:formula="of:=IF(ISBLANK([.A441]);&quot;&quot;;[.A441]-[.$L$36])">
            <text:p/>
          </table:table-cell>
          <table:table-cell table:formula="of:=IF(ISBLANK([.G441]);&quot;&quot;;IF([.G441]&lt;2000;2000-[.G441];0))">
            <text:p/>
          </table:table-cell>
        </table:table-row>
        <table:table-row table:style-name="ro1">
          <table:table-cell table:number-columns-repeated="11"/>
          <table:table-cell table:formula="of:=IF(ISBLANK([.A442]);&quot;&quot;;[.A442]-[.$L$36])">
            <text:p/>
          </table:table-cell>
          <table:table-cell table:formula="of:=IF(ISBLANK([.G442]);&quot;&quot;;IF([.G442]&lt;2000;2000-[.G442];0))">
            <text:p/>
          </table:table-cell>
        </table:table-row>
        <table:table-row table:style-name="ro1">
          <table:table-cell table:number-columns-repeated="11"/>
          <table:table-cell table:formula="of:=IF(ISBLANK([.A443]);&quot;&quot;;[.A443]-[.$L$36])">
            <text:p/>
          </table:table-cell>
          <table:table-cell table:formula="of:=IF(ISBLANK([.G443]);&quot;&quot;;IF([.G443]&lt;2000;2000-[.G443];0))">
            <text:p/>
          </table:table-cell>
        </table:table-row>
        <table:table-row table:style-name="ro1">
          <table:table-cell table:number-columns-repeated="11"/>
          <table:table-cell table:formula="of:=IF(ISBLANK([.A444]);&quot;&quot;;[.A444]-[.$L$36])">
            <text:p/>
          </table:table-cell>
          <table:table-cell table:formula="of:=IF(ISBLANK([.G444]);&quot;&quot;;IF([.G444]&lt;2000;2000-[.G444];0))">
            <text:p/>
          </table:table-cell>
        </table:table-row>
        <table:table-row table:style-name="ro1">
          <table:table-cell table:number-columns-repeated="11"/>
          <table:table-cell table:formula="of:=IF(ISBLANK([.A445]);&quot;&quot;;[.A445]-[.$L$36])">
            <text:p/>
          </table:table-cell>
          <table:table-cell table:formula="of:=IF(ISBLANK([.G445]);&quot;&quot;;IF([.G445]&lt;2000;2000-[.G445];0))">
            <text:p/>
          </table:table-cell>
        </table:table-row>
        <table:table-row table:style-name="ro1">
          <table:table-cell table:number-columns-repeated="11"/>
          <table:table-cell table:formula="of:=IF(ISBLANK([.A446]);&quot;&quot;;[.A446]-[.$L$36])">
            <text:p/>
          </table:table-cell>
          <table:table-cell table:formula="of:=IF(ISBLANK([.G446]);&quot;&quot;;IF([.G446]&lt;2000;2000-[.G446];0))">
            <text:p/>
          </table:table-cell>
        </table:table-row>
        <table:table-row table:style-name="ro1">
          <table:table-cell table:number-columns-repeated="11"/>
          <table:table-cell table:formula="of:=IF(ISBLANK([.A447]);&quot;&quot;;[.A447]-[.$L$36])">
            <text:p/>
          </table:table-cell>
          <table:table-cell table:formula="of:=IF(ISBLANK([.G447]);&quot;&quot;;IF([.G447]&lt;2000;2000-[.G447];0))">
            <text:p/>
          </table:table-cell>
        </table:table-row>
        <table:table-row table:style-name="ro1">
          <table:table-cell table:number-columns-repeated="11"/>
          <table:table-cell table:formula="of:=IF(ISBLANK([.A448]);&quot;&quot;;[.A448]-[.$L$36])">
            <text:p/>
          </table:table-cell>
          <table:table-cell table:formula="of:=IF(ISBLANK([.G448]);&quot;&quot;;IF([.G448]&lt;2000;2000-[.G448];0))">
            <text:p/>
          </table:table-cell>
        </table:table-row>
        <table:table-row table:style-name="ro1">
          <table:table-cell table:number-columns-repeated="11"/>
          <table:table-cell table:formula="of:=IF(ISBLANK([.A449]);&quot;&quot;;[.A449]-[.$L$36])">
            <text:p/>
          </table:table-cell>
          <table:table-cell table:formula="of:=IF(ISBLANK([.G449]);&quot;&quot;;IF([.G449]&lt;2000;2000-[.G449];0))">
            <text:p/>
          </table:table-cell>
        </table:table-row>
        <table:table-row table:style-name="ro1">
          <table:table-cell table:number-columns-repeated="11"/>
          <table:table-cell table:formula="of:=IF(ISBLANK([.A450]);&quot;&quot;;[.A450]-[.$L$36])">
            <text:p/>
          </table:table-cell>
          <table:table-cell table:formula="of:=IF(ISBLANK([.G450]);&quot;&quot;;IF([.G450]&lt;2000;2000-[.G450];0))">
            <text:p/>
          </table:table-cell>
        </table:table-row>
        <table:table-row table:style-name="ro1">
          <table:table-cell table:number-columns-repeated="11"/>
          <table:table-cell table:formula="of:=IF(ISBLANK([.A451]);&quot;&quot;;[.A451]-[.$L$36])">
            <text:p/>
          </table:table-cell>
          <table:table-cell table:formula="of:=IF(ISBLANK([.G451]);&quot;&quot;;IF([.G451]&lt;2000;2000-[.G451];0))">
            <text:p/>
          </table:table-cell>
        </table:table-row>
        <table:table-row table:style-name="ro1">
          <table:table-cell table:number-columns-repeated="11"/>
          <table:table-cell table:formula="of:=IF(ISBLANK([.A452]);&quot;&quot;;[.A452]-[.$L$36])">
            <text:p/>
          </table:table-cell>
          <table:table-cell table:formula="of:=IF(ISBLANK([.G452]);&quot;&quot;;IF([.G452]&lt;2000;2000-[.G452];0))">
            <text:p/>
          </table:table-cell>
        </table:table-row>
        <table:table-row table:style-name="ro1">
          <table:table-cell table:number-columns-repeated="11"/>
          <table:table-cell table:formula="of:=IF(ISBLANK([.A453]);&quot;&quot;;[.A453]-[.$L$36])">
            <text:p/>
          </table:table-cell>
          <table:table-cell table:formula="of:=IF(ISBLANK([.G453]);&quot;&quot;;IF([.G453]&lt;2000;2000-[.G453];0))">
            <text:p/>
          </table:table-cell>
        </table:table-row>
        <table:table-row table:style-name="ro1">
          <table:table-cell table:number-columns-repeated="11"/>
          <table:table-cell table:formula="of:=IF(ISBLANK([.A454]);&quot;&quot;;[.A454]-[.$L$36])">
            <text:p/>
          </table:table-cell>
          <table:table-cell table:formula="of:=IF(ISBLANK([.G454]);&quot;&quot;;IF([.G454]&lt;2000;2000-[.G454];0))">
            <text:p/>
          </table:table-cell>
        </table:table-row>
        <table:table-row table:style-name="ro1">
          <table:table-cell table:number-columns-repeated="11"/>
          <table:table-cell table:formula="of:=IF(ISBLANK([.A455]);&quot;&quot;;[.A455]-[.$L$36])">
            <text:p/>
          </table:table-cell>
          <table:table-cell table:formula="of:=IF(ISBLANK([.G455]);&quot;&quot;;IF([.G455]&lt;2000;2000-[.G455];0))">
            <text:p/>
          </table:table-cell>
        </table:table-row>
        <table:table-row table:style-name="ro1">
          <table:table-cell table:number-columns-repeated="11"/>
          <table:table-cell table:formula="of:=IF(ISBLANK([.A456]);&quot;&quot;;[.A456]-[.$L$36])">
            <text:p/>
          </table:table-cell>
          <table:table-cell table:formula="of:=IF(ISBLANK([.G456]);&quot;&quot;;IF([.G456]&lt;2000;2000-[.G456];0))">
            <text:p/>
          </table:table-cell>
        </table:table-row>
        <table:table-row table:style-name="ro1">
          <table:table-cell table:number-columns-repeated="11"/>
          <table:table-cell table:formula="of:=IF(ISBLANK([.A457]);&quot;&quot;;[.A457]-[.$L$36])">
            <text:p/>
          </table:table-cell>
          <table:table-cell table:formula="of:=IF(ISBLANK([.G457]);&quot;&quot;;IF([.G457]&lt;2000;2000-[.G457];0))">
            <text:p/>
          </table:table-cell>
        </table:table-row>
        <table:table-row table:style-name="ro1">
          <table:table-cell table:number-columns-repeated="11"/>
          <table:table-cell table:formula="of:=IF(ISBLANK([.A458]);&quot;&quot;;[.A458]-[.$L$36])">
            <text:p/>
          </table:table-cell>
          <table:table-cell table:formula="of:=IF(ISBLANK([.G458]);&quot;&quot;;IF([.G458]&lt;2000;2000-[.G458];0))">
            <text:p/>
          </table:table-cell>
        </table:table-row>
        <table:table-row table:style-name="ro1">
          <table:table-cell table:number-columns-repeated="11"/>
          <table:table-cell table:formula="of:=IF(ISBLANK([.A459]);&quot;&quot;;[.A459]-[.$L$36])">
            <text:p/>
          </table:table-cell>
          <table:table-cell table:formula="of:=IF(ISBLANK([.G459]);&quot;&quot;;IF([.G459]&lt;2000;2000-[.G459];0))">
            <text:p/>
          </table:table-cell>
        </table:table-row>
        <table:table-row table:style-name="ro1">
          <table:table-cell table:number-columns-repeated="11"/>
          <table:table-cell table:formula="of:=IF(ISBLANK([.A460]);&quot;&quot;;[.A460]-[.$L$36])">
            <text:p/>
          </table:table-cell>
          <table:table-cell table:formula="of:=IF(ISBLANK([.G460]);&quot;&quot;;IF([.G460]&lt;2000;2000-[.G460];0))">
            <text:p/>
          </table:table-cell>
        </table:table-row>
        <table:table-row table:style-name="ro1">
          <table:table-cell table:number-columns-repeated="11"/>
          <table:table-cell table:formula="of:=IF(ISBLANK([.A461]);&quot;&quot;;[.A461]-[.$L$36])">
            <text:p/>
          </table:table-cell>
          <table:table-cell table:formula="of:=IF(ISBLANK([.G461]);&quot;&quot;;IF([.G461]&lt;2000;2000-[.G461];0))">
            <text:p/>
          </table:table-cell>
        </table:table-row>
        <table:table-row table:style-name="ro1">
          <table:table-cell table:number-columns-repeated="11"/>
          <table:table-cell table:formula="of:=IF(ISBLANK([.A462]);&quot;&quot;;[.A462]-[.$L$36])">
            <text:p/>
          </table:table-cell>
          <table:table-cell table:formula="of:=IF(ISBLANK([.G462]);&quot;&quot;;IF([.G462]&lt;2000;2000-[.G462];0))">
            <text:p/>
          </table:table-cell>
        </table:table-row>
        <table:table-row table:style-name="ro1">
          <table:table-cell table:number-columns-repeated="11"/>
          <table:table-cell table:formula="of:=IF(ISBLANK([.A463]);&quot;&quot;;[.A463]-[.$L$36])">
            <text:p/>
          </table:table-cell>
          <table:table-cell table:formula="of:=IF(ISBLANK([.G463]);&quot;&quot;;IF([.G463]&lt;2000;2000-[.G463];0))">
            <text:p/>
          </table:table-cell>
        </table:table-row>
        <table:table-row table:style-name="ro1">
          <table:table-cell table:number-columns-repeated="11"/>
          <table:table-cell table:formula="of:=IF(ISBLANK([.A464]);&quot;&quot;;[.A464]-[.$L$36])">
            <text:p/>
          </table:table-cell>
          <table:table-cell table:formula="of:=IF(ISBLANK([.G464]);&quot;&quot;;IF([.G464]&lt;2000;2000-[.G464];0))">
            <text:p/>
          </table:table-cell>
        </table:table-row>
        <table:table-row table:style-name="ro1">
          <table:table-cell table:number-columns-repeated="11"/>
          <table:table-cell table:formula="of:=IF(ISBLANK([.A465]);&quot;&quot;;[.A465]-[.$L$36])">
            <text:p/>
          </table:table-cell>
          <table:table-cell table:formula="of:=IF(ISBLANK([.G465]);&quot;&quot;;IF([.G465]&lt;2000;2000-[.G465];0))">
            <text:p/>
          </table:table-cell>
        </table:table-row>
        <table:table-row table:style-name="ro1">
          <table:table-cell table:number-columns-repeated="11"/>
          <table:table-cell table:formula="of:=IF(ISBLANK([.A466]);&quot;&quot;;[.A466]-[.$L$36])">
            <text:p/>
          </table:table-cell>
          <table:table-cell table:formula="of:=IF(ISBLANK([.G466]);&quot;&quot;;IF([.G466]&lt;2000;2000-[.G466];0))">
            <text:p/>
          </table:table-cell>
        </table:table-row>
        <table:table-row table:style-name="ro1">
          <table:table-cell table:number-columns-repeated="11"/>
          <table:table-cell table:formula="of:=IF(ISBLANK([.A467]);&quot;&quot;;[.A467]-[.$L$36])">
            <text:p/>
          </table:table-cell>
          <table:table-cell table:formula="of:=IF(ISBLANK([.G467]);&quot;&quot;;IF([.G467]&lt;2000;2000-[.G467];0))">
            <text:p/>
          </table:table-cell>
        </table:table-row>
        <table:table-row table:style-name="ro1">
          <table:table-cell table:number-columns-repeated="11"/>
          <table:table-cell table:formula="of:=IF(ISBLANK([.A468]);&quot;&quot;;[.A468]-[.$L$36])">
            <text:p/>
          </table:table-cell>
          <table:table-cell table:formula="of:=IF(ISBLANK([.G468]);&quot;&quot;;IF([.G468]&lt;2000;2000-[.G468];0))">
            <text:p/>
          </table:table-cell>
        </table:table-row>
        <table:table-row table:style-name="ro1">
          <table:table-cell table:number-columns-repeated="11"/>
          <table:table-cell table:formula="of:=IF(ISBLANK([.A469]);&quot;&quot;;[.A469]-[.$L$36])">
            <text:p/>
          </table:table-cell>
          <table:table-cell table:formula="of:=IF(ISBLANK([.G469]);&quot;&quot;;IF([.G469]&lt;2000;2000-[.G469];0))">
            <text:p/>
          </table:table-cell>
        </table:table-row>
        <table:table-row table:style-name="ro1">
          <table:table-cell table:number-columns-repeated="11"/>
          <table:table-cell table:formula="of:=IF(ISBLANK([.A470]);&quot;&quot;;[.A470]-[.$L$36])">
            <text:p/>
          </table:table-cell>
          <table:table-cell table:formula="of:=IF(ISBLANK([.G470]);&quot;&quot;;IF([.G470]&lt;2000;2000-[.G470];0))">
            <text:p/>
          </table:table-cell>
        </table:table-row>
        <table:table-row table:style-name="ro1">
          <table:table-cell table:number-columns-repeated="11"/>
          <table:table-cell table:formula="of:=IF(ISBLANK([.A471]);&quot;&quot;;[.A471]-[.$L$36])">
            <text:p/>
          </table:table-cell>
          <table:table-cell table:formula="of:=IF(ISBLANK([.G471]);&quot;&quot;;IF([.G471]&lt;2000;2000-[.G471];0))">
            <text:p/>
          </table:table-cell>
        </table:table-row>
        <table:table-row table:style-name="ro1">
          <table:table-cell table:number-columns-repeated="11"/>
          <table:table-cell table:formula="of:=IF(ISBLANK([.A472]);&quot;&quot;;[.A472]-[.$L$36])">
            <text:p/>
          </table:table-cell>
          <table:table-cell table:formula="of:=IF(ISBLANK([.G472]);&quot;&quot;;IF([.G472]&lt;2000;2000-[.G472];0))">
            <text:p/>
          </table:table-cell>
        </table:table-row>
        <table:table-row table:style-name="ro1">
          <table:table-cell table:number-columns-repeated="11"/>
          <table:table-cell table:formula="of:=IF(ISBLANK([.A473]);&quot;&quot;;[.A473]-[.$L$36])">
            <text:p/>
          </table:table-cell>
          <table:table-cell table:formula="of:=IF(ISBLANK([.G473]);&quot;&quot;;IF([.G473]&lt;2000;2000-[.G473];0))">
            <text:p/>
          </table:table-cell>
        </table:table-row>
        <table:table-row table:style-name="ro1">
          <table:table-cell table:number-columns-repeated="11"/>
          <table:table-cell table:formula="of:=IF(ISBLANK([.A474]);&quot;&quot;;[.A474]-[.$L$36])">
            <text:p/>
          </table:table-cell>
          <table:table-cell table:formula="of:=IF(ISBLANK([.G474]);&quot;&quot;;IF([.G474]&lt;2000;2000-[.G474];0))">
            <text:p/>
          </table:table-cell>
        </table:table-row>
        <table:table-row table:style-name="ro1">
          <table:table-cell table:number-columns-repeated="11"/>
          <table:table-cell table:formula="of:=IF(ISBLANK([.A475]);&quot;&quot;;[.A475]-[.$L$36])">
            <text:p/>
          </table:table-cell>
          <table:table-cell table:formula="of:=IF(ISBLANK([.G475]);&quot;&quot;;IF([.G475]&lt;2000;2000-[.G475];0))">
            <text:p/>
          </table:table-cell>
        </table:table-row>
        <table:table-row table:style-name="ro1">
          <table:table-cell table:number-columns-repeated="11"/>
          <table:table-cell table:formula="of:=IF(ISBLANK([.A476]);&quot;&quot;;[.A476]-[.$L$36])">
            <text:p/>
          </table:table-cell>
          <table:table-cell table:formula="of:=IF(ISBLANK([.G476]);&quot;&quot;;IF([.G476]&lt;2000;2000-[.G476];0))">
            <text:p/>
          </table:table-cell>
        </table:table-row>
        <table:table-row table:style-name="ro1">
          <table:table-cell table:number-columns-repeated="11"/>
          <table:table-cell table:formula="of:=IF(ISBLANK([.A477]);&quot;&quot;;[.A477]-[.$L$36])">
            <text:p/>
          </table:table-cell>
          <table:table-cell table:formula="of:=IF(ISBLANK([.G477]);&quot;&quot;;IF([.G477]&lt;2000;2000-[.G477];0))">
            <text:p/>
          </table:table-cell>
        </table:table-row>
        <table:table-row table:style-name="ro1">
          <table:table-cell table:number-columns-repeated="11"/>
          <table:table-cell table:formula="of:=IF(ISBLANK([.A478]);&quot;&quot;;[.A478]-[.$L$36])">
            <text:p/>
          </table:table-cell>
          <table:table-cell table:formula="of:=IF(ISBLANK([.G478]);&quot;&quot;;IF([.G478]&lt;2000;2000-[.G478];0))">
            <text:p/>
          </table:table-cell>
        </table:table-row>
        <table:table-row table:style-name="ro1">
          <table:table-cell table:number-columns-repeated="11"/>
          <table:table-cell table:formula="of:=IF(ISBLANK([.A479]);&quot;&quot;;[.A479]-[.$L$36])">
            <text:p/>
          </table:table-cell>
          <table:table-cell table:formula="of:=IF(ISBLANK([.G479]);&quot;&quot;;IF([.G479]&lt;2000;2000-[.G479];0))">
            <text:p/>
          </table:table-cell>
        </table:table-row>
        <table:table-row table:style-name="ro1">
          <table:table-cell table:number-columns-repeated="11"/>
          <table:table-cell table:formula="of:=IF(ISBLANK([.A480]);&quot;&quot;;[.A480]-[.$L$36])">
            <text:p/>
          </table:table-cell>
          <table:table-cell table:formula="of:=IF(ISBLANK([.G480]);&quot;&quot;;IF([.G480]&lt;2000;2000-[.G480];0))">
            <text:p/>
          </table:table-cell>
        </table:table-row>
        <table:table-row table:style-name="ro1">
          <table:table-cell table:number-columns-repeated="11"/>
          <table:table-cell table:formula="of:=IF(ISBLANK([.A481]);&quot;&quot;;[.A481]-[.$L$36])">
            <text:p/>
          </table:table-cell>
          <table:table-cell table:formula="of:=IF(ISBLANK([.G481]);&quot;&quot;;IF([.G481]&lt;2000;2000-[.G481];0))">
            <text:p/>
          </table:table-cell>
        </table:table-row>
        <table:table-row table:style-name="ro1">
          <table:table-cell table:number-columns-repeated="11"/>
          <table:table-cell table:formula="of:=IF(ISBLANK([.A482]);&quot;&quot;;[.A482]-[.$L$36])">
            <text:p/>
          </table:table-cell>
          <table:table-cell table:formula="of:=IF(ISBLANK([.G482]);&quot;&quot;;IF([.G482]&lt;2000;2000-[.G482];0))">
            <text:p/>
          </table:table-cell>
        </table:table-row>
        <table:table-row table:style-name="ro1">
          <table:table-cell table:number-columns-repeated="11"/>
          <table:table-cell table:formula="of:=IF(ISBLANK([.A483]);&quot;&quot;;[.A483]-[.$L$36])">
            <text:p/>
          </table:table-cell>
          <table:table-cell table:formula="of:=IF(ISBLANK([.G483]);&quot;&quot;;IF([.G483]&lt;2000;2000-[.G483];0))">
            <text:p/>
          </table:table-cell>
        </table:table-row>
        <table:table-row table:style-name="ro1">
          <table:table-cell table:number-columns-repeated="11"/>
          <table:table-cell table:formula="of:=IF(ISBLANK([.A484]);&quot;&quot;;[.A484]-[.$L$36])">
            <text:p/>
          </table:table-cell>
          <table:table-cell table:formula="of:=IF(ISBLANK([.G484]);&quot;&quot;;IF([.G484]&lt;2000;2000-[.G484];0))">
            <text:p/>
          </table:table-cell>
        </table:table-row>
        <table:table-row table:style-name="ro1">
          <table:table-cell table:number-columns-repeated="11"/>
          <table:table-cell table:formula="of:=IF(ISBLANK([.A485]);&quot;&quot;;[.A485]-[.$L$36])">
            <text:p/>
          </table:table-cell>
          <table:table-cell table:formula="of:=IF(ISBLANK([.G485]);&quot;&quot;;IF([.G485]&lt;2000;2000-[.G485];0))">
            <text:p/>
          </table:table-cell>
        </table:table-row>
        <table:table-row table:style-name="ro1">
          <table:table-cell table:number-columns-repeated="11"/>
          <table:table-cell table:formula="of:=IF(ISBLANK([.A486]);&quot;&quot;;[.A486]-[.$L$36])">
            <text:p/>
          </table:table-cell>
          <table:table-cell table:formula="of:=IF(ISBLANK([.G486]);&quot;&quot;;IF([.G486]&lt;2000;2000-[.G486];0))">
            <text:p/>
          </table:table-cell>
        </table:table-row>
        <table:table-row table:style-name="ro1">
          <table:table-cell table:number-columns-repeated="11"/>
          <table:table-cell table:formula="of:=IF(ISBLANK([.A487]);&quot;&quot;;[.A487]-[.$L$36])">
            <text:p/>
          </table:table-cell>
          <table:table-cell table:formula="of:=IF(ISBLANK([.G487]);&quot;&quot;;IF([.G487]&lt;2000;2000-[.G487];0))">
            <text:p/>
          </table:table-cell>
        </table:table-row>
        <table:table-row table:style-name="ro1">
          <table:table-cell table:number-columns-repeated="11"/>
          <table:table-cell table:formula="of:=IF(ISBLANK([.A488]);&quot;&quot;;[.A488]-[.$L$36])">
            <text:p/>
          </table:table-cell>
          <table:table-cell table:formula="of:=IF(ISBLANK([.G488]);&quot;&quot;;IF([.G488]&lt;2000;2000-[.G488];0))">
            <text:p/>
          </table:table-cell>
        </table:table-row>
        <table:table-row table:style-name="ro1">
          <table:table-cell table:number-columns-repeated="11"/>
          <table:table-cell table:formula="of:=IF(ISBLANK([.A489]);&quot;&quot;;[.A489]-[.$L$36])">
            <text:p/>
          </table:table-cell>
          <table:table-cell table:formula="of:=IF(ISBLANK([.G489]);&quot;&quot;;IF([.G489]&lt;2000;2000-[.G489];0))">
            <text:p/>
          </table:table-cell>
        </table:table-row>
        <table:table-row table:style-name="ro1">
          <table:table-cell table:number-columns-repeated="11"/>
          <table:table-cell table:formula="of:=IF(ISBLANK([.A490]);&quot;&quot;;[.A490]-[.$L$36])">
            <text:p/>
          </table:table-cell>
          <table:table-cell table:formula="of:=IF(ISBLANK([.G490]);&quot;&quot;;IF([.G490]&lt;2000;2000-[.G490];0))">
            <text:p/>
          </table:table-cell>
        </table:table-row>
        <table:table-row table:style-name="ro1">
          <table:table-cell table:number-columns-repeated="11"/>
          <table:table-cell table:formula="of:=IF(ISBLANK([.A491]);&quot;&quot;;[.A491]-[.$L$36])">
            <text:p/>
          </table:table-cell>
          <table:table-cell table:formula="of:=IF(ISBLANK([.G491]);&quot;&quot;;IF([.G491]&lt;2000;2000-[.G491];0))">
            <text:p/>
          </table:table-cell>
        </table:table-row>
        <table:table-row table:style-name="ro1">
          <table:table-cell table:number-columns-repeated="11"/>
          <table:table-cell table:formula="of:=IF(ISBLANK([.A492]);&quot;&quot;;[.A492]-[.$L$36])">
            <text:p/>
          </table:table-cell>
          <table:table-cell table:formula="of:=IF(ISBLANK([.G492]);&quot;&quot;;IF([.G492]&lt;2000;2000-[.G492];0))">
            <text:p/>
          </table:table-cell>
        </table:table-row>
        <table:table-row table:style-name="ro1">
          <table:table-cell table:number-columns-repeated="11"/>
          <table:table-cell table:formula="of:=IF(ISBLANK([.A493]);&quot;&quot;;[.A493]-[.$L$36])">
            <text:p/>
          </table:table-cell>
          <table:table-cell table:formula="of:=IF(ISBLANK([.G493]);&quot;&quot;;IF([.G493]&lt;2000;2000-[.G493];0))">
            <text:p/>
          </table:table-cell>
        </table:table-row>
        <table:table-row table:style-name="ro1">
          <table:table-cell table:number-columns-repeated="11"/>
          <table:table-cell table:formula="of:=IF(ISBLANK([.A494]);&quot;&quot;;[.A494]-[.$L$36])">
            <text:p/>
          </table:table-cell>
          <table:table-cell table:formula="of:=IF(ISBLANK([.G494]);&quot;&quot;;IF([.G494]&lt;2000;2000-[.G494];0))">
            <text:p/>
          </table:table-cell>
        </table:table-row>
        <table:table-row table:style-name="ro1">
          <table:table-cell table:number-columns-repeated="11"/>
          <table:table-cell table:formula="of:=IF(ISBLANK([.A495]);&quot;&quot;;[.A495]-[.$L$36])">
            <text:p/>
          </table:table-cell>
          <table:table-cell table:formula="of:=IF(ISBLANK([.G495]);&quot;&quot;;IF([.G495]&lt;2000;2000-[.G495];0))">
            <text:p/>
          </table:table-cell>
        </table:table-row>
        <table:table-row table:style-name="ro1">
          <table:table-cell table:number-columns-repeated="11"/>
          <table:table-cell table:formula="of:=IF(ISBLANK([.A496]);&quot;&quot;;[.A496]-[.$L$36])">
            <text:p/>
          </table:table-cell>
          <table:table-cell table:formula="of:=IF(ISBLANK([.G496]);&quot;&quot;;IF([.G496]&lt;2000;2000-[.G496];0))">
            <text:p/>
          </table:table-cell>
        </table:table-row>
        <table:table-row table:style-name="ro1">
          <table:table-cell table:number-columns-repeated="11"/>
          <table:table-cell table:formula="of:=IF(ISBLANK([.A497]);&quot;&quot;;[.A497]-[.$L$36])">
            <text:p/>
          </table:table-cell>
          <table:table-cell table:formula="of:=IF(ISBLANK([.G497]);&quot;&quot;;IF([.G497]&lt;2000;2000-[.G497];0))">
            <text:p/>
          </table:table-cell>
        </table:table-row>
        <table:table-row table:style-name="ro1">
          <table:table-cell table:number-columns-repeated="11"/>
          <table:table-cell table:formula="of:=IF(ISBLANK([.A498]);&quot;&quot;;[.A498]-[.$L$36])">
            <text:p/>
          </table:table-cell>
          <table:table-cell table:formula="of:=IF(ISBLANK([.G498]);&quot;&quot;;IF([.G498]&lt;2000;2000-[.G498];0))">
            <text:p/>
          </table:table-cell>
        </table:table-row>
        <table:table-row table:style-name="ro1">
          <table:table-cell table:number-columns-repeated="11"/>
          <table:table-cell table:formula="of:=IF(ISBLANK([.A499]);&quot;&quot;;[.A499]-[.$L$36])">
            <text:p/>
          </table:table-cell>
          <table:table-cell table:formula="of:=IF(ISBLANK([.G499]);&quot;&quot;;IF([.G499]&lt;2000;2000-[.G499];0))">
            <text:p/>
          </table:table-cell>
        </table:table-row>
        <table:table-row table:style-name="ro1">
          <table:table-cell table:number-columns-repeated="11"/>
          <table:table-cell table:formula="of:=IF(ISBLANK([.A500]);&quot;&quot;;[.A500]-[.$L$36])">
            <text:p/>
          </table:table-cell>
          <table:table-cell table:formula="of:=IF(ISBLANK([.G500]);&quot;&quot;;IF([.G500]&lt;2000;2000-[.G500];0))">
            <text:p/>
          </table:table-cell>
        </table:table-row>
        <table:table-row table:style-name="ro1">
          <table:table-cell table:number-columns-repeated="11"/>
          <table:table-cell table:formula="of:=IF(ISBLANK([.A501]);&quot;&quot;;[.A501]-[.$L$36])">
            <text:p/>
          </table:table-cell>
          <table:table-cell table:formula="of:=IF(ISBLANK([.G501]);&quot;&quot;;IF([.G501]&lt;2000;2000-[.G501];0))">
            <text:p/>
          </table:table-cell>
        </table:table-row>
        <table:table-row table:style-name="ro1">
          <table:table-cell table:number-columns-repeated="11"/>
          <table:table-cell table:formula="of:=IF(ISBLANK([.A502]);&quot;&quot;;[.A502]-[.$L$36])">
            <text:p/>
          </table:table-cell>
          <table:table-cell table:formula="of:=IF(ISBLANK([.G502]);&quot;&quot;;IF([.G502]&lt;2000;2000-[.G502];0))">
            <text:p/>
          </table:table-cell>
        </table:table-row>
        <table:table-row table:style-name="ro1">
          <table:table-cell table:number-columns-repeated="11"/>
          <table:table-cell table:formula="of:=IF(ISBLANK([.A503]);&quot;&quot;;[.A503]-[.$L$36])">
            <text:p/>
          </table:table-cell>
          <table:table-cell table:formula="of:=IF(ISBLANK([.G503]);&quot;&quot;;IF([.G503]&lt;2000;2000-[.G503];0))">
            <text:p/>
          </table:table-cell>
        </table:table-row>
        <table:table-row table:style-name="ro1">
          <table:table-cell table:number-columns-repeated="11"/>
          <table:table-cell table:formula="of:=IF(ISBLANK([.A504]);&quot;&quot;;[.A504]-[.$L$36])">
            <text:p/>
          </table:table-cell>
          <table:table-cell table:formula="of:=IF(ISBLANK([.G504]);&quot;&quot;;IF([.G504]&lt;2000;2000-[.G504];0))">
            <text:p/>
          </table:table-cell>
        </table:table-row>
        <table:table-row table:style-name="ro1">
          <table:table-cell table:number-columns-repeated="11"/>
          <table:table-cell table:formula="of:=IF(ISBLANK([.A505]);&quot;&quot;;[.A505]-[.$L$36])">
            <text:p/>
          </table:table-cell>
          <table:table-cell table:formula="of:=IF(ISBLANK([.G505]);&quot;&quot;;IF([.G505]&lt;2000;2000-[.G505];0))">
            <text:p/>
          </table:table-cell>
        </table:table-row>
        <table:table-row table:style-name="ro1">
          <table:table-cell table:number-columns-repeated="11"/>
          <table:table-cell table:formula="of:=IF(ISBLANK([.A506]);&quot;&quot;;[.A506]-[.$L$36])">
            <text:p/>
          </table:table-cell>
          <table:table-cell table:formula="of:=IF(ISBLANK([.G506]);&quot;&quot;;IF([.G506]&lt;2000;2000-[.G506];0))">
            <text:p/>
          </table:table-cell>
        </table:table-row>
        <table:table-row table:style-name="ro1">
          <table:table-cell table:number-columns-repeated="11"/>
          <table:table-cell table:formula="of:=IF(ISBLANK([.A507]);&quot;&quot;;[.A507]-[.$L$36])">
            <text:p/>
          </table:table-cell>
          <table:table-cell table:formula="of:=IF(ISBLANK([.G507]);&quot;&quot;;IF([.G507]&lt;2000;2000-[.G507];0))">
            <text:p/>
          </table:table-cell>
        </table:table-row>
        <table:table-row table:style-name="ro1">
          <table:table-cell table:number-columns-repeated="11"/>
          <table:table-cell table:formula="of:=IF(ISBLANK([.A508]);&quot;&quot;;[.A508]-[.$L$36])">
            <text:p/>
          </table:table-cell>
          <table:table-cell table:formula="of:=IF(ISBLANK([.G508]);&quot;&quot;;IF([.G508]&lt;2000;2000-[.G508];0))">
            <text:p/>
          </table:table-cell>
        </table:table-row>
        <table:table-row table:style-name="ro1">
          <table:table-cell table:number-columns-repeated="11"/>
          <table:table-cell table:formula="of:=IF(ISBLANK([.A509]);&quot;&quot;;[.A509]-[.$L$36])">
            <text:p/>
          </table:table-cell>
          <table:table-cell table:formula="of:=IF(ISBLANK([.G509]);&quot;&quot;;IF([.G509]&lt;2000;2000-[.G509];0))">
            <text:p/>
          </table:table-cell>
        </table:table-row>
        <table:table-row table:style-name="ro1">
          <table:table-cell table:number-columns-repeated="11"/>
          <table:table-cell table:formula="of:=IF(ISBLANK([.A510]);&quot;&quot;;[.A510]-[.$L$36])">
            <text:p/>
          </table:table-cell>
          <table:table-cell table:formula="of:=IF(ISBLANK([.G510]);&quot;&quot;;IF([.G510]&lt;2000;2000-[.G510];0))">
            <text:p/>
          </table:table-cell>
        </table:table-row>
        <table:table-row table:style-name="ro1">
          <table:table-cell table:number-columns-repeated="11"/>
          <table:table-cell table:formula="of:=IF(ISBLANK([.A511]);&quot;&quot;;[.A511]-[.$L$36])">
            <text:p/>
          </table:table-cell>
          <table:table-cell table:formula="of:=IF(ISBLANK([.G511]);&quot;&quot;;IF([.G511]&lt;2000;2000-[.G511];0))">
            <text:p/>
          </table:table-cell>
        </table:table-row>
        <table:table-row table:style-name="ro1">
          <table:table-cell table:number-columns-repeated="11"/>
          <table:table-cell table:formula="of:=IF(ISBLANK([.A512]);&quot;&quot;;[.A512]-[.$L$36])">
            <text:p/>
          </table:table-cell>
          <table:table-cell table:formula="of:=IF(ISBLANK([.G512]);&quot;&quot;;IF([.G512]&lt;2000;2000-[.G512];0))">
            <text:p/>
          </table:table-cell>
        </table:table-row>
        <table:table-row table:style-name="ro1">
          <table:table-cell table:number-columns-repeated="11"/>
          <table:table-cell table:formula="of:=IF(ISBLANK([.A513]);&quot;&quot;;[.A513]-[.$L$36])">
            <text:p/>
          </table:table-cell>
          <table:table-cell table:formula="of:=IF(ISBLANK([.G513]);&quot;&quot;;IF([.G513]&lt;2000;2000-[.G513];0))">
            <text:p/>
          </table:table-cell>
        </table:table-row>
        <table:table-row table:style-name="ro1">
          <table:table-cell table:number-columns-repeated="11"/>
          <table:table-cell table:formula="of:=IF(ISBLANK([.A514]);&quot;&quot;;[.A514]-[.$L$36])">
            <text:p/>
          </table:table-cell>
          <table:table-cell table:formula="of:=IF(ISBLANK([.G514]);&quot;&quot;;IF([.G514]&lt;2000;2000-[.G514];0))">
            <text:p/>
          </table:table-cell>
        </table:table-row>
        <table:table-row table:style-name="ro1">
          <table:table-cell table:number-columns-repeated="11"/>
          <table:table-cell table:formula="of:=IF(ISBLANK([.A515]);&quot;&quot;;[.A515]-[.$L$36])">
            <text:p/>
          </table:table-cell>
          <table:table-cell table:formula="of:=IF(ISBLANK([.G515]);&quot;&quot;;IF([.G515]&lt;2000;2000-[.G515];0))">
            <text:p/>
          </table:table-cell>
        </table:table-row>
        <table:table-row table:style-name="ro1">
          <table:table-cell table:number-columns-repeated="11"/>
          <table:table-cell table:formula="of:=IF(ISBLANK([.A516]);&quot;&quot;;[.A516]-[.$L$36])">
            <text:p/>
          </table:table-cell>
          <table:table-cell table:formula="of:=IF(ISBLANK([.G516]);&quot;&quot;;IF([.G516]&lt;2000;2000-[.G516];0))">
            <text:p/>
          </table:table-cell>
        </table:table-row>
        <table:table-row table:style-name="ro1">
          <table:table-cell table:number-columns-repeated="11"/>
          <table:table-cell table:formula="of:=IF(ISBLANK([.A517]);&quot;&quot;;[.A517]-[.$L$36])">
            <text:p/>
          </table:table-cell>
          <table:table-cell table:formula="of:=IF(ISBLANK([.G517]);&quot;&quot;;IF([.G517]&lt;2000;2000-[.G517];0))">
            <text:p/>
          </table:table-cell>
        </table:table-row>
        <table:table-row table:style-name="ro1">
          <table:table-cell table:number-columns-repeated="11"/>
          <table:table-cell table:formula="of:=IF(ISBLANK([.A518]);&quot;&quot;;[.A518]-[.$L$36])">
            <text:p/>
          </table:table-cell>
          <table:table-cell table:formula="of:=IF(ISBLANK([.G518]);&quot;&quot;;IF([.G518]&lt;2000;2000-[.G518];0))">
            <text:p/>
          </table:table-cell>
        </table:table-row>
        <table:table-row table:style-name="ro1">
          <table:table-cell table:number-columns-repeated="11"/>
          <table:table-cell table:formula="of:=IF(ISBLANK([.A519]);&quot;&quot;;[.A519]-[.$L$36])">
            <text:p/>
          </table:table-cell>
          <table:table-cell table:formula="of:=IF(ISBLANK([.G519]);&quot;&quot;;IF([.G519]&lt;2000;2000-[.G519];0))">
            <text:p/>
          </table:table-cell>
        </table:table-row>
        <table:table-row table:style-name="ro1">
          <table:table-cell table:number-columns-repeated="11"/>
          <table:table-cell table:formula="of:=IF(ISBLANK([.A520]);&quot;&quot;;[.A520]-[.$L$36])">
            <text:p/>
          </table:table-cell>
          <table:table-cell table:formula="of:=IF(ISBLANK([.G520]);&quot;&quot;;IF([.G520]&lt;2000;2000-[.G520];0))">
            <text:p/>
          </table:table-cell>
        </table:table-row>
        <table:table-row table:style-name="ro1">
          <table:table-cell table:number-columns-repeated="11"/>
          <table:table-cell table:formula="of:=IF(ISBLANK([.A521]);&quot;&quot;;[.A521]-[.$L$36])">
            <text:p/>
          </table:table-cell>
          <table:table-cell table:formula="of:=IF(ISBLANK([.G521]);&quot;&quot;;IF([.G521]&lt;2000;2000-[.G521];0))">
            <text:p/>
          </table:table-cell>
        </table:table-row>
        <table:table-row table:style-name="ro1">
          <table:table-cell table:number-columns-repeated="11"/>
          <table:table-cell table:formula="of:=IF(ISBLANK([.A522]);&quot;&quot;;[.A522]-[.$L$36])">
            <text:p/>
          </table:table-cell>
          <table:table-cell table:formula="of:=IF(ISBLANK([.G522]);&quot;&quot;;IF([.G522]&lt;2000;2000-[.G522];0))">
            <text:p/>
          </table:table-cell>
        </table:table-row>
        <table:table-row table:style-name="ro1">
          <table:table-cell table:number-columns-repeated="11"/>
          <table:table-cell table:formula="of:=IF(ISBLANK([.A523]);&quot;&quot;;[.A523]-[.$L$36])">
            <text:p/>
          </table:table-cell>
          <table:table-cell table:formula="of:=IF(ISBLANK([.G523]);&quot;&quot;;IF([.G523]&lt;2000;2000-[.G523];0))">
            <text:p/>
          </table:table-cell>
        </table:table-row>
        <table:table-row table:style-name="ro1">
          <table:table-cell table:number-columns-repeated="11"/>
          <table:table-cell table:formula="of:=IF(ISBLANK([.A524]);&quot;&quot;;[.A524]-[.$L$36])">
            <text:p/>
          </table:table-cell>
          <table:table-cell table:formula="of:=IF(ISBLANK([.G524]);&quot;&quot;;IF([.G524]&lt;2000;2000-[.G524];0))">
            <text:p/>
          </table:table-cell>
        </table:table-row>
        <table:table-row table:style-name="ro1">
          <table:table-cell table:number-columns-repeated="11"/>
          <table:table-cell table:formula="of:=IF(ISBLANK([.A525]);&quot;&quot;;[.A525]-[.$L$36])">
            <text:p/>
          </table:table-cell>
          <table:table-cell table:formula="of:=IF(ISBLANK([.G525]);&quot;&quot;;IF([.G525]&lt;2000;2000-[.G525];0))">
            <text:p/>
          </table:table-cell>
        </table:table-row>
        <table:table-row table:style-name="ro1">
          <table:table-cell table:number-columns-repeated="11"/>
          <table:table-cell table:formula="of:=IF(ISBLANK([.A526]);&quot;&quot;;[.A526]-[.$L$36])">
            <text:p/>
          </table:table-cell>
          <table:table-cell table:formula="of:=IF(ISBLANK([.G526]);&quot;&quot;;IF([.G526]&lt;2000;2000-[.G526];0))">
            <text:p/>
          </table:table-cell>
        </table:table-row>
        <table:table-row table:style-name="ro1">
          <table:table-cell table:number-columns-repeated="11"/>
          <table:table-cell table:formula="of:=IF(ISBLANK([.A527]);&quot;&quot;;[.A527]-[.$L$36])">
            <text:p/>
          </table:table-cell>
          <table:table-cell table:formula="of:=IF(ISBLANK([.G527]);&quot;&quot;;IF([.G527]&lt;2000;2000-[.G527];0))">
            <text:p/>
          </table:table-cell>
        </table:table-row>
        <table:table-row table:style-name="ro1">
          <table:table-cell table:number-columns-repeated="11"/>
          <table:table-cell table:formula="of:=IF(ISBLANK([.A528]);&quot;&quot;;[.A528]-[.$L$36])">
            <text:p/>
          </table:table-cell>
          <table:table-cell table:formula="of:=IF(ISBLANK([.G528]);&quot;&quot;;IF([.G528]&lt;2000;2000-[.G528];0))">
            <text:p/>
          </table:table-cell>
        </table:table-row>
        <table:table-row table:style-name="ro1">
          <table:table-cell table:number-columns-repeated="11"/>
          <table:table-cell table:formula="of:=IF(ISBLANK([.A529]);&quot;&quot;;[.A529]-[.$L$36])">
            <text:p/>
          </table:table-cell>
          <table:table-cell table:formula="of:=IF(ISBLANK([.G529]);&quot;&quot;;IF([.G529]&lt;2000;2000-[.G529];0))">
            <text:p/>
          </table:table-cell>
        </table:table-row>
        <table:table-row table:style-name="ro1">
          <table:table-cell table:number-columns-repeated="11"/>
          <table:table-cell table:formula="of:=IF(ISBLANK([.A530]);&quot;&quot;;[.A530]-[.$L$36])">
            <text:p/>
          </table:table-cell>
          <table:table-cell table:formula="of:=IF(ISBLANK([.G530]);&quot;&quot;;IF([.G530]&lt;2000;2000-[.G530];0))">
            <text:p/>
          </table:table-cell>
        </table:table-row>
        <table:table-row table:style-name="ro1">
          <table:table-cell table:number-columns-repeated="11"/>
          <table:table-cell table:formula="of:=IF(ISBLANK([.A531]);&quot;&quot;;[.A531]-[.$L$36])">
            <text:p/>
          </table:table-cell>
          <table:table-cell table:formula="of:=IF(ISBLANK([.G531]);&quot;&quot;;IF([.G531]&lt;2000;2000-[.G531];0))">
            <text:p/>
          </table:table-cell>
        </table:table-row>
        <table:table-row table:style-name="ro1">
          <table:table-cell table:number-columns-repeated="11"/>
          <table:table-cell table:formula="of:=IF(ISBLANK([.A532]);&quot;&quot;;[.A532]-[.$L$36])">
            <text:p/>
          </table:table-cell>
          <table:table-cell table:formula="of:=IF(ISBLANK([.G532]);&quot;&quot;;IF([.G532]&lt;2000;2000-[.G532];0))">
            <text:p/>
          </table:table-cell>
        </table:table-row>
        <table:table-row table:style-name="ro1">
          <table:table-cell table:number-columns-repeated="11"/>
          <table:table-cell table:formula="of:=IF(ISBLANK([.A533]);&quot;&quot;;[.A533]-[.$L$36])">
            <text:p/>
          </table:table-cell>
          <table:table-cell table:formula="of:=IF(ISBLANK([.G533]);&quot;&quot;;IF([.G533]&lt;2000;2000-[.G533];0))">
            <text:p/>
          </table:table-cell>
        </table:table-row>
        <table:table-row table:style-name="ro1">
          <table:table-cell table:number-columns-repeated="11"/>
          <table:table-cell table:formula="of:=IF(ISBLANK([.A534]);&quot;&quot;;[.A534]-[.$L$36])">
            <text:p/>
          </table:table-cell>
          <table:table-cell table:formula="of:=IF(ISBLANK([.G534]);&quot;&quot;;IF([.G534]&lt;2000;2000-[.G534];0))">
            <text:p/>
          </table:table-cell>
        </table:table-row>
        <table:table-row table:style-name="ro1">
          <table:table-cell table:number-columns-repeated="11"/>
          <table:table-cell table:formula="of:=IF(ISBLANK([.A535]);&quot;&quot;;[.A535]-[.$L$36])">
            <text:p/>
          </table:table-cell>
          <table:table-cell table:formula="of:=IF(ISBLANK([.G535]);&quot;&quot;;IF([.G535]&lt;2000;2000-[.G535];0))">
            <text:p/>
          </table:table-cell>
        </table:table-row>
        <table:table-row table:style-name="ro1">
          <table:table-cell table:number-columns-repeated="11"/>
          <table:table-cell table:formula="of:=IF(ISBLANK([.A536]);&quot;&quot;;[.A536]-[.$L$36])">
            <text:p/>
          </table:table-cell>
          <table:table-cell table:formula="of:=IF(ISBLANK([.G536]);&quot;&quot;;IF([.G536]&lt;2000;2000-[.G536];0))">
            <text:p/>
          </table:table-cell>
        </table:table-row>
        <table:table-row table:style-name="ro1">
          <table:table-cell table:number-columns-repeated="11"/>
          <table:table-cell table:formula="of:=IF(ISBLANK([.A537]);&quot;&quot;;[.A537]-[.$L$36])">
            <text:p/>
          </table:table-cell>
          <table:table-cell table:formula="of:=IF(ISBLANK([.G537]);&quot;&quot;;IF([.G537]&lt;2000;2000-[.G537];0))">
            <text:p/>
          </table:table-cell>
        </table:table-row>
        <table:table-row table:style-name="ro1">
          <table:table-cell table:number-columns-repeated="11"/>
          <table:table-cell table:formula="of:=IF(ISBLANK([.A538]);&quot;&quot;;[.A538]-[.$L$36])">
            <text:p/>
          </table:table-cell>
          <table:table-cell table:formula="of:=IF(ISBLANK([.G538]);&quot;&quot;;IF([.G538]&lt;2000;2000-[.G538];0))">
            <text:p/>
          </table:table-cell>
        </table:table-row>
        <table:table-row table:style-name="ro1">
          <table:table-cell table:style-name="ce1" office:value-type="date" office:date-value="2019-07-21T05:00:00" calcext:value-type="date">
            <text:p>2019/7/21 5:00</text:p>
          </table:table-cell>
          <table:table-cell table:number-columns-repeated="10"/>
          <table:table-cell table:formula="of:=IF(ISBLANK([.A539]);&quot;&quot;;[.A539]-[.$L$36])" office:value-type="time" office:time-value="PT05H00M00.00000021S" calcext:value-type="time">
            <text:p>05:00</text:p>
          </table:table-cell>
          <table:table-cell table:formula="of:=IF(ISBLANK([.G539]);&quot;&quot;;IF([.G539]&lt;2000;2000-[.G539];0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 number:title="ユーザー定義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08:51:58.42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4:22:52.903000000</meta:creation-date>
    <dc:date>2019-07-21T15:03:56.533000000</dc:date>
    <meta:editing-duration>PT13H2M30S</meta:editing-duration>
    <meta:editing-cycles>7</meta:editing-cycles>
    <meta:generator>LibreOffice/6.2.4.2$Windows_X86_64 LibreOffice_project/2412653d852ce75f65fbfa83fb7e7b669a126d64</meta:generator>
    <meta:document-statistic meta:table-count="1" meta:cell-count="2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1" number:title="ユーザー定義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minimum="0.208333333333333" chart:maximum="1.20833333333333" chart:interval-major="0.083333333333333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06cm" svg:height="16.001cm" xlink:href=".." xlink:type="simple" chart:class="chart:scatter" chart:style-name="ch1">
        <chart:plot-area chart:style-name="ch2" table:cell-range-address="Sheet1.L38:Sheet1.M539 Sheet1.M37:Sheet1.M37" chart:data-source-has-labels="row" svg:x="0.601cm" svg:y="0.32cm" svg:width="28.858cm" svg:height="15.361cm">
          <chartooo:coordinate-region svg:x="1.408cm" svg:y="0.519cm" svg:width="27.441cm" svg:height="14.5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M38:Sheet1.M539" chart:label-cell-address="Sheet1.M37:Sheet1.M37" chart:class="chart:scatter">
            <chart:domain table:cell-range-address="Sheet1.L38:Sheet1.L539"/>
            <chart:data-point chart:repeated="5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L</text:p>
              </table:table-cell>
              <table:table-cell office:value-type="string">
                <text:p>明るさ</text:p>
                <draw:g>
                  <svg:desc>Sheet1.M37:Sheet1.M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0833333333576">
                <text:p>1.20833333333576</text:p>
                <draw:g>
                  <svg:desc>Sheet1.L38:Sheet1.L539</svg:desc>
                </draw:g>
              </table:table-cell>
              <table:table-cell office:value-type="float" office:value="NaN">
                <text:p>NaN</text:p>
                <draw:g>
                  <svg:desc>Sheet1.M38:Sheet1.M5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5023148146283">
                <text:p>0.625023148146283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1550925927295">
                <text:p>0.621550925927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807870370103">
                <text:p>0.6180787037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4606481482042">
                <text:p>0.61460648148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1134259255778">
                <text:p>0.61113425925577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7662037036789">
                <text:p>0.607662037036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4189814817801">
                <text:p>0.60418981481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717592591536">
                <text:p>0.60071759259153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7245370372548">
                <text:p>0.59724537037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3773148146283">
                <text:p>0.593773148146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0300925927295">
                <text:p>0.5903009259272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82870370103">
                <text:p>0.5868287037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3356481482042">
                <text:p>0.58335648148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9884259255778">
                <text:p>0.5798842592557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6412037036789">
                <text:p>0.57641203703678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2939814817801">
                <text:p>0.5729398148178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9467592591536">
                <text:p>0.5694675925915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611111111124">
                <text:p>0.5661111111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2523148146283">
                <text:p>0.562523148146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9050925927295">
                <text:p>0.55905092592729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5567129631527">
                <text:p>0.55556712963152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2094907405262">
                <text:p>0.55209490740526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8622685186274">
                <text:p>0.54862268518627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5150462960009">
                <text:p>0.54515046296000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1678240741021">
                <text:p>0.54167824074102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8206018522033">
                <text:p>0.53820601852203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4733796295768">
                <text:p>0.53473379629576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3126157407678">
                <text:p>0.5312615740767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7789351850515">
                <text:p>0.52778935185051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4317129631527">
                <text:p>0.52431712963152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0844907405262">
                <text:p>0.52084490740526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7372685186274">
                <text:p>0.517372685186274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3900462960009">
                <text:p>0.51390046296000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0428240741021">
                <text:p>0.51042824074102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6956018522033">
                <text:p>0.50695601852203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3483796295768">
                <text:p>0.50348379629576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001157407678">
                <text:p>0.5000115740767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6539351850515">
                <text:p>0.49653935185051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3067129631527">
                <text:p>0.49306712963152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9594907405262">
                <text:p>0.48959490740526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6122685186274">
                <text:p>0.48612268518627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2650462960009">
                <text:p>0.48265046296000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79178240741021">
                <text:p>0.479178240741021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5706018522033">
                <text:p>0.47570601852203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2233796295768">
                <text:p>0.47223379629576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876157407678">
                <text:p>0.4687615740767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5289351850515">
                <text:p>0.46528935185051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61817129631527">
                <text:p>0.46181712963152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8344907405262">
                <text:p>0.45834490740526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4872685186274">
                <text:p>0.45487268518627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1400462960009">
                <text:p>0.4514004629600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7928240741021">
                <text:p>0.44792824074102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4456018522033">
                <text:p>0.44445601852203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0983796295768">
                <text:p>0.44098379629576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7858796292858">
                <text:p>0.43785879629285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0567129631527">
                <text:p>0.43056712963152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9756944446126">
                <text:p>0.42975694444612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3622685186274">
                <text:p>0.42362268518627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0150462960009">
                <text:p>0.42015046296000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6678240741021">
                <text:p>0.41667824074102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3206018522033">
                <text:p>0.41320601852203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9849537034461">
                <text:p>0.4098495370344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626157407678">
                <text:p>0.4062615740767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2777777781012">
                <text:p>0.40277777778101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9305555554747">
                <text:p>0.39930555555474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5833333335759">
                <text:p>0.39583333333575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2361111109494">
                <text:p>0.392361111109494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8888888890506">
                <text:p>0.3888888888905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5416666664241">
                <text:p>0.385416666664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1944444445253">
                <text:p>0.381944444445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1527777781012">
                <text:p>0.37152777778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68055555554747">
                <text:p>0.36805555555474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4583333335759">
                <text:p>0.364583333335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61111111109494">
                <text:p>0.36111111110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7638888890506">
                <text:p>0.357638888890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4166666664241">
                <text:p>0.354166666664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0798611114442">
                <text:p>0.35079861111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7326388888177">
                <text:p>0.347326388888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3854166669189">
                <text:p>0.343854166669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0381944442925">
                <text:p>0.340381944442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6909722223936">
                <text:p>0.33690972222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33437499997672">
                <text:p>0.333437499997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9965277778683">
                <text:p>0.329965277778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6493055552419">
                <text:p>0.32649305555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302083333343">
                <text:p>0.3230208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9548611114442">
                <text:p>0.31954861111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6076388888177">
                <text:p>0.316076388888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2719907407882">
                <text:p>0.31271990740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9131944442925">
                <text:p>0.309131944442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5659722223936">
                <text:p>0.30565972222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02187499997672">
                <text:p>0.302187499997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8831018517376">
                <text:p>0.298831018517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547453703708">
                <text:p>0.2954745370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177083333343">
                <text:p>0.291770833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8414351853135">
                <text:p>0.28841435185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4814814811398">
                <text:p>0.28481481481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1342592592409">
                <text:p>0.28134259259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7870370373421">
                <text:p>0.277870370373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74398148147156">
                <text:p>0.274398148147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0925925928168">
                <text:p>0.270925925928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7453703701904">
                <text:p>0.26745370370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3981481482915">
                <text:p>0.26398148148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0509259256651">
                <text:p>0.260509259256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7037037037662">
                <text:p>0.257037037037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3564814811398">
                <text:p>0.25356481481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50092592592409">
                <text:p>0.25009259259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6620370373421">
                <text:p>0.246620370373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3148148147156">
                <text:p>0.243148148147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39675925928168">
                <text:p>0.239675925928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6203703701904">
                <text:p>0.23620370370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32719907406135">
                <text:p>0.23271990740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9247685187147">
                <text:p>0.229247685187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5775462960883">
                <text:p>0.225775462960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2303240741894">
                <text:p>0.22230324074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1883101851563">
                <text:p>0.218831018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5358796296641">
                <text:p>0.215358796296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1886574077653">
                <text:p>0.211886574077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8414351851388">
                <text:p>0.20841435185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08333333335759">
                <text:p>0.2083333333357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